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35mm"/>
    </style:style>
    <style:style style:name="co3" style:family="table-column">
      <style:table-column-properties fo:break-before="auto" style:column-width="7.43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LEN([.A3])&gt;3)" style:apply-style-name="Heading" style:base-cell-address="Sheet1.A3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null-year="1583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1" table:number-columns-repeated="13" table:default-cell-style-name="ce1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limates </text:p>
          </table:table-cell>
          <table:table-cell table:style-name="ce2" office:value-type="string" calcext:value-type="string">
            <text:p>Town zone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Min. build year</text:p>
          </table:table-cell>
          <table:table-cell table:style-name="ce2" office:value-type="string" calcext:value-type="string">
            <text:p>Max. build year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Mail generation</text:p>
          </table:table-cell>
          <table:table-cell table:style-name="ce2" office:value-type="string" calcext:value-type="string">
            <text:p>Passenger acceptance (in 1/8 units)</text:p>
          </table:table-cell>
          <table:table-cell table:style-name="ce2" office:value-type="string" calcext:value-type="string">
            <text:p>Mail acceptance (in 1/8 units)</text:p>
          </table:table-cell>
          <table:table-cell table:style-name="ce2" office:value-type="string" calcext:value-type="string">
            <text:p>Goods/food acceptance (in 1/8 units)</text:p>
          </table:table-cell>
          <table:table-cell table:style-name="ce2" office:value-type="string" calcext:value-type="string">
            <text:p>Remove ratings decrease</text:p>
          </table:table-cell>
          <table:table-cell table:style-name="ce2" office:value-type="string" calcext:value-type="string">
            <text:p>Remove cost multiplier </text:p>
          </table:table-cell>
          <table:table-cell office:value-type="string" calcext:value-type="string">
            <text:p>PAS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BDM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ATR</text:p>
          </table:table-cell>
          <table:table-cell office:value-type="string" calcext:value-type="string">
            <text:p>1A</text:p>
          </table:table-cell>
        </table:table-row>
        <table:table-row table:style-name="ro2">
          <table:table-cell table:style-name="ce1" table:number-columns-repeated="14"/>
          <table:table-cell office:value-type="float" office:value="2252" calcext:value-type="float">
            <text:p>2252</text:p>
          </table:table-cell>
          <table:table-cell/>
          <table:table-cell table:formula="of:=[.O2] &amp; &quot; * 6 07 0E 01 02 00 00&quot;" office:value-type="string" office:string-value="2252 * 6 07 0E 01 02 00 00" calcext:value-type="string">
            <text:p>2252 * 6 07 0E 01 02 00 0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00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empe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253" calcext:value-type="float">
            <text:p>2253</text:p>
          </table:table-cell>
          <table:table-cell office:value-type="float" office:value="23" calcext:value-type="float">
            <text:p>23</text:p>
          </table:table-cell>
          <table:table-cell table:formula="of:=[.O3] &amp; &quot; * &quot; &amp; [.P3] &amp; &quot; &quot; &amp; &quot;00 07 03 01 &quot; &amp; LEFT([.A3]; LEN([.A3])-1) &amp; &quot; 08 &quot; &amp; LEFT([.A3]; LEN([.A3])-1) &amp; &quot; 15 &quot; &amp; LEFT([.A3]; LEN([.A3])-1) &amp; &quot; 23 06 &quot; &amp; [.$P$1] &amp; &quot; 0&quot; &amp; MIN([.J3]; 8) &amp; &quot; &quot; &amp; [.$R$1] &amp; &quot; 0&quot; &amp; [.K3] &amp; &quot; &quot; &amp; [.$T$1] &amp; &quot; 0&quot; &amp; ABS([.L3]) &amp; &quot; &quot; &amp; [.$V$1] &amp; &quot; 0&quot; &amp; ABS([.L3]) &amp; &quot; &quot; &amp; [.$X$1] &amp; &quot; 0&quot; &amp; ABS([.L3]) &amp; &quot; &quot; &amp; [.$Z$1] &amp; &quot; 0&quot; &amp; ABS([.L3])" office:value-type="string" office:string-value="2253 * 23 00 07 03 01 00 08 00 15 00 23 06 12 08 0E 03 09 04 06 04 00 04 1A 04" calcext:value-type="string">
            <text:p>2253 * 23 00 07 03 01 00 08 00 15 00 23 06 12 08 0E 03 09 04 06 04 00 04 1A 04</text:p>
          </table:table-cell>
          <table:table-cell table:number-columns-repeated="4"/>
          <table:table-cell table:formula="of:=IF([.L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h</text:p>
          </table:table-cell>
          <table:table-cell office:value-type="string" calcext:value-type="string">
            <text:p>office block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2254" calcext:value-type="float">
            <text:p>2254</text:p>
          </table:table-cell>
          <table:table-cell office:value-type="float" office:value="23" calcext:value-type="float">
            <text:p>23</text:p>
          </table:table-cell>
          <table:table-cell table:formula="of:=[.O4] &amp; &quot; * &quot; &amp; [.P4] &amp; &quot; &quot; &amp; &quot;00 07 03 01 &quot; &amp; LEFT([.A4]; LEN([.A4])-1) &amp; &quot; 08 &quot; &amp; LEFT([.A4]; LEN([.A4])-1) &amp; &quot; 15 &quot; &amp; LEFT([.A4]; LEN([.A4])-1) &amp; &quot; 23 06 &quot; &amp; [.$P$1] &amp; &quot; 0&quot; &amp; MIN([.J4]; 8) &amp; &quot; &quot; &amp; [.$R$1] &amp; &quot; 0&quot; &amp; [.K4] &amp; &quot; &quot; &amp; [.$T$1] &amp; &quot; 0&quot; &amp; ABS([.L4]) &amp; &quot; &quot; &amp; [.$V$1] &amp; &quot; 0&quot; &amp; ABS([.L4]) &amp; &quot; &quot; &amp; [.$X$1] &amp; &quot; 0&quot; &amp; ABS([.L4]) &amp; &quot; &quot; &amp; [.$Z$1] &amp; &quot; 0&quot; &amp; ABS([.L4])" office:value-type="string" office:string-value="2254 * 23 00 07 03 01 01 08 01 15 01 23 06 12 08 0E 03 09 04 06 04 00 04 1A 04" calcext:value-type="string">
            <text:p>2254 * 23 00 07 03 01 01 08 01 15 01 23 06 12 08 0E 03 09 04 06 04 00 04 1A 04</text:p>
          </table:table-cell>
          <table:table-cell table:number-columns-repeated="4"/>
          <table:table-cell table:formula="of:=IF([.L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2h</text:p>
          </table:table-cell>
          <table:table-cell office:value-type="string" calcext:value-type="string">
            <text:p>small block of flats</text:p>
          </table:table-cell>
          <table:table-cell office:value-type="string" calcext:value-type="string">
            <text:p>temperate 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01h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55" calcext:value-type="float">
            <text:p>2255</text:p>
          </table:table-cell>
          <table:table-cell office:value-type="float" office:value="23" calcext:value-type="float">
            <text:p>23</text:p>
          </table:table-cell>
          <table:table-cell table:formula="of:=[.O5] &amp; &quot; * &quot; &amp; [.P5] &amp; &quot; &quot; &amp; &quot;00 07 03 01 &quot; &amp; LEFT([.A5]; LEN([.A5])-1) &amp; &quot; 08 &quot; &amp; LEFT([.A5]; LEN([.A5])-1) &amp; &quot; 15 &quot; &amp; LEFT([.A5]; LEN([.A5])-1) &amp; &quot; 23 06 &quot; &amp; [.$P$1] &amp; &quot; 0&quot; &amp; MIN([.J5]; 8) &amp; &quot; &quot; &amp; [.$R$1] &amp; &quot; 0&quot; &amp; [.K5] &amp; &quot; &quot; &amp; [.$T$1] &amp; &quot; 0&quot; &amp; ABS([.L5]) &amp; &quot; &quot; &amp; [.$V$1] &amp; &quot; 0&quot; &amp; ABS([.L5]) &amp; &quot; &quot; &amp; [.$X$1] &amp; &quot; 0&quot; &amp; ABS([.L5]) &amp; &quot; &quot; &amp; [.$Z$1] &amp; &quot; 0&quot; &amp; ABS([.L5])" office:value-type="string" office:string-value="2255 * 23 00 07 03 01 02 08 02 15 02 23 06 12 08 0E 03 09 01 06 01 00 01 1A 01" calcext:value-type="string">
            <text:p>2255 * 23 00 07 03 01 02 08 02 15 02 23 06 12 08 0E 03 09 01 06 01 00 01 1A 01</text:p>
          </table:table-cell>
          <table:table-cell table:number-columns-repeated="4"/>
          <table:table-cell table:formula="of:=IF([.L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03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6] &amp; &quot; * &quot; &amp; [.P6] &amp; &quot; &quot; &amp; &quot;00 07 03 01 &quot; &amp; LEFT([.A6]; LEN([.A6])-1) &amp; &quot; 08 &quot; &amp; LEFT([.A6]; LEN([.A6])-1) &amp; &quot; 15 &quot; &amp; LEFT([.A6]; LEN([.A6])-1) &amp; &quot; 23 06 &quot; &amp; [.$P$1] &amp; &quot; 0&quot; &amp; MIN([.J6]; 8) &amp; &quot; &quot; &amp; [.$R$1] &amp; &quot; 0&quot; &amp; [.K6] &amp; &quot; &quot; &amp; [.$T$1] &amp; &quot; 0&quot; &amp; ABS([.L6]) &amp; &quot; &quot; &amp; [.$V$1] &amp; &quot; 0&quot; &amp; ABS([.L6]) &amp; &quot; &quot; &amp; [.$X$1] &amp; &quot; 0&quot; &amp; ABS([.L6]) &amp; &quot; &quot; &amp; [.$Z$1] &amp; &quot; 0&quot; &amp; ABS([.L6])" office:value-type="string" office:string-value=" * 23 00 07 03 01 03 08 03 15 03 23 06 12 02 0E 00 09 00 06 00 00 00 1A 00" calcext:value-type="string">
            <text:p><text:s/>* 23 00 07 03 01 03 08 03 15 03 23 06 12 02 0E 00 09 00 06 00 00 00 1A 00</text:p>
          </table:table-cell>
          <table:table-cell table:number-columns-repeated="4"/>
          <table:table-cell table:formula="of:=IF([.L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h</text:p>
          </table:table-cell>
          <table:table-cell office:value-type="string" calcext:value-type="string">
            <text:p>large office block</text:p>
          </table:table-cell>
          <table:table-cell office:value-type="string" calcext:value-type="string">
            <text:p>temperate, sub-arctic, subtrop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56" calcext:value-type="float">
            <text:p>2256</text:p>
          </table:table-cell>
          <table:table-cell office:value-type="float" office:value="23" calcext:value-type="float">
            <text:p>23</text:p>
          </table:table-cell>
          <table:table-cell table:formula="of:=[.O7] &amp; &quot; * &quot; &amp; [.P7] &amp; &quot; &quot; &amp; &quot;00 07 03 01 &quot; &amp; LEFT([.A7]; LEN([.A7])-1) &amp; &quot; 08 &quot; &amp; LEFT([.A7]; LEN([.A7])-1) &amp; &quot; 15 &quot; &amp; LEFT([.A7]; LEN([.A7])-1) &amp; &quot; 23 06 &quot; &amp; [.$P$1] &amp; &quot; 0&quot; &amp; MIN([.J7]; 8) &amp; &quot; &quot; &amp; [.$R$1] &amp; &quot; 0&quot; &amp; [.K7] &amp; &quot; &quot; &amp; [.$T$1] &amp; &quot; 0&quot; &amp; ABS([.L7]) &amp; &quot; &quot; &amp; [.$V$1] &amp; &quot; 0&quot; &amp; ABS([.L7]) &amp; &quot; &quot; &amp; [.$X$1] &amp; &quot; 0&quot; &amp; ABS([.L7]) &amp; &quot; &quot; &amp; [.$Z$1] &amp; &quot; 0&quot; &amp; ABS([.L7])" office:value-type="string" office:string-value="2256 * 23 00 07 03 01 04 08 04 15 04 23 06 12 08 0E 04 09 06 06 06 00 06 1A 06" calcext:value-type="string">
            <text:p>2256 * 23 00 07 03 01 04 08 04 15 04 23 06 12 08 0E 04 09 06 06 06 00 06 1A 06</text:p>
          </table:table-cell>
          <table:table-cell table:number-columns-repeated="4"/>
          <table:table-cell table:formula="of:=IF([.L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5h</text:p>
          </table:table-cell>
          <table:table-cell office:value-type="string" calcext:value-type="string">
            <text:p>large office block</text:p>
          </table:table-cell>
          <table:table-cell office:value-type="string" calcext:value-type="string">
            <text:p>snow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57" calcext:value-type="float">
            <text:p>2257</text:p>
          </table:table-cell>
          <table:table-cell office:value-type="float" office:value="23" calcext:value-type="float">
            <text:p>23</text:p>
          </table:table-cell>
          <table:table-cell table:formula="of:=[.O8] &amp; &quot; * &quot; &amp; [.P8] &amp; &quot; &quot; &amp; &quot;00 07 03 01 &quot; &amp; LEFT([.A8]; LEN([.A8])-1) &amp; &quot; 08 &quot; &amp; LEFT([.A8]; LEN([.A8])-1) &amp; &quot; 15 &quot; &amp; LEFT([.A8]; LEN([.A8])-1) &amp; &quot; 23 06 &quot; &amp; [.$P$1] &amp; &quot; 0&quot; &amp; MIN([.J8]; 8) &amp; &quot; &quot; &amp; [.$R$1] &amp; &quot; 0&quot; &amp; [.K8] &amp; &quot; &quot; &amp; [.$T$1] &amp; &quot; 0&quot; &amp; ABS([.L8]) &amp; &quot; &quot; &amp; [.$V$1] &amp; &quot; 0&quot; &amp; ABS([.L8]) &amp; &quot; &quot; &amp; [.$X$1] &amp; &quot; 0&quot; &amp; ABS([.L8]) &amp; &quot; &quot; &amp; [.$Z$1] &amp; &quot; 0&quot; &amp; ABS([.L8])" office:value-type="string" office:string-value="2257 * 23 00 07 03 01 05 08 05 15 05 23 06 12 08 0E 04 09 06 06 06 00 06 1A 06" calcext:value-type="string">
            <text:p>2257 * 23 00 07 03 01 05 08 05 15 05 23 06 12 08 0E 04 09 06 06 06 00 06 1A 06</text:p>
          </table:table-cell>
          <table:table-cell table:number-columns-repeated="4"/>
          <table:table-cell table:formula="of:=IF([.L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06h</text:p>
          </table:table-cell>
          <table:table-cell office:value-type="string" calcext:value-type="string">
            <text:p>town houses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] &amp; &quot; * &quot; &amp; [.P9] &amp; &quot; &quot; &amp; &quot;00 07 03 01 &quot; &amp; LEFT([.A9]; LEN([.A9])-1) &amp; &quot; 08 &quot; &amp; LEFT([.A9]; LEN([.A9])-1) &amp; &quot; 15 &quot; &amp; LEFT([.A9]; LEN([.A9])-1) &amp; &quot; 23 06 &quot; &amp; [.$P$1] &amp; &quot; 0&quot; &amp; MIN([.J9]; 8) &amp; &quot; &quot; &amp; [.$R$1] &amp; &quot; 0&quot; &amp; [.K9] &amp; &quot; &quot; &amp; [.$T$1] &amp; &quot; 0&quot; &amp; ABS([.L9]) &amp; &quot; &quot; &amp; [.$V$1] &amp; &quot; 0&quot; &amp; ABS([.L9]) &amp; &quot; &quot; &amp; [.$X$1] &amp; &quot; 0&quot; &amp; ABS([.L9]) &amp; &quot; &quot; &amp; [.$Z$1] &amp; &quot; 0&quot; &amp; ABS([.L9])" office:value-type="string" office:string-value=" * 23 00 07 03 01 06 08 06 15 06 23 06 12 04 0E 01 09 00 06 00 00 00 1A 00" calcext:value-type="string">
            <text:p><text:s/>* 23 00 07 03 01 06 08 06 15 06 23 06 12 04 0E 01 09 00 06 00 00 00 1A 00</text:p>
          </table:table-cell>
          <table:table-cell table:number-columns-repeated="4"/>
          <table:table-cell table:formula="of:=IF([.L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h</text:p>
          </table:table-cell>
          <table:table-cell office:value-type="string" calcext:value-type="string">
            <text:p>hotel (N part)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08h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258" calcext:value-type="float">
            <text:p>2258</text:p>
          </table:table-cell>
          <table:table-cell office:value-type="float" office:value="23" calcext:value-type="float">
            <text:p>23</text:p>
          </table:table-cell>
          <table:table-cell table:formula="of:=[.O10] &amp; &quot; * &quot; &amp; [.P10] &amp; &quot; &quot; &amp; &quot;00 07 03 01 &quot; &amp; LEFT([.A10]; LEN([.A10])-1) &amp; &quot; 08 &quot; &amp; LEFT([.A10]; LEN([.A10])-1) &amp; &quot; 15 &quot; &amp; LEFT([.A10]; LEN([.A10])-1) &amp; &quot; 23 06 &quot; &amp; [.$P$1] &amp; &quot; 0&quot; &amp; MIN([.J10]; 8) &amp; &quot; &quot; &amp; [.$R$1] &amp; &quot; 0&quot; &amp; [.K10] &amp; &quot; &quot; &amp; [.$T$1] &amp; &quot; 0&quot; &amp; ABS([.L10]) &amp; &quot; &quot; &amp; [.$V$1] &amp; &quot; 0&quot; &amp; ABS([.L10]) &amp; &quot; &quot; &amp; [.$X$1] &amp; &quot; 0&quot; &amp; ABS([.L10]) &amp; &quot; &quot; &amp; [.$Z$1] &amp; &quot; 0&quot; &amp; ABS([.L10])" office:value-type="string" office:string-value="2258 * 23 00 07 03 01 07 08 07 15 07 23 06 12 06 0E 01 09 02 06 02 00 02 1A 02" calcext:value-type="string">
            <text:p>2258 * 23 00 07 03 01 07 08 07 15 07 23 06 12 06 0E 01 09 02 06 02 00 02 1A 02</text:p>
          </table:table-cell>
          <table:table-cell table:number-columns-repeated="4"/>
          <table:table-cell table:formula="of:=IF([.L1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h</text:p>
          </table:table-cell>
          <table:table-cell office:value-type="string" calcext:value-type="string">
            <text:p>hotel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259" calcext:value-type="float">
            <text:p>2259</text:p>
          </table:table-cell>
          <table:table-cell office:value-type="float" office:value="23" calcext:value-type="float">
            <text:p>23</text:p>
          </table:table-cell>
          <table:table-cell table:formula="of:=[.O11] &amp; &quot; * &quot; &amp; [.P11] &amp; &quot; &quot; &amp; &quot;00 07 03 01 &quot; &amp; LEFT([.A11]; LEN([.A11])-1) &amp; &quot; 08 &quot; &amp; LEFT([.A11]; LEN([.A11])-1) &amp; &quot; 15 &quot; &amp; LEFT([.A11]; LEN([.A11])-1) &amp; &quot; 23 06 &quot; &amp; [.$P$1] &amp; &quot; 0&quot; &amp; MIN([.J11]; 8) &amp; &quot; &quot; &amp; [.$R$1] &amp; &quot; 0&quot; &amp; [.K11] &amp; &quot; &quot; &amp; [.$T$1] &amp; &quot; 0&quot; &amp; ABS([.L11]) &amp; &quot; &quot; &amp; [.$V$1] &amp; &quot; 0&quot; &amp; ABS([.L11]) &amp; &quot; &quot; &amp; [.$X$1] &amp; &quot; 0&quot; &amp; ABS([.L11]) &amp; &quot; &quot; &amp; [.$Z$1] &amp; &quot; 0&quot; &amp; ABS([.L11])" office:value-type="string" office:string-value="2259 * 23 00 07 03 01 08 08 08 15 08 23 06 12 06 0E 01 09 02 06 02 00 02 1A 02" calcext:value-type="string">
            <text:p>2259 * 23 00 07 03 01 08 08 08 15 08 23 06 12 06 0E 01 09 02 06 02 00 02 1A 02</text:p>
          </table:table-cell>
          <table:table-cell table:number-columns-repeated="4"/>
          <table:table-cell table:formula="of:=IF([.L1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09h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temperate, sub-arctic, 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2] &amp; &quot; * &quot; &amp; [.P12] &amp; &quot; &quot; &amp; &quot;00 07 03 01 &quot; &amp; LEFT([.A12]; LEN([.A12])-1) &amp; &quot; 08 &quot; &amp; LEFT([.A12]; LEN([.A12])-1) &amp; &quot; 15 &quot; &amp; LEFT([.A12]; LEN([.A12])-1) &amp; &quot; 23 06 &quot; &amp; [.$P$1] &amp; &quot; 0&quot; &amp; MIN([.J12]; 8) &amp; &quot; &quot; &amp; [.$R$1] &amp; &quot; 0&quot; &amp; [.K12] &amp; &quot; &quot; &amp; [.$T$1] &amp; &quot; 0&quot; &amp; ABS([.L12]) &amp; &quot; &quot; &amp; [.$V$1] &amp; &quot; 0&quot; &amp; ABS([.L12]) &amp; &quot; &quot; &amp; [.$X$1] &amp; &quot; 0&quot; &amp; ABS([.L12]) &amp; &quot; &quot; &amp; [.$Z$1] &amp; &quot; 0&quot; &amp; ABS([.L12])" office:value-type="string" office:string-value=" * 23 00 07 03 01 09 08 09 15 09 23 06 12 02 0E 00 09 00 06 00 00 00 1A 00" calcext:value-type="string">
            <text:p><text:s/>* 23 00 07 03 01 09 08 09 15 09 23 06 12 02 0E 00 09 00 06 00 00 00 1A 00</text:p>
          </table:table-cell>
          <table:table-cell table:number-columns-repeated="4"/>
          <table:table-cell table:formula="of:=IF([.L1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0Ah</text:p>
          </table:table-cell>
          <table:table-cell office:value-type="string" calcext:value-type="string">
            <text:p>fountain </text:p>
          </table:table-cell>
          <table:table-cell office:value-type="string" calcext:value-type="string">
            <text:p>temperate, sub-arctic, subtrop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3] &amp; &quot; * &quot; &amp; [.P13] &amp; &quot; &quot; &amp; &quot;00 07 03 01 &quot; &amp; LEFT([.A13]; LEN([.A13])-1) &amp; &quot; 08 &quot; &amp; LEFT([.A13]; LEN([.A13])-1) &amp; &quot; 15 &quot; &amp; LEFT([.A13]; LEN([.A13])-1) &amp; &quot; 23 06 &quot; &amp; [.$P$1] &amp; &quot; 0&quot; &amp; MIN([.J13]; 8) &amp; &quot; &quot; &amp; [.$R$1] &amp; &quot; 0&quot; &amp; [.K13] &amp; &quot; &quot; &amp; [.$T$1] &amp; &quot; 0&quot; &amp; ABS([.L13]) &amp; &quot; &quot; &amp; [.$V$1] &amp; &quot; 0&quot; &amp; ABS([.L13]) &amp; &quot; &quot; &amp; [.$X$1] &amp; &quot; 0&quot; &amp; ABS([.L13]) &amp; &quot; &quot; &amp; [.$Z$1] &amp; &quot; 0&quot; &amp; ABS([.L13])" office:value-type="string" office:string-value=" * 23 00 07 03 01 0A 08 0A 15 0A 23 06 12 02 0E 00 09 00 06 00 00 00 1A 00" calcext:value-type="string">
            <text:p><text:s/>* 23 00 07 03 01 0A 08 0A 15 0A 23 06 12 02 0E 00 09 00 06 00 00 00 1A 00</text:p>
          </table:table-cell>
          <table:table-cell table:number-columns-repeated="4"/>
          <table:table-cell table:formula="of:=IF([.L1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0Bh</text:p>
          </table:table-cell>
          <table:table-cell office:value-type="string" calcext:value-type="string">
            <text:p>park (with a pond)</text:p>
          </table:table-cell>
          <table:table-cell office:value-type="string" calcext:value-type="string">
            <text:p>tempe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4] &amp; &quot; * &quot; &amp; [.P14] &amp; &quot; &quot; &amp; &quot;00 07 03 01 &quot; &amp; LEFT([.A14]; LEN([.A14])-1) &amp; &quot; 08 &quot; &amp; LEFT([.A14]; LEN([.A14])-1) &amp; &quot; 15 &quot; &amp; LEFT([.A14]; LEN([.A14])-1) &amp; &quot; 23 06 &quot; &amp; [.$P$1] &amp; &quot; 0&quot; &amp; MIN([.J14]; 8) &amp; &quot; &quot; &amp; [.$R$1] &amp; &quot; 0&quot; &amp; [.K14] &amp; &quot; &quot; &amp; [.$T$1] &amp; &quot; 0&quot; &amp; ABS([.L14]) &amp; &quot; &quot; &amp; [.$V$1] &amp; &quot; 0&quot; &amp; ABS([.L14]) &amp; &quot; &quot; &amp; [.$X$1] &amp; &quot; 0&quot; &amp; ABS([.L14]) &amp; &quot; &quot; &amp; [.$Z$1] &amp; &quot; 0&quot; &amp; ABS([.L14])" office:value-type="string" office:string-value=" * 23 00 07 03 01 0B 08 0B 15 0B 23 06 12 02 0E 00 09 00 06 00 00 00 1A 00" calcext:value-type="string">
            <text:p><text:s/>* 23 00 07 03 01 0B 08 0B 15 0B 23 06 12 02 0E 00 09 00 06 00 00 00 1A 00</text:p>
          </table:table-cell>
          <table:table-cell table:number-columns-repeated="4"/>
          <table:table-cell table:formula="of:=IF([.L1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0Ch</text:p>
          </table:table-cell>
          <table:table-cell office:value-type="string" calcext:value-type="string">
            <text:p>park (with an alley)</text:p>
          </table:table-cell>
          <table:table-cell office:value-type="string" calcext:value-type="string">
            <text:p>temper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h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5] &amp; &quot; * &quot; &amp; [.P15] &amp; &quot; &quot; &amp; &quot;00 07 03 01 &quot; &amp; LEFT([.A15]; LEN([.A15])-1) &amp; &quot; 08 &quot; &amp; LEFT([.A15]; LEN([.A15])-1) &amp; &quot; 15 &quot; &amp; LEFT([.A15]; LEN([.A15])-1) &amp; &quot; 23 06 &quot; &amp; [.$P$1] &amp; &quot; 0&quot; &amp; MIN([.J15]; 8) &amp; &quot; &quot; &amp; [.$R$1] &amp; &quot; 0&quot; &amp; [.K15] &amp; &quot; &quot; &amp; [.$T$1] &amp; &quot; 0&quot; &amp; ABS([.L15]) &amp; &quot; &quot; &amp; [.$V$1] &amp; &quot; 0&quot; &amp; ABS([.L15]) &amp; &quot; &quot; &amp; [.$X$1] &amp; &quot; 0&quot; &amp; ABS([.L15]) &amp; &quot; &quot; &amp; [.$Z$1] &amp; &quot; 0&quot; &amp; ABS([.L15])" office:value-type="string" office:string-value=" * 23 00 07 03 01 0C 08 0C 15 0C 23 06 12 02 0E 00 09 00 06 00 00 00 1A 00" calcext:value-type="string">
            <text:p><text:s/>* 23 00 07 03 01 0C 08 0C 15 0C 23 06 12 02 0E 00 09 00 06 00 00 00 1A 00</text:p>
          </table:table-cell>
          <table:table-cell table:number-columns-repeated="4"/>
          <table:table-cell table:formula="of:=IF([.L1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Dh</text:p>
          </table:table-cell>
          <table:table-cell office:value-type="string" calcext:value-type="string">
            <text:p>office block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2260" calcext:value-type="float">
            <text:p>2260</text:p>
          </table:table-cell>
          <table:table-cell office:value-type="float" office:value="23" calcext:value-type="float">
            <text:p>23</text:p>
          </table:table-cell>
          <table:table-cell table:formula="of:=[.O16] &amp; &quot; * &quot; &amp; [.P16] &amp; &quot; &quot; &amp; &quot;00 07 03 01 &quot; &amp; LEFT([.A16]; LEN([.A16])-1) &amp; &quot; 08 &quot; &amp; LEFT([.A16]; LEN([.A16])-1) &amp; &quot; 15 &quot; &amp; LEFT([.A16]; LEN([.A16])-1) &amp; &quot; 23 06 &quot; &amp; [.$P$1] &amp; &quot; 0&quot; &amp; MIN([.J16]; 8) &amp; &quot; &quot; &amp; [.$R$1] &amp; &quot; 0&quot; &amp; [.K16] &amp; &quot; &quot; &amp; [.$T$1] &amp; &quot; 0&quot; &amp; ABS([.L16]) &amp; &quot; &quot; &amp; [.$V$1] &amp; &quot; 0&quot; &amp; ABS([.L16]) &amp; &quot; &quot; &amp; [.$X$1] &amp; &quot; 0&quot; &amp; ABS([.L16]) &amp; &quot; &quot; &amp; [.$Z$1] &amp; &quot; 0&quot; &amp; ABS([.L16])" office:value-type="string" office:string-value="2260 * 23 00 07 03 01 0D 08 0D 15 0D 23 06 12 08 0E 02 09 04 06 04 00 04 1A 04" calcext:value-type="string">
            <text:p>2260 * 23 00 07 03 01 0D 08 0D 15 0D 23 06 12 08 0E 02 09 04 06 04 00 04 1A 04</text:p>
          </table:table-cell>
          <table:table-cell table:number-columns-repeated="4"/>
          <table:table-cell table:formula="of:=IF([.L1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Eh</text:p>
          </table:table-cell>
          <table:table-cell office:value-type="string" calcext:value-type="string">
            <text:p>shops and offices 1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261" calcext:value-type="float">
            <text:p>2261</text:p>
          </table:table-cell>
          <table:table-cell office:value-type="float" office:value="23" calcext:value-type="float">
            <text:p>23</text:p>
          </table:table-cell>
          <table:table-cell table:formula="of:=[.O17] &amp; &quot; * &quot; &amp; [.P17] &amp; &quot; &quot; &amp; &quot;00 07 03 01 &quot; &amp; LEFT([.A17]; LEN([.A17])-1) &amp; &quot; 08 &quot; &amp; LEFT([.A17]; LEN([.A17])-1) &amp; &quot; 15 &quot; &amp; LEFT([.A17]; LEN([.A17])-1) &amp; &quot; 23 06 &quot; &amp; [.$P$1] &amp; &quot; 0&quot; &amp; MIN([.J17]; 8) &amp; &quot; &quot; &amp; [.$R$1] &amp; &quot; 0&quot; &amp; [.K17] &amp; &quot; &quot; &amp; [.$T$1] &amp; &quot; 0&quot; &amp; ABS([.L17]) &amp; &quot; &quot; &amp; [.$V$1] &amp; &quot; 0&quot; &amp; ABS([.L17]) &amp; &quot; &quot; &amp; [.$X$1] &amp; &quot; 0&quot; &amp; ABS([.L17]) &amp; &quot; &quot; &amp; [.$Z$1] &amp; &quot; 0&quot; &amp; ABS([.L17])" office:value-type="string" office:string-value="2261 * 23 00 07 03 01 0E 08 0E 15 0E 23 06 12 06 0E 02 09 03 06 03 00 03 1A 03" calcext:value-type="string">
            <text:p>2261 * 23 00 07 03 01 0E 08 0E 15 0E 23 06 12 06 0E 02 09 03 06 03 00 03 1A 03</text:p>
          </table:table-cell>
          <table:table-cell table:number-columns-repeated="4"/>
          <table:table-cell table:formula="of:=IF([.L1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Fh</text:p>
          </table:table-cell>
          <table:table-cell office:value-type="string" calcext:value-type="string">
            <text:p>shops and offices 2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2262" calcext:value-type="float">
            <text:p>2262</text:p>
          </table:table-cell>
          <table:table-cell office:value-type="float" office:value="23" calcext:value-type="float">
            <text:p>23</text:p>
          </table:table-cell>
          <table:table-cell table:formula="of:=[.O18] &amp; &quot; * &quot; &amp; [.P18] &amp; &quot; &quot; &amp; &quot;00 07 03 01 &quot; &amp; LEFT([.A18]; LEN([.A18])-1) &amp; &quot; 08 &quot; &amp; LEFT([.A18]; LEN([.A18])-1) &amp; &quot; 15 &quot; &amp; LEFT([.A18]; LEN([.A18])-1) &amp; &quot; 23 06 &quot; &amp; [.$P$1] &amp; &quot; 0&quot; &amp; MIN([.J18]; 8) &amp; &quot; &quot; &amp; [.$R$1] &amp; &quot; 0&quot; &amp; [.K18] &amp; &quot; &quot; &amp; [.$T$1] &amp; &quot; 0&quot; &amp; ABS([.L18]) &amp; &quot; &quot; &amp; [.$V$1] &amp; &quot; 0&quot; &amp; ABS([.L18]) &amp; &quot; &quot; &amp; [.$X$1] &amp; &quot; 0&quot; &amp; ABS([.L18]) &amp; &quot; &quot; &amp; [.$Z$1] &amp; &quot; 0&quot; &amp; ABS([.L18])" office:value-type="string" office:string-value="2262 * 23 00 07 03 01 0F 08 0F 15 0F 23 06 12 06 0E 02 09 03 06 03 00 03 1A 03" calcext:value-type="string">
            <text:p>2262 * 23 00 07 03 01 0F 08 0F 15 0F 23 06 12 06 0E 02 09 03 06 03 00 03 1A 03</text:p>
          </table:table-cell>
          <table:table-cell table:number-columns-repeated="4"/>
          <table:table-cell table:formula="of:=IF([.L1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0h</text:p>
          </table:table-cell>
          <table:table-cell office:value-type="string" calcext:value-type="string">
            <text:p>shops and offices 3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2263" calcext:value-type="float">
            <text:p>2263</text:p>
          </table:table-cell>
          <table:table-cell office:value-type="float" office:value="23" calcext:value-type="float">
            <text:p>23</text:p>
          </table:table-cell>
          <table:table-cell table:formula="of:=[.O19] &amp; &quot; * &quot; &amp; [.P19] &amp; &quot; &quot; &amp; &quot;00 07 03 01 &quot; &amp; LEFT([.A19]; LEN([.A19])-1) &amp; &quot; 08 &quot; &amp; LEFT([.A19]; LEN([.A19])-1) &amp; &quot; 15 &quot; &amp; LEFT([.A19]; LEN([.A19])-1) &amp; &quot; 23 06 &quot; &amp; [.$P$1] &amp; &quot; 0&quot; &amp; MIN([.J19]; 8) &amp; &quot; &quot; &amp; [.$R$1] &amp; &quot; 0&quot; &amp; [.K19] &amp; &quot; &quot; &amp; [.$T$1] &amp; &quot; 0&quot; &amp; ABS([.L19]) &amp; &quot; &quot; &amp; [.$V$1] &amp; &quot; 0&quot; &amp; ABS([.L19]) &amp; &quot; &quot; &amp; [.$X$1] &amp; &quot; 0&quot; &amp; ABS([.L19]) &amp; &quot; &quot; &amp; [.$Z$1] &amp; &quot; 0&quot; &amp; ABS([.L19])" office:value-type="string" office:string-value="2263 * 23 00 07 03 01 10 08 10 15 10 23 06 12 06 0E 02 09 03 06 03 00 03 1A 03" calcext:value-type="string">
            <text:p>2263 * 23 00 07 03 01 10 08 10 15 10 23 06 12 06 0E 02 09 03 06 03 00 03 1A 03</text:p>
          </table:table-cell>
          <table:table-cell table:number-columns-repeated="4"/>
          <table:table-cell table:formula="of:=IF([.L1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11h</text:p>
          </table:table-cell>
          <table:table-cell office:value-type="string" calcext:value-type="string">
            <text:p>modern office building</text:p>
          </table:table-cell>
          <table:table-cell office:value-type="string" calcext:value-type="string">
            <text:p>temperate, sub-arctic, subtrop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none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0] &amp; &quot; * &quot; &amp; [.P20] &amp; &quot; &quot; &amp; &quot;00 07 03 01 &quot; &amp; LEFT([.A20]; LEN([.A20])-1) &amp; &quot; 08 &quot; &amp; LEFT([.A20]; LEN([.A20])-1) &amp; &quot; 15 &quot; &amp; LEFT([.A20]; LEN([.A20])-1) &amp; &quot; 23 06 &quot; &amp; [.$P$1] &amp; &quot; 0&quot; &amp; MIN([.J20]; 8) &amp; &quot; &quot; &amp; [.$R$1] &amp; &quot; 0&quot; &amp; [.K20] &amp; &quot; &quot; &amp; [.$T$1] &amp; &quot; 0&quot; &amp; ABS([.L20]) &amp; &quot; &quot; &amp; [.$V$1] &amp; &quot; 0&quot; &amp; ABS([.L20]) &amp; &quot; &quot; &amp; [.$X$1] &amp; &quot; 0&quot; &amp; ABS([.L20]) &amp; &quot; &quot; &amp; [.$Z$1] &amp; &quot; 0&quot; &amp; ABS([.L20])" office:value-type="string" office:string-value=" * 23 00 07 03 01 11 08 11 15 11 23 06 12 08 0E 03 09 06 06 06 00 06 1A 06" calcext:value-type="string">
            <text:p><text:s/>* 23 00 07 03 01 11 08 11 15 11 23 06 12 08 0E 03 09 06 06 06 00 06 1A 06</text:p>
          </table:table-cell>
          <table:table-cell table:number-columns-repeated="4"/>
          <table:table-cell table:formula="of:=IF([.L2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2h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tempe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2264" calcext:value-type="float">
            <text:p>2264</text:p>
          </table:table-cell>
          <table:table-cell office:value-type="float" office:value="23" calcext:value-type="float">
            <text:p>23</text:p>
          </table:table-cell>
          <table:table-cell table:formula="of:=[.O21] &amp; &quot; * &quot; &amp; [.P21] &amp; &quot; &quot; &amp; &quot;00 07 03 01 &quot; &amp; LEFT([.A21]; LEN([.A21])-1) &amp; &quot; 08 &quot; &amp; LEFT([.A21]; LEN([.A21])-1) &amp; &quot; 15 &quot; &amp; LEFT([.A21]; LEN([.A21])-1) &amp; &quot; 23 06 &quot; &amp; [.$P$1] &amp; &quot; 0&quot; &amp; MIN([.J21]; 8) &amp; &quot; &quot; &amp; [.$R$1] &amp; &quot; 0&quot; &amp; [.K21] &amp; &quot; &quot; &amp; [.$T$1] &amp; &quot; 0&quot; &amp; ABS([.L21]) &amp; &quot; &quot; &amp; [.$V$1] &amp; &quot; 0&quot; &amp; ABS([.L21]) &amp; &quot; &quot; &amp; [.$X$1] &amp; &quot; 0&quot; &amp; ABS([.L21]) &amp; &quot; &quot; &amp; [.$Z$1] &amp; &quot; 0&quot; &amp; ABS([.L21])" office:value-type="string" office:string-value="2264 * 23 00 07 03 01 12 08 12 15 12 23 06 12 06 0E 03 09 08 06 08 00 08 1A 08" calcext:value-type="string">
            <text:p>2264 * 23 00 07 03 01 12 08 12 15 12 23 06 12 06 0E 03 09 08 06 08 00 08 1A 08</text:p>
          </table:table-cell>
          <table:table-cell table:number-columns-repeated="4"/>
          <table:table-cell table:formula="of:=IF([.L2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h</text:p>
          </table:table-cell>
          <table:table-cell office:value-type="string" calcext:value-type="string">
            <text:p>office block (with spiral stairway) </text:p>
          </table:table-cell>
          <table:table-cell office:value-type="string" calcext:value-type="string">
            <text:p>tempe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none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float" office:value="2265" calcext:value-type="float">
            <text:p>2265</text:p>
          </table:table-cell>
          <table:table-cell office:value-type="float" office:value="23" calcext:value-type="float">
            <text:p>23</text:p>
          </table:table-cell>
          <table:table-cell table:formula="of:=[.O22] &amp; &quot; * &quot; &amp; [.P22] &amp; &quot; &quot; &amp; &quot;00 07 03 01 &quot; &amp; LEFT([.A22]; LEN([.A22])-1) &amp; &quot; 08 &quot; &amp; LEFT([.A22]; LEN([.A22])-1) &amp; &quot; 15 &quot; &amp; LEFT([.A22]; LEN([.A22])-1) &amp; &quot; 23 06 &quot; &amp; [.$P$1] &amp; &quot; 0&quot; &amp; MIN([.J22]; 8) &amp; &quot; &quot; &amp; [.$R$1] &amp; &quot; 0&quot; &amp; [.K22] &amp; &quot; &quot; &amp; [.$T$1] &amp; &quot; 0&quot; &amp; ABS([.L22]) &amp; &quot; &quot; &amp; [.$V$1] &amp; &quot; 0&quot; &amp; ABS([.L22]) &amp; &quot; &quot; &amp; [.$X$1] &amp; &quot; 0&quot; &amp; ABS([.L22]) &amp; &quot; &quot; &amp; [.$Z$1] &amp; &quot; 0&quot; &amp; ABS([.L22])" office:value-type="string" office:string-value="2265 * 23 00 07 03 01 13 08 13 15 13 23 06 12 06 0E 02 09 06 06 06 00 06 1A 06" calcext:value-type="string">
            <text:p>2265 * 23 00 07 03 01 13 08 13 15 13 23 06 12 06 0E 02 09 06 06 06 00 06 1A 06</text:p>
          </table:table-cell>
          <table:table-cell table:number-columns-repeated="4"/>
          <table:table-cell table:formula="of:=IF([.L2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14h</text:p>
          </table:table-cell>
          <table:table-cell office:value-type="string" calcext:value-type="string">
            <text:p>stadium (N part)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1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3] &amp; &quot; * &quot; &amp; [.P23] &amp; &quot; &quot; &amp; &quot;00 07 03 01 &quot; &amp; LEFT([.A23]; LEN([.A23])-1) &amp; &quot; 08 &quot; &amp; LEFT([.A23]; LEN([.A23])-1) &amp; &quot; 15 &quot; &amp; LEFT([.A23]; LEN([.A23])-1) &amp; &quot; 23 06 &quot; &amp; [.$P$1] &amp; &quot; 0&quot; &amp; MIN([.J23]; 8) &amp; &quot; &quot; &amp; [.$R$1] &amp; &quot; 0&quot; &amp; [.K23] &amp; &quot; &quot; &amp; [.$T$1] &amp; &quot; 0&quot; &amp; ABS([.L23]) &amp; &quot; &quot; &amp; [.$V$1] &amp; &quot; 0&quot; &amp; ABS([.L23]) &amp; &quot; &quot; &amp; [.$X$1] &amp; &quot; 0&quot; &amp; ABS([.L23]) &amp; &quot; &quot; &amp; [.$Z$1] &amp; &quot; 0&quot; &amp; ABS([.L23])" office:value-type="string" office:string-value=" * 23 00 07 03 01 14 08 14 15 14 23 06 12 04 0E 00 09 00 06 00 00 00 1A 00" calcext:value-type="string">
            <text:p><text:s/>* 23 00 07 03 01 14 08 14 15 14 23 06 12 04 0E 00 09 00 06 00 00 00 1A 00</text:p>
          </table:table-cell>
          <table:table-cell table:number-columns-repeated="4"/>
          <table:table-cell table:formula="of:=IF([.L2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15h</text:p>
          </table:table-cell>
          <table:table-cell office:value-type="string" calcext:value-type="string">
            <text:p>stadium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4] &amp; &quot; * &quot; &amp; [.P24] &amp; &quot; &quot; &amp; &quot;00 07 03 01 &quot; &amp; LEFT([.A24]; LEN([.A24])-1) &amp; &quot; 08 &quot; &amp; LEFT([.A24]; LEN([.A24])-1) &amp; &quot; 15 &quot; &amp; LEFT([.A24]; LEN([.A24])-1) &amp; &quot; 23 06 &quot; &amp; [.$P$1] &amp; &quot; 0&quot; &amp; MIN([.J24]; 8) &amp; &quot; &quot; &amp; [.$R$1] &amp; &quot; 0&quot; &amp; [.K24] &amp; &quot; &quot; &amp; [.$T$1] &amp; &quot; 0&quot; &amp; ABS([.L24]) &amp; &quot; &quot; &amp; [.$V$1] &amp; &quot; 0&quot; &amp; ABS([.L24]) &amp; &quot; &quot; &amp; [.$X$1] &amp; &quot; 0&quot; &amp; ABS([.L24]) &amp; &quot; &quot; &amp; [.$Z$1] &amp; &quot; 0&quot; &amp; ABS([.L24])" office:value-type="string" office:string-value=" * 23 00 07 03 01 15 08 15 15 15 23 06 12 04 0E 00 09 00 06 00 00 00 1A 00" calcext:value-type="string">
            <text:p><text:s/>* 23 00 07 03 01 15 08 15 15 15 23 06 12 04 0E 00 09 00 06 00 00 00 1A 00</text:p>
          </table:table-cell>
          <table:table-cell table:number-columns-repeated="4"/>
          <table:table-cell table:formula="of:=IF([.L2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16h</text:p>
          </table:table-cell>
          <table:table-cell office:value-type="string" calcext:value-type="string">
            <text:p>stadium (W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5] &amp; &quot; * &quot; &amp; [.P25] &amp; &quot; &quot; &amp; &quot;00 07 03 01 &quot; &amp; LEFT([.A25]; LEN([.A25])-1) &amp; &quot; 08 &quot; &amp; LEFT([.A25]; LEN([.A25])-1) &amp; &quot; 15 &quot; &amp; LEFT([.A25]; LEN([.A25])-1) &amp; &quot; 23 06 &quot; &amp; [.$P$1] &amp; &quot; 0&quot; &amp; MIN([.J25]; 8) &amp; &quot; &quot; &amp; [.$R$1] &amp; &quot; 0&quot; &amp; [.K25] &amp; &quot; &quot; &amp; [.$T$1] &amp; &quot; 0&quot; &amp; ABS([.L25]) &amp; &quot; &quot; &amp; [.$V$1] &amp; &quot; 0&quot; &amp; ABS([.L25]) &amp; &quot; &quot; &amp; [.$X$1] &amp; &quot; 0&quot; &amp; ABS([.L25]) &amp; &quot; &quot; &amp; [.$Z$1] &amp; &quot; 0&quot; &amp; ABS([.L25])" office:value-type="string" office:string-value=" * 23 00 07 03 01 16 08 16 15 16 23 06 12 04 0E 00 09 00 06 00 00 00 1A 00" calcext:value-type="string">
            <text:p><text:s/>* 23 00 07 03 01 16 08 16 15 16 23 06 12 04 0E 00 09 00 06 00 00 00 1A 00</text:p>
          </table:table-cell>
          <table:table-cell table:number-columns-repeated="4"/>
          <table:table-cell table:formula="of:=IF([.L2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17h</text:p>
          </table:table-cell>
          <table:table-cell office:value-type="string" calcext:value-type="string">
            <text:p>stadium (S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6] &amp; &quot; * &quot; &amp; [.P26] &amp; &quot; &quot; &amp; &quot;00 07 03 01 &quot; &amp; LEFT([.A26]; LEN([.A26])-1) &amp; &quot; 08 &quot; &amp; LEFT([.A26]; LEN([.A26])-1) &amp; &quot; 15 &quot; &amp; LEFT([.A26]; LEN([.A26])-1) &amp; &quot; 23 06 &quot; &amp; [.$P$1] &amp; &quot; 0&quot; &amp; MIN([.J26]; 8) &amp; &quot; &quot; &amp; [.$R$1] &amp; &quot; 0&quot; &amp; [.K26] &amp; &quot; &quot; &amp; [.$T$1] &amp; &quot; 0&quot; &amp; ABS([.L26]) &amp; &quot; &quot; &amp; [.$V$1] &amp; &quot; 0&quot; &amp; ABS([.L26]) &amp; &quot; &quot; &amp; [.$X$1] &amp; &quot; 0&quot; &amp; ABS([.L26]) &amp; &quot; &quot; &amp; [.$Z$1] &amp; &quot; 0&quot; &amp; ABS([.L26])" office:value-type="string" office:string-value=" * 23 00 07 03 01 17 08 17 15 17 23 06 12 04 0E 00 09 00 06 00 00 00 1A 00" calcext:value-type="string">
            <text:p><text:s/>* 23 00 07 03 01 17 08 17 15 17 23 06 12 04 0E 00 09 00 06 00 00 00 1A 00</text:p>
          </table:table-cell>
          <table:table-cell table:number-columns-repeated="4"/>
          <table:table-cell table:formula="of:=IF([.L2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18h</text:p>
          </table:table-cell>
          <table:table-cell office:value-type="string" calcext:value-type="string">
            <text:p>old houses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51" calcext:value-type="float">
            <text:p>195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7] &amp; &quot; * &quot; &amp; [.P27] &amp; &quot; &quot; &amp; &quot;00 07 03 01 &quot; &amp; LEFT([.A27]; LEN([.A27])-1) &amp; &quot; 08 &quot; &amp; LEFT([.A27]; LEN([.A27])-1) &amp; &quot; 15 &quot; &amp; LEFT([.A27]; LEN([.A27])-1) &amp; &quot; 23 06 &quot; &amp; [.$P$1] &amp; &quot; 0&quot; &amp; MIN([.J27]; 8) &amp; &quot; &quot; &amp; [.$R$1] &amp; &quot; 0&quot; &amp; [.K27] &amp; &quot; &quot; &amp; [.$T$1] &amp; &quot; 0&quot; &amp; ABS([.L27]) &amp; &quot; &quot; &amp; [.$V$1] &amp; &quot; 0&quot; &amp; ABS([.L27]) &amp; &quot; &quot; &amp; [.$X$1] &amp; &quot; 0&quot; &amp; ABS([.L27]) &amp; &quot; &quot; &amp; [.$Z$1] &amp; &quot; 0&quot; &amp; ABS([.L27])" office:value-type="string" office:string-value=" * 23 00 07 03 01 18 08 18 15 18 23 06 12 03 0E 01 09 00 06 00 00 00 1A 00" calcext:value-type="string">
            <text:p><text:s/>* 23 00 07 03 01 18 08 18 15 18 23 06 12 03 0E 01 09 00 06 00 00 00 1A 00</text:p>
          </table:table-cell>
          <table:table-cell table:number-columns-repeated="4"/>
          <table:table-cell table:formula="of:=IF([.L2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19h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tempe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52" calcext:value-type="float">
            <text:p>195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8] &amp; &quot; * &quot; &amp; [.P28] &amp; &quot; &quot; &amp; &quot;00 07 03 01 &quot; &amp; LEFT([.A28]; LEN([.A28])-1) &amp; &quot; 08 &quot; &amp; LEFT([.A28]; LEN([.A28])-1) &amp; &quot; 15 &quot; &amp; LEFT([.A28]; LEN([.A28])-1) &amp; &quot; 23 06 &quot; &amp; [.$P$1] &amp; &quot; 0&quot; &amp; MIN([.J28]; 8) &amp; &quot; &quot; &amp; [.$R$1] &amp; &quot; 0&quot; &amp; [.K28] &amp; &quot; &quot; &amp; [.$T$1] &amp; &quot; 0&quot; &amp; ABS([.L28]) &amp; &quot; &quot; &amp; [.$V$1] &amp; &quot; 0&quot; &amp; ABS([.L28]) &amp; &quot; &quot; &amp; [.$X$1] &amp; &quot; 0&quot; &amp; ABS([.L28]) &amp; &quot; &quot; &amp; [.$Z$1] &amp; &quot; 0&quot; &amp; ABS([.L28])" office:value-type="string" office:string-value=" * 23 00 07 03 01 19 08 19 15 19 23 06 12 03 0E 01 09 00 06 00 00 00 1A 00" calcext:value-type="string">
            <text:p><text:s/>* 23 00 07 03 01 19 08 19 15 19 23 06 12 03 0E 01 09 00 06 00 00 00 1A 00</text:p>
          </table:table-cell>
          <table:table-cell table:number-columns-repeated="4"/>
          <table:table-cell table:formula="of:=IF([.L2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1A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9] &amp; &quot; * &quot; &amp; [.P29] &amp; &quot; &quot; &amp; &quot;00 07 03 01 &quot; &amp; LEFT([.A29]; LEN([.A29])-1) &amp; &quot; 08 &quot; &amp; LEFT([.A29]; LEN([.A29])-1) &amp; &quot; 15 &quot; &amp; LEFT([.A29]; LEN([.A29])-1) &amp; &quot; 23 06 &quot; &amp; [.$P$1] &amp; &quot; 0&quot; &amp; MIN([.J29]; 8) &amp; &quot; &quot; &amp; [.$R$1] &amp; &quot; 0&quot; &amp; [.K29] &amp; &quot; &quot; &amp; [.$T$1] &amp; &quot; 0&quot; &amp; ABS([.L29]) &amp; &quot; &quot; &amp; [.$V$1] &amp; &quot; 0&quot; &amp; ABS([.L29]) &amp; &quot; &quot; &amp; [.$X$1] &amp; &quot; 0&quot; &amp; ABS([.L29]) &amp; &quot; &quot; &amp; [.$Z$1] &amp; &quot; 0&quot; &amp; ABS([.L29])" office:value-type="string" office:string-value=" * 23 00 07 03 01 1A 08 1A 15 1A 23 06 12 03 0E 01 09 00 06 00 00 00 1A 00" calcext:value-type="string">
            <text:p><text:s/>* 23 00 07 03 01 1A 08 1A 15 1A 23 06 12 03 0E 01 09 00 06 00 00 00 1A 00</text:p>
          </table:table-cell>
          <table:table-cell table:number-columns-repeated="4"/>
          <table:table-cell table:formula="of:=IF([.L2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Bh</text:p>
          </table:table-cell>
          <table:table-cell office:value-type="string" calcext:value-type="string">
            <text:p>flats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2266" calcext:value-type="float">
            <text:p>2266</text:p>
          </table:table-cell>
          <table:table-cell office:value-type="float" office:value="23" calcext:value-type="float">
            <text:p>23</text:p>
          </table:table-cell>
          <table:table-cell table:formula="of:=[.O30] &amp; &quot; * &quot; &amp; [.P30] &amp; &quot; &quot; &amp; &quot;00 07 03 01 &quot; &amp; LEFT([.A30]; LEN([.A30])-1) &amp; &quot; 08 &quot; &amp; LEFT([.A30]; LEN([.A30])-1) &amp; &quot; 15 &quot; &amp; LEFT([.A30]; LEN([.A30])-1) &amp; &quot; 23 06 &quot; &amp; [.$P$1] &amp; &quot; 0&quot; &amp; MIN([.J30]; 8) &amp; &quot; &quot; &amp; [.$R$1] &amp; &quot; 0&quot; &amp; [.K30] &amp; &quot; &quot; &amp; [.$T$1] &amp; &quot; 0&quot; &amp; ABS([.L30]) &amp; &quot; &quot; &amp; [.$V$1] &amp; &quot; 0&quot; &amp; ABS([.L30]) &amp; &quot; &quot; &amp; [.$X$1] &amp; &quot; 0&quot; &amp; ABS([.L30]) &amp; &quot; &quot; &amp; [.$Z$1] &amp; &quot; 0&quot; &amp; ABS([.L30])" office:value-type="string" office:string-value="2266 * 23 00 07 03 01 1B 08 1B 15 1B 23 06 12 07 0E 02 09 02 06 02 00 02 1A 02" calcext:value-type="string">
            <text:p>2266 * 23 00 07 03 01 1B 08 1B 15 1B 23 06 12 07 0E 02 09 02 06 02 00 02 1A 02</text:p>
          </table:table-cell>
          <table:table-cell table:number-columns-repeated="4"/>
          <table:table-cell table:formula="of:=IF([.L3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C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145" calcext:value-type="float">
            <text:p>145</text:p>
          </table:table-cell>
          <table:table-cell office:value-type="float" office:value="2267" calcext:value-type="float">
            <text:p>2267</text:p>
          </table:table-cell>
          <table:table-cell office:value-type="float" office:value="23" calcext:value-type="float">
            <text:p>23</text:p>
          </table:table-cell>
          <table:table-cell table:formula="of:=[.O31] &amp; &quot; * &quot; &amp; [.P31] &amp; &quot; &quot; &amp; &quot;00 07 03 01 &quot; &amp; LEFT([.A31]; LEN([.A31])-1) &amp; &quot; 08 &quot; &amp; LEFT([.A31]; LEN([.A31])-1) &amp; &quot; 15 &quot; &amp; LEFT([.A31]; LEN([.A31])-1) &amp; &quot; 23 06 &quot; &amp; [.$P$1] &amp; &quot; 0&quot; &amp; MIN([.J31]; 8) &amp; &quot; &quot; &amp; [.$R$1] &amp; &quot; 0&quot; &amp; [.K31] &amp; &quot; &quot; &amp; [.$T$1] &amp; &quot; 0&quot; &amp; ABS([.L31]) &amp; &quot; &quot; &amp; [.$V$1] &amp; &quot; 0&quot; &amp; ABS([.L31]) &amp; &quot; &quot; &amp; [.$X$1] &amp; &quot; 0&quot; &amp; ABS([.L31]) &amp; &quot; &quot; &amp; [.$Z$1] &amp; &quot; 0&quot; &amp; ABS([.L31])" office:value-type="string" office:string-value="2267 * 23 00 07 03 01 1C 08 1C 15 1C 23 06 12 08 0E 03 09 03 06 03 00 03 1A 03" calcext:value-type="string">
            <text:p>2267 * 23 00 07 03 01 1C 08 1C 15 1C 23 06 12 08 0E 03 09 03 06 03 00 03 1A 03</text:p>
          </table:table-cell>
          <table:table-cell table:number-columns-repeated="4"/>
          <table:table-cell table:formula="of:=IF([.L3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D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2268" calcext:value-type="float">
            <text:p>2268</text:p>
          </table:table-cell>
          <table:table-cell office:value-type="float" office:value="23" calcext:value-type="float">
            <text:p>23</text:p>
          </table:table-cell>
          <table:table-cell table:formula="of:=[.O32] &amp; &quot; * &quot; &amp; [.P32] &amp; &quot; &quot; &amp; &quot;00 07 03 01 &quot; &amp; LEFT([.A32]; LEN([.A32])-1) &amp; &quot; 08 &quot; &amp; LEFT([.A32]; LEN([.A32])-1) &amp; &quot; 15 &quot; &amp; LEFT([.A32]; LEN([.A32])-1) &amp; &quot; 23 06 &quot; &amp; [.$P$1] &amp; &quot; 0&quot; &amp; MIN([.J32]; 8) &amp; &quot; &quot; &amp; [.$R$1] &amp; &quot; 0&quot; &amp; [.K32] &amp; &quot; &quot; &amp; [.$T$1] &amp; &quot; 0&quot; &amp; ABS([.L32]) &amp; &quot; &quot; &amp; [.$V$1] &amp; &quot; 0&quot; &amp; ABS([.L32]) &amp; &quot; &quot; &amp; [.$X$1] &amp; &quot; 0&quot; &amp; ABS([.L32]) &amp; &quot; &quot; &amp; [.$Z$1] &amp; &quot; 0&quot; &amp; ABS([.L32])" office:value-type="string" office:string-value="2268 * 23 00 07 03 01 1D 08 1D 15 1D 23 06 12 06 0E 02 09 03 06 03 00 03 1A 03" calcext:value-type="string">
            <text:p>2268 * 23 00 07 03 01 1D 08 1D 15 1D 23 06 12 06 0E 02 09 03 06 03 00 03 1A 03</text:p>
          </table:table-cell>
          <table:table-cell table:number-columns-repeated="4"/>
          <table:table-cell table:formula="of:=IF([.L3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E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temperate, subtropical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01h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  <table:table-cell office:value-type="float" office:value="2269" calcext:value-type="float">
            <text:p>2269</text:p>
          </table:table-cell>
          <table:table-cell office:value-type="float" office:value="23" calcext:value-type="float">
            <text:p>23</text:p>
          </table:table-cell>
          <table:table-cell table:formula="of:=[.O33] &amp; &quot; * &quot; &amp; [.P33] &amp; &quot; &quot; &amp; &quot;00 07 03 01 &quot; &amp; LEFT([.A33]; LEN([.A33])-1) &amp; &quot; 08 &quot; &amp; LEFT([.A33]; LEN([.A33])-1) &amp; &quot; 15 &quot; &amp; LEFT([.A33]; LEN([.A33])-1) &amp; &quot; 23 06 &quot; &amp; [.$P$1] &amp; &quot; 0&quot; &amp; MIN([.J33]; 8) &amp; &quot; &quot; &amp; [.$R$1] &amp; &quot; 0&quot; &amp; [.K33] &amp; &quot; &quot; &amp; [.$T$1] &amp; &quot; 0&quot; &amp; ABS([.L33]) &amp; &quot; &quot; &amp; [.$V$1] &amp; &quot; 0&quot; &amp; ABS([.L33]) &amp; &quot; &quot; &amp; [.$X$1] &amp; &quot; 0&quot; &amp; ABS([.L33]) &amp; &quot; &quot; &amp; [.$Z$1] &amp; &quot; 0&quot; &amp; ABS([.L33])" office:value-type="string" office:string-value="2269 * 23 00 07 03 01 1E 08 1E 15 1E 23 06 12 08 0E 03 09 03 06 03 00 03 1A 03" calcext:value-type="string">
            <text:p>2269 * 23 00 07 03 01 1E 08 1E 15 1E 23 06 12 08 0E 03 09 03 06 03 00 03 1A 03</text:p>
          </table:table-cell>
          <table:table-cell table:number-columns-repeated="4"/>
          <table:table-cell table:formula="of:=IF([.L3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Fh</text:p>
          </table:table-cell>
          <table:table-cell office:value-type="string" calcext:value-type="string">
            <text:p>theatre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2270" calcext:value-type="float">
            <text:p>2270</text:p>
          </table:table-cell>
          <table:table-cell office:value-type="float" office:value="23" calcext:value-type="float">
            <text:p>23</text:p>
          </table:table-cell>
          <table:table-cell table:formula="of:=[.O34] &amp; &quot; * &quot; &amp; [.P34] &amp; &quot; &quot; &amp; &quot;00 07 03 01 &quot; &amp; LEFT([.A34]; LEN([.A34])-1) &amp; &quot; 08 &quot; &amp; LEFT([.A34]; LEN([.A34])-1) &amp; &quot; 15 &quot; &amp; LEFT([.A34]; LEN([.A34])-1) &amp; &quot; 23 06 &quot; &amp; [.$P$1] &amp; &quot; 0&quot; &amp; MIN([.J34]; 8) &amp; &quot; &quot; &amp; [.$R$1] &amp; &quot; 0&quot; &amp; [.K34] &amp; &quot; &quot; &amp; [.$T$1] &amp; &quot; 0&quot; &amp; ABS([.L34]) &amp; &quot; &quot; &amp; [.$V$1] &amp; &quot; 0&quot; &amp; ABS([.L34]) &amp; &quot; &quot; &amp; [.$X$1] &amp; &quot; 0&quot; &amp; ABS([.L34]) &amp; &quot; &quot; &amp; [.$Z$1] &amp; &quot; 0&quot; &amp; ABS([.L34])" office:value-type="string" office:string-value="2270 * 23 00 07 03 01 1F 08 1F 15 1F 23 06 12 08 0E 02 09 02 06 02 00 02 1A 02" calcext:value-type="string">
            <text:p>2270 * 23 00 07 03 01 1F 08 1F 15 1F 23 06 12 08 0E 02 09 02 06 02 00 02 1A 02</text:p>
          </table:table-cell>
          <table:table-cell table:number-columns-repeated="4"/>
          <table:table-cell table:formula="of:=IF([.L3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0h</text:p>
          </table:table-cell>
          <table:table-cell office:value-type="string" calcext:value-type="string">
            <text:p>stadium (modern style, N part)</text:p>
          </table:table-cell>
          <table:table-cell office:value-type="string" calcext:value-type="string">
            <text:p>temperate, sub-arctic, subtropical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1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5] &amp; &quot; * &quot; &amp; [.P35] &amp; &quot; &quot; &amp; &quot;00 07 03 01 &quot; &amp; LEFT([.A35]; LEN([.A35])-1) &amp; &quot; 08 &quot; &amp; LEFT([.A35]; LEN([.A35])-1) &amp; &quot; 15 &quot; &amp; LEFT([.A35]; LEN([.A35])-1) &amp; &quot; 23 06 &quot; &amp; [.$P$1] &amp; &quot; 0&quot; &amp; MIN([.J35]; 8) &amp; &quot; &quot; &amp; [.$R$1] &amp; &quot; 0&quot; &amp; [.K35] &amp; &quot; &quot; &amp; [.$T$1] &amp; &quot; 0&quot; &amp; ABS([.L35]) &amp; &quot; &quot; &amp; [.$V$1] &amp; &quot; 0&quot; &amp; ABS([.L35]) &amp; &quot; &quot; &amp; [.$X$1] &amp; &quot; 0&quot; &amp; ABS([.L35]) &amp; &quot; &quot; &amp; [.$Z$1] &amp; &quot; 0&quot; &amp; ABS([.L35])" office:value-type="string" office:string-value=" * 23 00 07 03 01 20 08 20 15 20 23 06 12 04 0E 00 09 00 06 00 00 00 1A 00" calcext:value-type="string">
            <text:p><text:s/>* 23 00 07 03 01 20 08 20 15 20 23 06 12 04 0E 00 09 00 06 00 00 00 1A 00</text:p>
          </table:table-cell>
          <table:table-cell table:number-columns-repeated="4"/>
          <table:table-cell table:formula="of:=IF([.L3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1h</text:p>
          </table:table-cell>
          <table:table-cell office:value-type="string" calcext:value-type="string">
            <text:p>stadium (modern style, E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6] &amp; &quot; * &quot; &amp; [.P36] &amp; &quot; &quot; &amp; &quot;00 07 03 01 &quot; &amp; LEFT([.A36]; LEN([.A36])-1) &amp; &quot; 08 &quot; &amp; LEFT([.A36]; LEN([.A36])-1) &amp; &quot; 15 &quot; &amp; LEFT([.A36]; LEN([.A36])-1) &amp; &quot; 23 06 &quot; &amp; [.$P$1] &amp; &quot; 0&quot; &amp; MIN([.J36]; 8) &amp; &quot; &quot; &amp; [.$R$1] &amp; &quot; 0&quot; &amp; [.K36] &amp; &quot; &quot; &amp; [.$T$1] &amp; &quot; 0&quot; &amp; ABS([.L36]) &amp; &quot; &quot; &amp; [.$V$1] &amp; &quot; 0&quot; &amp; ABS([.L36]) &amp; &quot; &quot; &amp; [.$X$1] &amp; &quot; 0&quot; &amp; ABS([.L36]) &amp; &quot; &quot; &amp; [.$Z$1] &amp; &quot; 0&quot; &amp; ABS([.L36])" office:value-type="string" office:string-value=" * 23 00 07 03 01 21 08 21 15 21 23 06 12 04 0E 00 09 00 06 00 00 00 1A 00" calcext:value-type="string">
            <text:p><text:s/>* 23 00 07 03 01 21 08 21 15 21 23 06 12 04 0E 00 09 00 06 00 00 00 1A 00</text:p>
          </table:table-cell>
          <table:table-cell table:number-columns-repeated="4"/>
          <table:table-cell table:formula="of:=IF([.L3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2h</text:p>
          </table:table-cell>
          <table:table-cell office:value-type="string" calcext:value-type="string">
            <text:p>stadium (modern style, 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7] &amp; &quot; * &quot; &amp; [.P37] &amp; &quot; &quot; &amp; &quot;00 07 03 01 &quot; &amp; LEFT([.A37]; LEN([.A37])-1) &amp; &quot; 08 &quot; &amp; LEFT([.A37]; LEN([.A37])-1) &amp; &quot; 15 &quot; &amp; LEFT([.A37]; LEN([.A37])-1) &amp; &quot; 23 06 &quot; &amp; [.$P$1] &amp; &quot; 0&quot; &amp; MIN([.J37]; 8) &amp; &quot; &quot; &amp; [.$R$1] &amp; &quot; 0&quot; &amp; [.K37] &amp; &quot; &quot; &amp; [.$T$1] &amp; &quot; 0&quot; &amp; ABS([.L37]) &amp; &quot; &quot; &amp; [.$V$1] &amp; &quot; 0&quot; &amp; ABS([.L37]) &amp; &quot; &quot; &amp; [.$X$1] &amp; &quot; 0&quot; &amp; ABS([.L37]) &amp; &quot; &quot; &amp; [.$Z$1] &amp; &quot; 0&quot; &amp; ABS([.L37])" office:value-type="string" office:string-value=" * 23 00 07 03 01 22 08 22 15 22 23 06 12 04 0E 00 09 00 06 00 00 00 1A 00" calcext:value-type="string">
            <text:p><text:s/>* 23 00 07 03 01 22 08 22 15 22 23 06 12 04 0E 00 09 00 06 00 00 00 1A 00</text:p>
          </table:table-cell>
          <table:table-cell table:number-columns-repeated="4"/>
          <table:table-cell table:formula="of:=IF([.L3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3h</text:p>
          </table:table-cell>
          <table:table-cell office:value-type="string" calcext:value-type="string">
            <text:p>stadium (modern style, S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8] &amp; &quot; * &quot; &amp; [.P38] &amp; &quot; &quot; &amp; &quot;00 07 03 01 &quot; &amp; LEFT([.A38]; LEN([.A38])-1) &amp; &quot; 08 &quot; &amp; LEFT([.A38]; LEN([.A38])-1) &amp; &quot; 15 &quot; &amp; LEFT([.A38]; LEN([.A38])-1) &amp; &quot; 23 06 &quot; &amp; [.$P$1] &amp; &quot; 0&quot; &amp; MIN([.J38]; 8) &amp; &quot; &quot; &amp; [.$R$1] &amp; &quot; 0&quot; &amp; [.K38] &amp; &quot; &quot; &amp; [.$T$1] &amp; &quot; 0&quot; &amp; ABS([.L38]) &amp; &quot; &quot; &amp; [.$V$1] &amp; &quot; 0&quot; &amp; ABS([.L38]) &amp; &quot; &quot; &amp; [.$X$1] &amp; &quot; 0&quot; &amp; ABS([.L38]) &amp; &quot; &quot; &amp; [.$Z$1] &amp; &quot; 0&quot; &amp; ABS([.L38])" office:value-type="string" office:string-value=" * 23 00 07 03 01 23 08 23 15 23 23 06 12 04 0E 00 09 00 06 00 00 00 1A 00" calcext:value-type="string">
            <text:p><text:s/>* 23 00 07 03 01 23 08 23 15 23 23 06 12 04 0E 00 09 00 06 00 00 00 1A 00</text:p>
          </table:table-cell>
          <table:table-cell table:number-columns-repeated="4"/>
          <table:table-cell table:formula="of:=IF([.L3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h</text:p>
          </table:table-cell>
          <table:table-cell office:value-type="string" calcext:value-type="string">
            <text:p>offices ('vertical tube' style)</text:p>
          </table:table-cell>
          <table:table-cell office:value-type="string" calcext:value-type="string">
            <text:p>temperate, sub-arctic, subtropical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float" office:value="2271" calcext:value-type="float">
            <text:p>2271</text:p>
          </table:table-cell>
          <table:table-cell office:value-type="float" office:value="23" calcext:value-type="float">
            <text:p>23</text:p>
          </table:table-cell>
          <table:table-cell table:formula="of:=[.O39] &amp; &quot; * &quot; &amp; [.P39] &amp; &quot; &quot; &amp; &quot;00 07 03 01 &quot; &amp; LEFT([.A39]; LEN([.A39])-1) &amp; &quot; 08 &quot; &amp; LEFT([.A39]; LEN([.A39])-1) &amp; &quot; 15 &quot; &amp; LEFT([.A39]; LEN([.A39])-1) &amp; &quot; 23 06 &quot; &amp; [.$P$1] &amp; &quot; 0&quot; &amp; MIN([.J39]; 8) &amp; &quot; &quot; &amp; [.$R$1] &amp; &quot; 0&quot; &amp; [.K39] &amp; &quot; &quot; &amp; [.$T$1] &amp; &quot; 0&quot; &amp; ABS([.L39]) &amp; &quot; &quot; &amp; [.$V$1] &amp; &quot; 0&quot; &amp; ABS([.L39]) &amp; &quot; &quot; &amp; [.$X$1] &amp; &quot; 0&quot; &amp; ABS([.L39]) &amp; &quot; &quot; &amp; [.$Z$1] &amp; &quot; 0&quot; &amp; ABS([.L39])" office:value-type="string" office:string-value="2271 * 23 00 07 03 01 24 08 24 15 24 23 06 12 08 0E 03 09 02 06 02 00 02 1A 02" calcext:value-type="string">
            <text:p>2271 * 23 00 07 03 01 24 08 24 15 24 23 06 12 08 0E 03 09 02 06 02 00 02 1A 02</text:p>
          </table:table-cell>
          <table:table-cell table:number-columns-repeated="4"/>
          <table:table-cell table:formula="of:=IF([.L3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5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272" calcext:value-type="float">
            <text:p>2272</text:p>
          </table:table-cell>
          <table:table-cell office:value-type="float" office:value="23" calcext:value-type="float">
            <text:p>23</text:p>
          </table:table-cell>
          <table:table-cell table:formula="of:=[.O40] &amp; &quot; * &quot; &amp; [.P40] &amp; &quot; &quot; &amp; &quot;00 07 03 01 &quot; &amp; LEFT([.A40]; LEN([.A40])-1) &amp; &quot; 08 &quot; &amp; LEFT([.A40]; LEN([.A40])-1) &amp; &quot; 15 &quot; &amp; LEFT([.A40]; LEN([.A40])-1) &amp; &quot; 23 06 &quot; &amp; [.$P$1] &amp; &quot; 0&quot; &amp; MIN([.J40]; 8) &amp; &quot; &quot; &amp; [.$R$1] &amp; &quot; 0&quot; &amp; [.K40] &amp; &quot; &quot; &amp; [.$T$1] &amp; &quot; 0&quot; &amp; ABS([.L40]) &amp; &quot; &quot; &amp; [.$V$1] &amp; &quot; 0&quot; &amp; ABS([.L40]) &amp; &quot; &quot; &amp; [.$X$1] &amp; &quot; 0&quot; &amp; ABS([.L40]) &amp; &quot; &quot; &amp; [.$Z$1] &amp; &quot; 0&quot; &amp; ABS([.L40])" office:value-type="string" office:string-value="2272 * 23 00 07 03 01 25 08 25 15 25 23 06 12 03 0E 01 09 01 06 01 00 01 1A 01" calcext:value-type="string">
            <text:p>2272 * 23 00 07 03 01 25 08 25 15 25 23 06 12 03 0E 01 09 01 06 01 00 01 1A 01</text:p>
          </table:table-cell>
          <table:table-cell table:number-columns-repeated="4"/>
          <table:table-cell table:formula="of:=IF([.L40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6h</text:p>
          </table:table-cell>
          <table:table-cell office:value-type="string" calcext:value-type="string">
            <text:p>houses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273" calcext:value-type="float">
            <text:p>2273</text:p>
          </table:table-cell>
          <table:table-cell office:value-type="float" office:value="23" calcext:value-type="float">
            <text:p>23</text:p>
          </table:table-cell>
          <table:table-cell table:formula="of:=[.O41] &amp; &quot; * &quot; &amp; [.P41] &amp; &quot; &quot; &amp; &quot;00 07 03 01 &quot; &amp; LEFT([.A41]; LEN([.A41])-1) &amp; &quot; 08 &quot; &amp; LEFT([.A41]; LEN([.A41])-1) &amp; &quot; 15 &quot; &amp; LEFT([.A41]; LEN([.A41])-1) &amp; &quot; 23 06 &quot; &amp; [.$P$1] &amp; &quot; 0&quot; &amp; MIN([.J41]; 8) &amp; &quot; &quot; &amp; [.$R$1] &amp; &quot; 0&quot; &amp; [.K41] &amp; &quot; &quot; &amp; [.$T$1] &amp; &quot; 0&quot; &amp; ABS([.L41]) &amp; &quot; &quot; &amp; [.$V$1] &amp; &quot; 0&quot; &amp; ABS([.L41]) &amp; &quot; &quot; &amp; [.$X$1] &amp; &quot; 0&quot; &amp; ABS([.L41]) &amp; &quot; &quot; &amp; [.$Z$1] &amp; &quot; 0&quot; &amp; ABS([.L41])" office:value-type="string" office:string-value="2273 * 23 00 07 03 01 26 08 26 15 26 23 06 12 03 0E 01 09 01 06 01 00 01 1A 01" calcext:value-type="string">
            <text:p>2273 * 23 00 07 03 01 26 08 26 15 26 23 06 12 03 0E 01 09 01 06 01 00 01 1A 01</text:p>
          </table:table-cell>
          <table:table-cell table:number-columns-repeated="4"/>
          <table:table-cell table:formula="of:=IF([.L4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7h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office:value-type="float" office:value="2274" calcext:value-type="float">
            <text:p>2274</text:p>
          </table:table-cell>
          <table:table-cell office:value-type="float" office:value="23" calcext:value-type="float">
            <text:p>23</text:p>
          </table:table-cell>
          <table:table-cell table:formula="of:=[.O42] &amp; &quot; * &quot; &amp; [.P42] &amp; &quot; &quot; &amp; &quot;00 07 03 01 &quot; &amp; LEFT([.A42]; LEN([.A42])-1) &amp; &quot; 08 &quot; &amp; LEFT([.A42]; LEN([.A42])-1) &amp; &quot; 15 &quot; &amp; LEFT([.A42]; LEN([.A42])-1) &amp; &quot; 23 06 &quot; &amp; [.$P$1] &amp; &quot; 0&quot; &amp; MIN([.J42]; 8) &amp; &quot; &quot; &amp; [.$R$1] &amp; &quot; 0&quot; &amp; [.K42] &amp; &quot; &quot; &amp; [.$T$1] &amp; &quot; 0&quot; &amp; ABS([.L42]) &amp; &quot; &quot; &amp; [.$V$1] &amp; &quot; 0&quot; &amp; ABS([.L42]) &amp; &quot; &quot; &amp; [.$X$1] &amp; &quot; 0&quot; &amp; ABS([.L42]) &amp; &quot; &quot; &amp; [.$Z$1] &amp; &quot; 0&quot; &amp; ABS([.L42])" office:value-type="string" office:string-value="2274 * 23 00 07 03 01 27 08 27 15 27 23 06 12 08 0E 02 09 02 06 02 00 02 1A 02" calcext:value-type="string">
            <text:p>2274 * 23 00 07 03 01 27 08 27 15 27 23 06 12 08 0E 02 09 02 06 02 00 02 1A 02</text:p>
          </table:table-cell>
          <table:table-cell table:number-columns-repeated="4"/>
          <table:table-cell table:formula="of:=IF([.L4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8h</text:p>
          </table:table-cell>
          <table:table-cell office:value-type="string" calcext:value-type="string">
            <text:p>shopping mall (N part)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1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275" calcext:value-type="float">
            <text:p>2275</text:p>
          </table:table-cell>
          <table:table-cell office:value-type="float" office:value="23" calcext:value-type="float">
            <text:p>23</text:p>
          </table:table-cell>
          <table:table-cell table:formula="of:=[.O43] &amp; &quot; * &quot; &amp; [.P43] &amp; &quot; &quot; &amp; &quot;00 07 03 01 &quot; &amp; LEFT([.A43]; LEN([.A43])-1) &amp; &quot; 08 &quot; &amp; LEFT([.A43]; LEN([.A43])-1) &amp; &quot; 15 &quot; &amp; LEFT([.A43]; LEN([.A43])-1) &amp; &quot; 23 06 &quot; &amp; [.$P$1] &amp; &quot; 0&quot; &amp; MIN([.J43]; 8) &amp; &quot; &quot; &amp; [.$R$1] &amp; &quot; 0&quot; &amp; [.K43] &amp; &quot; &quot; &amp; [.$T$1] &amp; &quot; 0&quot; &amp; ABS([.L43]) &amp; &quot; &quot; &amp; [.$V$1] &amp; &quot; 0&quot; &amp; ABS([.L43]) &amp; &quot; &quot; &amp; [.$X$1] &amp; &quot; 0&quot; &amp; ABS([.L43]) &amp; &quot; &quot; &amp; [.$Z$1] &amp; &quot; 0&quot; &amp; ABS([.L43])" office:value-type="string" office:string-value="2275 * 23 00 07 03 01 28 08 28 15 28 23 06 12 08 0E 02 09 03 06 03 00 03 1A 03" calcext:value-type="string">
            <text:p>2275 * 23 00 07 03 01 28 08 28 15 28 23 06 12 08 0E 02 09 03 06 03 00 03 1A 03</text:p>
          </table:table-cell>
          <table:table-cell table:number-columns-repeated="4"/>
          <table:table-cell table:formula="of:=IF([.L4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9h</text:p>
          </table:table-cell>
          <table:table-cell office:value-type="string" calcext:value-type="string">
            <text:p>shopping mall (E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276" calcext:value-type="float">
            <text:p>2276</text:p>
          </table:table-cell>
          <table:table-cell office:value-type="float" office:value="23" calcext:value-type="float">
            <text:p>23</text:p>
          </table:table-cell>
          <table:table-cell table:formula="of:=[.O44] &amp; &quot; * &quot; &amp; [.P44] &amp; &quot; &quot; &amp; &quot;00 07 03 01 &quot; &amp; LEFT([.A44]; LEN([.A44])-1) &amp; &quot; 08 &quot; &amp; LEFT([.A44]; LEN([.A44])-1) &amp; &quot; 15 &quot; &amp; LEFT([.A44]; LEN([.A44])-1) &amp; &quot; 23 06 &quot; &amp; [.$P$1] &amp; &quot; 0&quot; &amp; MIN([.J44]; 8) &amp; &quot; &quot; &amp; [.$R$1] &amp; &quot; 0&quot; &amp; [.K44] &amp; &quot; &quot; &amp; [.$T$1] &amp; &quot; 0&quot; &amp; ABS([.L44]) &amp; &quot; &quot; &amp; [.$V$1] &amp; &quot; 0&quot; &amp; ABS([.L44]) &amp; &quot; &quot; &amp; [.$X$1] &amp; &quot; 0&quot; &amp; ABS([.L44]) &amp; &quot; &quot; &amp; [.$Z$1] &amp; &quot; 0&quot; &amp; ABS([.L44])" office:value-type="string" office:string-value="2276 * 23 00 07 03 01 29 08 29 15 29 23 06 12 08 0E 02 09 03 06 03 00 03 1A 03" calcext:value-type="string">
            <text:p>2276 * 23 00 07 03 01 29 08 29 15 29 23 06 12 08 0E 02 09 03 06 03 00 03 1A 03</text:p>
          </table:table-cell>
          <table:table-cell table:number-columns-repeated="4"/>
          <table:table-cell table:formula="of:=IF([.L4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Ah</text:p>
          </table:table-cell>
          <table:table-cell office:value-type="string" calcext:value-type="string">
            <text:p>shopping mall (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277" calcext:value-type="float">
            <text:p>2277</text:p>
          </table:table-cell>
          <table:table-cell office:value-type="float" office:value="23" calcext:value-type="float">
            <text:p>23</text:p>
          </table:table-cell>
          <table:table-cell table:formula="of:=[.O45] &amp; &quot; * &quot; &amp; [.P45] &amp; &quot; &quot; &amp; &quot;00 07 03 01 &quot; &amp; LEFT([.A45]; LEN([.A45])-1) &amp; &quot; 08 &quot; &amp; LEFT([.A45]; LEN([.A45])-1) &amp; &quot; 15 &quot; &amp; LEFT([.A45]; LEN([.A45])-1) &amp; &quot; 23 06 &quot; &amp; [.$P$1] &amp; &quot; 0&quot; &amp; MIN([.J45]; 8) &amp; &quot; &quot; &amp; [.$R$1] &amp; &quot; 0&quot; &amp; [.K45] &amp; &quot; &quot; &amp; [.$T$1] &amp; &quot; 0&quot; &amp; ABS([.L45]) &amp; &quot; &quot; &amp; [.$V$1] &amp; &quot; 0&quot; &amp; ABS([.L45]) &amp; &quot; &quot; &amp; [.$X$1] &amp; &quot; 0&quot; &amp; ABS([.L45]) &amp; &quot; &quot; &amp; [.$Z$1] &amp; &quot; 0&quot; &amp; ABS([.L45])" office:value-type="string" office:string-value="2277 * 23 00 07 03 01 2A 08 2A 15 2A 23 06 12 08 0E 02 09 03 06 03 00 03 1A 03" calcext:value-type="string">
            <text:p>2277 * 23 00 07 03 01 2A 08 2A 15 2A 23 06 12 08 0E 02 09 03 06 03 00 03 1A 03</text:p>
          </table:table-cell>
          <table:table-cell table:number-columns-repeated="4"/>
          <table:table-cell table:formula="of:=IF([.L4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Bh</text:p>
          </table:table-cell>
          <table:table-cell office:value-type="string" calcext:value-type="string">
            <text:p>shopping mall (S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278" calcext:value-type="float">
            <text:p>2278</text:p>
          </table:table-cell>
          <table:table-cell office:value-type="float" office:value="23" calcext:value-type="float">
            <text:p>23</text:p>
          </table:table-cell>
          <table:table-cell table:formula="of:=[.O46] &amp; &quot; * &quot; &amp; [.P46] &amp; &quot; &quot; &amp; &quot;00 07 03 01 &quot; &amp; LEFT([.A46]; LEN([.A46])-1) &amp; &quot; 08 &quot; &amp; LEFT([.A46]; LEN([.A46])-1) &amp; &quot; 15 &quot; &amp; LEFT([.A46]; LEN([.A46])-1) &amp; &quot; 23 06 &quot; &amp; [.$P$1] &amp; &quot; 0&quot; &amp; MIN([.J46]; 8) &amp; &quot; &quot; &amp; [.$R$1] &amp; &quot; 0&quot; &amp; [.K46] &amp; &quot; &quot; &amp; [.$T$1] &amp; &quot; 0&quot; &amp; ABS([.L46]) &amp; &quot; &quot; &amp; [.$V$1] &amp; &quot; 0&quot; &amp; ABS([.L46]) &amp; &quot; &quot; &amp; [.$X$1] &amp; &quot; 0&quot; &amp; ABS([.L46]) &amp; &quot; &quot; &amp; [.$Z$1] &amp; &quot; 0&quot; &amp; ABS([.L46])" office:value-type="string" office:string-value="2278 * 23 00 07 03 01 2B 08 2B 15 2B 23 06 12 08 0E 02 09 03 06 03 00 03 1A 03" calcext:value-type="string">
            <text:p>2278 * 23 00 07 03 01 2B 08 2B 15 2B 23 06 12 08 0E 02 09 03 06 03 00 03 1A 03</text:p>
          </table:table-cell>
          <table:table-cell table:number-columns-repeated="4"/>
          <table:table-cell table:formula="of:=IF([.L4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C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79" calcext:value-type="float">
            <text:p>2279</text:p>
          </table:table-cell>
          <table:table-cell office:value-type="float" office:value="23" calcext:value-type="float">
            <text:p>23</text:p>
          </table:table-cell>
          <table:table-cell table:formula="of:=[.O47] &amp; &quot; * &quot; &amp; [.P47] &amp; &quot; &quot; &amp; &quot;00 07 03 01 &quot; &amp; LEFT([.A47]; LEN([.A47])-1) &amp; &quot; 08 &quot; &amp; LEFT([.A47]; LEN([.A47])-1) &amp; &quot; 15 &quot; &amp; LEFT([.A47]; LEN([.A47])-1) &amp; &quot; 23 06 &quot; &amp; [.$P$1] &amp; &quot; 0&quot; &amp; MIN([.J47]; 8) &amp; &quot; &quot; &amp; [.$R$1] &amp; &quot; 0&quot; &amp; [.K47] &amp; &quot; &quot; &amp; [.$T$1] &amp; &quot; 0&quot; &amp; ABS([.L47]) &amp; &quot; &quot; &amp; [.$V$1] &amp; &quot; 0&quot; &amp; ABS([.L47]) &amp; &quot; &quot; &amp; [.$X$1] &amp; &quot; 0&quot; &amp; ABS([.L47]) &amp; &quot; &quot; &amp; [.$Z$1] &amp; &quot; 0&quot; &amp; ABS([.L47])" office:value-type="string" office:string-value="2279 * 23 00 07 03 01 2C 08 2C 15 2C 23 06 12 05 0E 02 09 02 06 02 00 02 1A 02" calcext:value-type="string">
            <text:p>2279 * 23 00 07 03 01 2C 08 2C 15 2C 23 06 12 05 0E 02 09 02 06 02 00 02 1A 02</text:p>
          </table:table-cell>
          <table:table-cell table:number-columns-repeated="4"/>
          <table:table-cell table:formula="of:=IF([.L47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D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80" calcext:value-type="float">
            <text:p>2280</text:p>
          </table:table-cell>
          <table:table-cell office:value-type="float" office:value="23" calcext:value-type="float">
            <text:p>23</text:p>
          </table:table-cell>
          <table:table-cell table:formula="of:=[.O48] &amp; &quot; * &quot; &amp; [.P48] &amp; &quot; &quot; &amp; &quot;00 07 03 01 &quot; &amp; LEFT([.A48]; LEN([.A48])-1) &amp; &quot; 08 &quot; &amp; LEFT([.A48]; LEN([.A48])-1) &amp; &quot; 15 &quot; &amp; LEFT([.A48]; LEN([.A48])-1) &amp; &quot; 23 06 &quot; &amp; [.$P$1] &amp; &quot; 0&quot; &amp; MIN([.J48]; 8) &amp; &quot; &quot; &amp; [.$R$1] &amp; &quot; 0&quot; &amp; [.K48] &amp; &quot; &quot; &amp; [.$T$1] &amp; &quot; 0&quot; &amp; ABS([.L48]) &amp; &quot; &quot; &amp; [.$V$1] &amp; &quot; 0&quot; &amp; ABS([.L48]) &amp; &quot; &quot; &amp; [.$X$1] &amp; &quot; 0&quot; &amp; ABS([.L48]) &amp; &quot; &quot; &amp; [.$Z$1] &amp; &quot; 0&quot; &amp; ABS([.L48])" office:value-type="string" office:string-value="2280 * 23 00 07 03 01 2D 08 2D 15 2D 23 06 12 05 0E 02 09 02 06 02 00 02 1A 02" calcext:value-type="string">
            <text:p>2280 * 23 00 07 03 01 2D 08 2D 15 2D 23 06 12 05 0E 02 09 02 06 02 00 02 1A 02</text:p>
          </table:table-cell>
          <table:table-cell table:number-columns-repeated="4"/>
          <table:table-cell table:formula="of:=IF([.L48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Eh</text:p>
          </table:table-cell>
          <table:table-cell office:value-type="string" calcext:value-type="string">
            <text:p>houses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281" calcext:value-type="float">
            <text:p>2281</text:p>
          </table:table-cell>
          <table:table-cell office:value-type="float" office:value="23" calcext:value-type="float">
            <text:p>23</text:p>
          </table:table-cell>
          <table:table-cell table:formula="of:=[.O49] &amp; &quot; * &quot; &amp; [.P49] &amp; &quot; &quot; &amp; &quot;00 07 03 01 &quot; &amp; LEFT([.A49]; LEN([.A49])-1) &amp; &quot; 08 &quot; &amp; LEFT([.A49]; LEN([.A49])-1) &amp; &quot; 15 &quot; &amp; LEFT([.A49]; LEN([.A49])-1) &amp; &quot; 23 06 &quot; &amp; [.$P$1] &amp; &quot; 0&quot; &amp; MIN([.J49]; 8) &amp; &quot; &quot; &amp; [.$R$1] &amp; &quot; 0&quot; &amp; [.K49] &amp; &quot; &quot; &amp; [.$T$1] &amp; &quot; 0&quot; &amp; ABS([.L49]) &amp; &quot; &quot; &amp; [.$V$1] &amp; &quot; 0&quot; &amp; ABS([.L49]) &amp; &quot; &quot; &amp; [.$X$1] &amp; &quot; 0&quot; &amp; ABS([.L49]) &amp; &quot; &quot; &amp; [.$Z$1] &amp; &quot; 0&quot; &amp; ABS([.L49])" office:value-type="string" office:string-value="2281 * 23 00 07 03 01 2E 08 2E 15 2E 23 06 12 03 0E 01 09 02 06 02 00 02 1A 02" calcext:value-type="string">
            <text:p>2281 * 23 00 07 03 01 2E 08 2E 15 2E 23 06 12 03 0E 01 09 02 06 02 00 02 1A 02</text:p>
          </table:table-cell>
          <table:table-cell table:number-columns-repeated="4"/>
          <table:table-cell table:formula="of:=IF([.L49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F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, 3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282" calcext:value-type="float">
            <text:p>2282</text:p>
          </table:table-cell>
          <table:table-cell office:value-type="float" office:value="23" calcext:value-type="float">
            <text:p>23</text:p>
          </table:table-cell>
          <table:table-cell table:formula="of:=[.O50] &amp; &quot; * &quot; &amp; [.P50] &amp; &quot; &quot; &amp; &quot;00 07 03 01 &quot; &amp; LEFT([.A50]; LEN([.A50])-1) &amp; &quot; 08 &quot; &amp; LEFT([.A50]; LEN([.A50])-1) &amp; &quot; 15 &quot; &amp; LEFT([.A50]; LEN([.A50])-1) &amp; &quot; 23 06 &quot; &amp; [.$P$1] &amp; &quot; 0&quot; &amp; MIN([.J50]; 8) &amp; &quot; &quot; &amp; [.$R$1] &amp; &quot; 0&quot; &amp; [.K50] &amp; &quot; &quot; &amp; [.$T$1] &amp; &quot; 0&quot; &amp; ABS([.L50]) &amp; &quot; &quot; &amp; [.$V$1] &amp; &quot; 0&quot; &amp; ABS([.L50]) &amp; &quot; &quot; &amp; [.$X$1] &amp; &quot; 0&quot; &amp; ABS([.L50]) &amp; &quot; &quot; &amp; [.$Z$1] &amp; &quot; 0&quot; &amp; ABS([.L50])" office:value-type="string" office:string-value="2282 * 23 00 07 03 01 2F 08 2F 15 2F 23 06 12 03 0E 01 09 02 06 02 00 02 1A 02" calcext:value-type="string">
            <text:p>2282 * 23 00 07 03 01 2F 08 2F 15 2F 23 06 12 03 0E 01 09 02 06 02 00 02 1A 02</text:p>
          </table:table-cell>
          <table:table-cell table:number-columns-repeated="4"/>
          <table:table-cell table:formula="of:=IF([.L50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0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3" calcext:value-type="float">
            <text:p>196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283" calcext:value-type="float">
            <text:p>2283</text:p>
          </table:table-cell>
          <table:table-cell office:value-type="float" office:value="23" calcext:value-type="float">
            <text:p>23</text:p>
          </table:table-cell>
          <table:table-cell table:formula="of:=[.O51] &amp; &quot; * &quot; &amp; [.P51] &amp; &quot; &quot; &amp; &quot;00 07 03 01 &quot; &amp; LEFT([.A51]; LEN([.A51])-1) &amp; &quot; 08 &quot; &amp; LEFT([.A51]; LEN([.A51])-1) &amp; &quot; 15 &quot; &amp; LEFT([.A51]; LEN([.A51])-1) &amp; &quot; 23 06 &quot; &amp; [.$P$1] &amp; &quot; 0&quot; &amp; MIN([.J51]; 8) &amp; &quot; &quot; &amp; [.$R$1] &amp; &quot; 0&quot; &amp; [.K51] &amp; &quot; &quot; &amp; [.$T$1] &amp; &quot; 0&quot; &amp; ABS([.L51]) &amp; &quot; &quot; &amp; [.$V$1] &amp; &quot; 0&quot; &amp; ABS([.L51]) &amp; &quot; &quot; &amp; [.$X$1] &amp; &quot; 0&quot; &amp; ABS([.L51]) &amp; &quot; &quot; &amp; [.$Z$1] &amp; &quot; 0&quot; &amp; ABS([.L51])" office:value-type="string" office:string-value="2283 * 23 00 07 03 01 30 08 30 15 30 23 06 12 03 0E 01 09 02 06 02 00 02 1A 02" calcext:value-type="string">
            <text:p>2283 * 23 00 07 03 01 30 08 30 15 30 23 06 12 03 0E 01 09 02 06 02 00 02 1A 02</text:p>
          </table:table-cell>
          <table:table-cell table:number-columns-repeated="4"/>
          <table:table-cell table:formula="of:=IF([.L5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1h</text:p>
          </table:table-cell>
          <table:table-cell office:value-type="string" calcext:value-type="string">
            <text:p>houses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3" calcext:value-type="float">
            <text:p>196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284" calcext:value-type="float">
            <text:p>2284</text:p>
          </table:table-cell>
          <table:table-cell office:value-type="float" office:value="23" calcext:value-type="float">
            <text:p>23</text:p>
          </table:table-cell>
          <table:table-cell table:formula="of:=[.O52] &amp; &quot; * &quot; &amp; [.P52] &amp; &quot; &quot; &amp; &quot;00 07 03 01 &quot; &amp; LEFT([.A52]; LEN([.A52])-1) &amp; &quot; 08 &quot; &amp; LEFT([.A52]; LEN([.A52])-1) &amp; &quot; 15 &quot; &amp; LEFT([.A52]; LEN([.A52])-1) &amp; &quot; 23 06 &quot; &amp; [.$P$1] &amp; &quot; 0&quot; &amp; MIN([.J52]; 8) &amp; &quot; &quot; &amp; [.$R$1] &amp; &quot; 0&quot; &amp; [.K52] &amp; &quot; &quot; &amp; [.$T$1] &amp; &quot; 0&quot; &amp; ABS([.L52]) &amp; &quot; &quot; &amp; [.$V$1] &amp; &quot; 0&quot; &amp; ABS([.L52]) &amp; &quot; &quot; &amp; [.$X$1] &amp; &quot; 0&quot; &amp; ABS([.L52]) &amp; &quot; &quot; &amp; [.$Z$1] &amp; &quot; 0&quot; &amp; ABS([.L52])" office:value-type="string" office:string-value="2284 * 23 00 07 03 01 31 08 31 15 31 23 06 12 03 0E 01 09 02 06 02 00 02 1A 02" calcext:value-type="string">
            <text:p>2284 * 23 00 07 03 01 31 08 31 15 31 23 06 12 03 0E 01 09 02 06 02 00 02 1A 02</text:p>
          </table:table-cell>
          <table:table-cell table:number-columns-repeated="4"/>
          <table:table-cell table:formula="of:=IF([.L52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2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-arctic, subtropical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one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3] &amp; &quot; * &quot; &amp; [.P53] &amp; &quot; &quot; &amp; &quot;00 07 03 01 &quot; &amp; LEFT([.A53]; LEN([.A53])-1) &amp; &quot; 08 &quot; &amp; LEFT([.A53]; LEN([.A53])-1) &amp; &quot; 15 &quot; &amp; LEFT([.A53]; LEN([.A53])-1) &amp; &quot; 23 06 &quot; &amp; [.$P$1] &amp; &quot; 0&quot; &amp; MIN([.J53]; 8) &amp; &quot; &quot; &amp; [.$R$1] &amp; &quot; 0&quot; &amp; [.K53] &amp; &quot; &quot; &amp; [.$T$1] &amp; &quot; 0&quot; &amp; ABS([.L53]) &amp; &quot; &quot; &amp; [.$V$1] &amp; &quot; 0&quot; &amp; ABS([.L53]) &amp; &quot; &quot; &amp; [.$X$1] &amp; &quot; 0&quot; &amp; ABS([.L53]) &amp; &quot; &quot; &amp; [.$Z$1] &amp; &quot; 0&quot; &amp; ABS([.L53])" office:value-type="string" office:string-value=" * 23 00 07 03 01 32 08 32 15 32 23 06 12 08 0E 03 09 04 06 04 00 04 1A 04" calcext:value-type="string">
            <text:p><text:s/>* 23 00 07 03 01 32 08 32 15 32 23 06 12 08 0E 03 09 04 06 04 00 04 1A 04</text:p>
          </table:table-cell>
          <table:table-cell table:number-columns-repeated="4"/>
          <table:table-cell table:formula="of:=IF([.L5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3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one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4] &amp; &quot; * &quot; &amp; [.P54] &amp; &quot; &quot; &amp; &quot;00 07 03 01 &quot; &amp; LEFT([.A54]; LEN([.A54])-1) &amp; &quot; 08 &quot; &amp; LEFT([.A54]; LEN([.A54])-1) &amp; &quot; 15 &quot; &amp; LEFT([.A54]; LEN([.A54])-1) &amp; &quot; 23 06 &quot; &amp; [.$P$1] &amp; &quot; 0&quot; &amp; MIN([.J54]; 8) &amp; &quot; &quot; &amp; [.$R$1] &amp; &quot; 0&quot; &amp; [.K54] &amp; &quot; &quot; &amp; [.$T$1] &amp; &quot; 0&quot; &amp; ABS([.L54]) &amp; &quot; &quot; &amp; [.$V$1] &amp; &quot; 0&quot; &amp; ABS([.L54]) &amp; &quot; &quot; &amp; [.$X$1] &amp; &quot; 0&quot; &amp; ABS([.L54]) &amp; &quot; &quot; &amp; [.$Z$1] &amp; &quot; 0&quot; &amp; ABS([.L54])" office:value-type="string" office:string-value=" * 23 00 07 03 01 33 08 33 15 33 23 06 12 08 0E 03 09 04 06 04 00 04 1A 04" calcext:value-type="string">
            <text:p><text:s/>* 23 00 07 03 01 33 08 33 15 33 23 06 12 08 0E 03 09 04 06 04 00 04 1A 04</text:p>
          </table:table-cell>
          <table:table-cell table:number-columns-repeated="4"/>
          <table:table-cell table:formula="of:=IF([.L5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4h</text:p>
          </table:table-cell>
          <table:table-cell office:value-type="string" calcext:value-type="string">
            <text:p>tall office block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one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5] &amp; &quot; * &quot; &amp; [.P55] &amp; &quot; &quot; &amp; &quot;00 07 03 01 &quot; &amp; LEFT([.A55]; LEN([.A55])-1) &amp; &quot; 08 &quot; &amp; LEFT([.A55]; LEN([.A55])-1) &amp; &quot; 15 &quot; &amp; LEFT([.A55]; LEN([.A55])-1) &amp; &quot; 23 06 &quot; &amp; [.$P$1] &amp; &quot; 0&quot; &amp; MIN([.J55]; 8) &amp; &quot; &quot; &amp; [.$R$1] &amp; &quot; 0&quot; &amp; [.K55] &amp; &quot; &quot; &amp; [.$T$1] &amp; &quot; 0&quot; &amp; ABS([.L55]) &amp; &quot; &quot; &amp; [.$V$1] &amp; &quot; 0&quot; &amp; ABS([.L55]) &amp; &quot; &quot; &amp; [.$X$1] &amp; &quot; 0&quot; &amp; ABS([.L55]) &amp; &quot; &quot; &amp; [.$Z$1] &amp; &quot; 0&quot; &amp; ABS([.L55])" office:value-type="string" office:string-value=" * 23 00 07 03 01 34 08 34 15 34 23 06 12 08 0E 03 09 04 06 04 00 04 1A 04" calcext:value-type="string">
            <text:p><text:s/>* 23 00 07 03 01 34 08 34 15 34 23 06 12 08 0E 03 09 04 06 04 00 04 1A 04</text:p>
          </table:table-cell>
          <table:table-cell table:number-columns-repeated="4"/>
          <table:table-cell table:formula="of:=IF([.L5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5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one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6] &amp; &quot; * &quot; &amp; [.P56] &amp; &quot; &quot; &amp; &quot;00 07 03 01 &quot; &amp; LEFT([.A56]; LEN([.A56])-1) &amp; &quot; 08 &quot; &amp; LEFT([.A56]; LEN([.A56])-1) &amp; &quot; 15 &quot; &amp; LEFT([.A56]; LEN([.A56])-1) &amp; &quot; 23 06 &quot; &amp; [.$P$1] &amp; &quot; 0&quot; &amp; MIN([.J56]; 8) &amp; &quot; &quot; &amp; [.$R$1] &amp; &quot; 0&quot; &amp; [.K56] &amp; &quot; &quot; &amp; [.$T$1] &amp; &quot; 0&quot; &amp; ABS([.L56]) &amp; &quot; &quot; &amp; [.$V$1] &amp; &quot; 0&quot; &amp; ABS([.L56]) &amp; &quot; &quot; &amp; [.$X$1] &amp; &quot; 0&quot; &amp; ABS([.L56]) &amp; &quot; &quot; &amp; [.$Z$1] &amp; &quot; 0&quot; &amp; ABS([.L56])" office:value-type="string" office:string-value=" * 23 00 07 03 01 35 08 35 15 35 23 06 12 08 0E 03 09 04 06 04 00 04 1A 04" calcext:value-type="string">
            <text:p><text:s/>* 23 00 07 03 01 35 08 35 15 35 23 06 12 08 0E 03 09 04 06 04 00 04 1A 04</text:p>
          </table:table-cell>
          <table:table-cell table:number-columns-repeated="4"/>
          <table:table-cell table:formula="of:=IF([.L5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6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-arctic, 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none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7] &amp; &quot; * &quot; &amp; [.P57] &amp; &quot; &quot; &amp; &quot;00 07 03 01 &quot; &amp; LEFT([.A57]; LEN([.A57])-1) &amp; &quot; 08 &quot; &amp; LEFT([.A57]; LEN([.A57])-1) &amp; &quot; 15 &quot; &amp; LEFT([.A57]; LEN([.A57])-1) &amp; &quot; 23 06 &quot; &amp; [.$P$1] &amp; &quot; 0&quot; &amp; MIN([.J57]; 8) &amp; &quot; &quot; &amp; [.$R$1] &amp; &quot; 0&quot; &amp; [.K57] &amp; &quot; &quot; &amp; [.$T$1] &amp; &quot; 0&quot; &amp; ABS([.L57]) &amp; &quot; &quot; &amp; [.$V$1] &amp; &quot; 0&quot; &amp; ABS([.L57]) &amp; &quot; &quot; &amp; [.$X$1] &amp; &quot; 0&quot; &amp; ABS([.L57]) &amp; &quot; &quot; &amp; [.$Z$1] &amp; &quot; 0&quot; &amp; ABS([.L57])" office:value-type="string" office:string-value=" * 23 00 07 03 01 36 08 36 15 36 23 06 12 08 0E 03 09 05 06 05 00 05 1A 05" calcext:value-type="string">
            <text:p><text:s/>* 23 00 07 03 01 36 08 36 15 36 23 06 12 08 0E 03 09 05 06 05 00 05 1A 05</text:p>
          </table:table-cell>
          <table:table-cell table:number-columns-repeated="4"/>
          <table:table-cell table:formula="of:=IF([.L5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7h</text:p>
          </table:table-cell>
          <table:table-cell office:value-type="string" calcext:value-type="string">
            <text:p>tall office block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none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8] &amp; &quot; * &quot; &amp; [.P58] &amp; &quot; &quot; &amp; &quot;00 07 03 01 &quot; &amp; LEFT([.A58]; LEN([.A58])-1) &amp; &quot; 08 &quot; &amp; LEFT([.A58]; LEN([.A58])-1) &amp; &quot; 15 &quot; &amp; LEFT([.A58]; LEN([.A58])-1) &amp; &quot; 23 06 &quot; &amp; [.$P$1] &amp; &quot; 0&quot; &amp; MIN([.J58]; 8) &amp; &quot; &quot; &amp; [.$R$1] &amp; &quot; 0&quot; &amp; [.K58] &amp; &quot; &quot; &amp; [.$T$1] &amp; &quot; 0&quot; &amp; ABS([.L58]) &amp; &quot; &quot; &amp; [.$V$1] &amp; &quot; 0&quot; &amp; ABS([.L58]) &amp; &quot; &quot; &amp; [.$X$1] &amp; &quot; 0&quot; &amp; ABS([.L58]) &amp; &quot; &quot; &amp; [.$Z$1] &amp; &quot; 0&quot; &amp; ABS([.L58])" office:value-type="string" office:string-value=" * 23 00 07 03 01 37 08 37 15 37 23 06 12 08 0E 03 09 05 06 05 00 05 1A 05" calcext:value-type="string">
            <text:p><text:s/>* 23 00 07 03 01 37 08 37 15 37 23 06 12 08 0E 03 09 05 06 05 00 05 1A 05</text:p>
          </table:table-cell>
          <table:table-cell table:number-columns-repeated="4"/>
          <table:table-cell table:formula="of:=IF([.L5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8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285" calcext:value-type="float">
            <text:p>2285</text:p>
          </table:table-cell>
          <table:table-cell office:value-type="float" office:value="23" calcext:value-type="float">
            <text:p>23</text:p>
          </table:table-cell>
          <table:table-cell table:formula="of:=[.O59] &amp; &quot; * &quot; &amp; [.P59] &amp; &quot; &quot; &amp; &quot;00 07 03 01 &quot; &amp; LEFT([.A59]; LEN([.A59])-1) &amp; &quot; 08 &quot; &amp; LEFT([.A59]; LEN([.A59])-1) &amp; &quot; 15 &quot; &amp; LEFT([.A59]; LEN([.A59])-1) &amp; &quot; 23 06 &quot; &amp; [.$P$1] &amp; &quot; 0&quot; &amp; MIN([.J59]; 8) &amp; &quot; &quot; &amp; [.$R$1] &amp; &quot; 0&quot; &amp; [.K59] &amp; &quot; &quot; &amp; [.$T$1] &amp; &quot; 0&quot; &amp; ABS([.L59]) &amp; &quot; &quot; &amp; [.$V$1] &amp; &quot; 0&quot; &amp; ABS([.L59]) &amp; &quot; &quot; &amp; [.$X$1] &amp; &quot; 0&quot; &amp; ABS([.L59]) &amp; &quot; &quot; &amp; [.$Z$1] &amp; &quot; 0&quot; &amp; ABS([.L59])" office:value-type="string" office:string-value="2285 * 23 00 07 03 01 38 08 38 15 38 23 06 12 02 0E 01 09 01 06 01 00 01 1A 01" calcext:value-type="string">
            <text:p>2285 * 23 00 07 03 01 38 08 38 15 38 23 06 12 02 0E 01 09 01 06 01 00 01 1A 01</text:p>
          </table:table-cell>
          <table:table-cell table:number-columns-repeated="4"/>
          <table:table-cell table:formula="of:=IF([.L59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9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n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286" calcext:value-type="float">
            <text:p>2286</text:p>
          </table:table-cell>
          <table:table-cell office:value-type="float" office:value="23" calcext:value-type="float">
            <text:p>23</text:p>
          </table:table-cell>
          <table:table-cell table:formula="of:=[.O60] &amp; &quot; * &quot; &amp; [.P60] &amp; &quot; &quot; &amp; &quot;00 07 03 01 &quot; &amp; LEFT([.A60]; LEN([.A60])-1) &amp; &quot; 08 &quot; &amp; LEFT([.A60]; LEN([.A60])-1) &amp; &quot; 15 &quot; &amp; LEFT([.A60]; LEN([.A60])-1) &amp; &quot; 23 06 &quot; &amp; [.$P$1] &amp; &quot; 0&quot; &amp; MIN([.J60]; 8) &amp; &quot; &quot; &amp; [.$R$1] &amp; &quot; 0&quot; &amp; [.K60] &amp; &quot; &quot; &amp; [.$T$1] &amp; &quot; 0&quot; &amp; ABS([.L60]) &amp; &quot; &quot; &amp; [.$V$1] &amp; &quot; 0&quot; &amp; ABS([.L60]) &amp; &quot; &quot; &amp; [.$X$1] &amp; &quot; 0&quot; &amp; ABS([.L60]) &amp; &quot; &quot; &amp; [.$Z$1] &amp; &quot; 0&quot; &amp; ABS([.L60])" office:value-type="string" office:string-value="2286 * 23 00 07 03 01 39 08 39 15 39 23 06 12 02 0E 01 09 01 06 01 00 01 1A 01" calcext:value-type="string">
            <text:p>2286 * 23 00 07 03 01 39 08 39 15 39 23 06 12 02 0E 01 09 01 06 01 00 01 1A 01</text:p>
          </table:table-cell>
          <table:table-cell table:number-columns-repeated="4"/>
          <table:table-cell table:formula="of:=IF([.L60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A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287" calcext:value-type="float">
            <text:p>2287</text:p>
          </table:table-cell>
          <table:table-cell office:value-type="float" office:value="23" calcext:value-type="float">
            <text:p>23</text:p>
          </table:table-cell>
          <table:table-cell table:formula="of:=[.O61] &amp; &quot; * &quot; &amp; [.P61] &amp; &quot; &quot; &amp; &quot;00 07 03 01 &quot; &amp; LEFT([.A61]; LEN([.A61])-1) &amp; &quot; 08 &quot; &amp; LEFT([.A61]; LEN([.A61])-1) &amp; &quot; 15 &quot; &amp; LEFT([.A61]; LEN([.A61])-1) &amp; &quot; 23 06 &quot; &amp; [.$P$1] &amp; &quot; 0&quot; &amp; MIN([.J61]; 8) &amp; &quot; &quot; &amp; [.$R$1] &amp; &quot; 0&quot; &amp; [.K61] &amp; &quot; &quot; &amp; [.$T$1] &amp; &quot; 0&quot; &amp; ABS([.L61]) &amp; &quot; &quot; &amp; [.$V$1] &amp; &quot; 0&quot; &amp; ABS([.L61]) &amp; &quot; &quot; &amp; [.$X$1] &amp; &quot; 0&quot; &amp; ABS([.L61]) &amp; &quot; &quot; &amp; [.$Z$1] &amp; &quot; 0&quot; &amp; ABS([.L61])" office:value-type="string" office:string-value="2287 * 23 00 07 03 01 3A 08 3A 15 3A 23 06 12 03 0E 01 09 01 06 01 00 01 1A 01" calcext:value-type="string">
            <text:p>2287 * 23 00 07 03 01 3A 08 3A 15 3A 23 06 12 03 0E 01 09 01 06 01 00 01 1A 01</text:p>
          </table:table-cell>
          <table:table-cell table:number-columns-repeated="4"/>
          <table:table-cell table:formula="of:=IF([.L6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B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1, 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288" calcext:value-type="float">
            <text:p>2288</text:p>
          </table:table-cell>
          <table:table-cell office:value-type="float" office:value="23" calcext:value-type="float">
            <text:p>23</text:p>
          </table:table-cell>
          <table:table-cell table:formula="of:=[.O62] &amp; &quot; * &quot; &amp; [.P62] &amp; &quot; &quot; &amp; &quot;00 07 03 01 &quot; &amp; LEFT([.A62]; LEN([.A62])-1) &amp; &quot; 08 &quot; &amp; LEFT([.A62]; LEN([.A62])-1) &amp; &quot; 15 &quot; &amp; LEFT([.A62]; LEN([.A62])-1) &amp; &quot; 23 06 &quot; &amp; [.$P$1] &amp; &quot; 0&quot; &amp; MIN([.J62]; 8) &amp; &quot; &quot; &amp; [.$R$1] &amp; &quot; 0&quot; &amp; [.K62] &amp; &quot; &quot; &amp; [.$T$1] &amp; &quot; 0&quot; &amp; ABS([.L62]) &amp; &quot; &quot; &amp; [.$V$1] &amp; &quot; 0&quot; &amp; ABS([.L62]) &amp; &quot; &quot; &amp; [.$X$1] &amp; &quot; 0&quot; &amp; ABS([.L62]) &amp; &quot; &quot; &amp; [.$Z$1] &amp; &quot; 0&quot; &amp; ABS([.L62])" office:value-type="string" office:string-value="2288 * 23 00 07 03 01 3B 08 3B 15 3B 23 06 12 03 0E 01 09 01 06 01 00 01 1A 01" calcext:value-type="string">
            <text:p>2288 * 23 00 07 03 01 3B 08 3B 15 3B 23 06 12 03 0E 01 09 01 06 01 00 01 1A 01</text:p>
          </table:table-cell>
          <table:table-cell table:number-columns-repeated="4"/>
          <table:table-cell table:formula="of:=IF([.L62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3C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63] &amp; &quot; * &quot; &amp; [.P63] &amp; &quot; &quot; &amp; &quot;00 07 03 01 &quot; &amp; LEFT([.A63]; LEN([.A63])-1) &amp; &quot; 08 &quot; &amp; LEFT([.A63]; LEN([.A63])-1) &amp; &quot; 15 &quot; &amp; LEFT([.A63]; LEN([.A63])-1) &amp; &quot; 23 06 &quot; &amp; [.$P$1] &amp; &quot; 0&quot; &amp; MIN([.J63]; 8) &amp; &quot; &quot; &amp; [.$R$1] &amp; &quot; 0&quot; &amp; [.K63] &amp; &quot; &quot; &amp; [.$T$1] &amp; &quot; 0&quot; &amp; ABS([.L63]) &amp; &quot; &quot; &amp; [.$V$1] &amp; &quot; 0&quot; &amp; ABS([.L63]) &amp; &quot; &quot; &amp; [.$X$1] &amp; &quot; 0&quot; &amp; ABS([.L63]) &amp; &quot; &quot; &amp; [.$Z$1] &amp; &quot; 0&quot; &amp; ABS([.L63])" office:value-type="string" office:string-value=" * 23 00 07 03 01 3C 08 3C 15 3C 23 06 12 02 0E 00 09 00 06 00 00 00 1A 00" calcext:value-type="string">
            <text:p><text:s/>* 23 00 07 03 01 3C 08 3C 15 3C 23 06 12 02 0E 00 09 00 06 00 00 00 1A 00</text:p>
          </table:table-cell>
          <table:table-cell table:number-columns-repeated="4"/>
          <table:table-cell table:formula="of:=IF([.L6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3Dh</text:p>
          </table:table-cell>
          <table:table-cell office:value-type="string" calcext:value-type="string">
            <text:p>church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64] &amp; &quot; * &quot; &amp; [.P64] &amp; &quot; &quot; &amp; &quot;00 07 03 01 &quot; &amp; LEFT([.A64]; LEN([.A64])-1) &amp; &quot; 08 &quot; &amp; LEFT([.A64]; LEN([.A64])-1) &amp; &quot; 15 &quot; &amp; LEFT([.A64]; LEN([.A64])-1) &amp; &quot; 23 06 &quot; &amp; [.$P$1] &amp; &quot; 0&quot; &amp; MIN([.J64]; 8) &amp; &quot; &quot; &amp; [.$R$1] &amp; &quot; 0&quot; &amp; [.K64] &amp; &quot; &quot; &amp; [.$T$1] &amp; &quot; 0&quot; &amp; ABS([.L64]) &amp; &quot; &quot; &amp; [.$V$1] &amp; &quot; 0&quot; &amp; ABS([.L64]) &amp; &quot; &quot; &amp; [.$X$1] &amp; &quot; 0&quot; &amp; ABS([.L64]) &amp; &quot; &quot; &amp; [.$Z$1] &amp; &quot; 0&quot; &amp; ABS([.L64])" office:value-type="string" office:string-value=" * 23 00 07 03 01 3D 08 3D 15 3D 23 06 12 02 0E 00 09 00 06 00 00 00 1A 00" calcext:value-type="string">
            <text:p><text:s/>* 23 00 07 03 01 3D 08 3D 15 3D 23 06 12 02 0E 00 09 00 06 00 00 00 1A 00</text:p>
          </table:table-cell>
          <table:table-cell table:number-columns-repeated="4"/>
          <table:table-cell table:formula="of:=IF([.L6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E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289" calcext:value-type="float">
            <text:p>2289</text:p>
          </table:table-cell>
          <table:table-cell office:value-type="float" office:value="23" calcext:value-type="float">
            <text:p>23</text:p>
          </table:table-cell>
          <table:table-cell table:formula="of:=[.O65] &amp; &quot; * &quot; &amp; [.P65] &amp; &quot; &quot; &amp; &quot;00 07 03 01 &quot; &amp; LEFT([.A65]; LEN([.A65])-1) &amp; &quot; 08 &quot; &amp; LEFT([.A65]; LEN([.A65])-1) &amp; &quot; 15 &quot; &amp; LEFT([.A65]; LEN([.A65])-1) &amp; &quot; 23 06 &quot; &amp; [.$P$1] &amp; &quot; 0&quot; &amp; MIN([.J65]; 8) &amp; &quot; &quot; &amp; [.$R$1] &amp; &quot; 0&quot; &amp; [.K65] &amp; &quot; &quot; &amp; [.$T$1] &amp; &quot; 0&quot; &amp; ABS([.L65]) &amp; &quot; &quot; &amp; [.$V$1] &amp; &quot; 0&quot; &amp; ABS([.L65]) &amp; &quot; &quot; &amp; [.$X$1] &amp; &quot; 0&quot; &amp; ABS([.L65]) &amp; &quot; &quot; &amp; [.$Z$1] &amp; &quot; 0&quot; &amp; ABS([.L65])" office:value-type="string" office:string-value="2289 * 23 00 07 03 01 3E 08 3E 15 3E 23 06 12 03 0E 01 09 01 06 01 00 01 1A 01" calcext:value-type="string">
            <text:p>2289 * 23 00 07 03 01 3E 08 3E 15 3E 23 06 12 03 0E 01 09 01 06 01 00 01 1A 01</text:p>
          </table:table-cell>
          <table:table-cell table:number-columns-repeated="4"/>
          <table:table-cell table:formula="of:=IF([.L65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F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290" calcext:value-type="float">
            <text:p>2290</text:p>
          </table:table-cell>
          <table:table-cell office:value-type="float" office:value="23" calcext:value-type="float">
            <text:p>23</text:p>
          </table:table-cell>
          <table:table-cell table:formula="of:=[.O66] &amp; &quot; * &quot; &amp; [.P66] &amp; &quot; &quot; &amp; &quot;00 07 03 01 &quot; &amp; LEFT([.A66]; LEN([.A66])-1) &amp; &quot; 08 &quot; &amp; LEFT([.A66]; LEN([.A66])-1) &amp; &quot; 15 &quot; &amp; LEFT([.A66]; LEN([.A66])-1) &amp; &quot; 23 06 &quot; &amp; [.$P$1] &amp; &quot; 0&quot; &amp; MIN([.J66]; 8) &amp; &quot; &quot; &amp; [.$R$1] &amp; &quot; 0&quot; &amp; [.K66] &amp; &quot; &quot; &amp; [.$T$1] &amp; &quot; 0&quot; &amp; ABS([.L66]) &amp; &quot; &quot; &amp; [.$V$1] &amp; &quot; 0&quot; &amp; ABS([.L66]) &amp; &quot; &quot; &amp; [.$X$1] &amp; &quot; 0&quot; &amp; ABS([.L66]) &amp; &quot; &quot; &amp; [.$Z$1] &amp; &quot; 0&quot; &amp; ABS([.L66])" office:value-type="string" office:string-value="2290 * 23 00 07 03 01 3F 08 3F 15 3F 23 06 12 03 0E 01 09 01 06 01 00 01 1A 01" calcext:value-type="string">
            <text:p>2290 * 23 00 07 03 01 3F 08 3F 15 3F 23 06 12 03 0E 01 09 01 06 01 00 01 1A 01</text:p>
          </table:table-cell>
          <table:table-cell table:number-columns-repeated="4"/>
          <table:table-cell table:formula="of:=IF([.L66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0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2291" calcext:value-type="float">
            <text:p>2291</text:p>
          </table:table-cell>
          <table:table-cell office:value-type="float" office:value="23" calcext:value-type="float">
            <text:p>23</text:p>
          </table:table-cell>
          <table:table-cell table:formula="of:=[.O67] &amp; &quot; * &quot; &amp; [.P67] &amp; &quot; &quot; &amp; &quot;00 07 03 01 &quot; &amp; LEFT([.A67]; LEN([.A67])-1) &amp; &quot; 08 &quot; &amp; LEFT([.A67]; LEN([.A67])-1) &amp; &quot; 15 &quot; &amp; LEFT([.A67]; LEN([.A67])-1) &amp; &quot; 23 06 &quot; &amp; [.$P$1] &amp; &quot; 0&quot; &amp; MIN([.J67]; 8) &amp; &quot; &quot; &amp; [.$R$1] &amp; &quot; 0&quot; &amp; [.K67] &amp; &quot; &quot; &amp; [.$T$1] &amp; &quot; 0&quot; &amp; ABS([.L67]) &amp; &quot; &quot; &amp; [.$V$1] &amp; &quot; 0&quot; &amp; ABS([.L67]) &amp; &quot; &quot; &amp; [.$X$1] &amp; &quot; 0&quot; &amp; ABS([.L67]) &amp; &quot; &quot; &amp; [.$Z$1] &amp; &quot; 0&quot; &amp; ABS([.L67])" office:value-type="string" office:string-value="2291 * 23 00 07 03 01 40 08 40 15 40 23 06 12 06 0E 02 09 03 06 03 00 03 1A 03" calcext:value-type="string">
            <text:p>2291 * 23 00 07 03 01 40 08 40 15 40 23 06 12 06 0E 02 09 03 06 03 00 03 1A 03</text:p>
          </table:table-cell>
          <table:table-cell table:number-columns-repeated="4"/>
          <table:table-cell table:formula="of:=IF([.L6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1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2292" calcext:value-type="float">
            <text:p>2292</text:p>
          </table:table-cell>
          <table:table-cell office:value-type="float" office:value="23" calcext:value-type="float">
            <text:p>23</text:p>
          </table:table-cell>
          <table:table-cell table:formula="of:=[.O68] &amp; &quot; * &quot; &amp; [.P68] &amp; &quot; &quot; &amp; &quot;00 07 03 01 &quot; &amp; LEFT([.A68]; LEN([.A68])-1) &amp; &quot; 08 &quot; &amp; LEFT([.A68]; LEN([.A68])-1) &amp; &quot; 15 &quot; &amp; LEFT([.A68]; LEN([.A68])-1) &amp; &quot; 23 06 &quot; &amp; [.$P$1] &amp; &quot; 0&quot; &amp; MIN([.J68]; 8) &amp; &quot; &quot; &amp; [.$R$1] &amp; &quot; 0&quot; &amp; [.K68] &amp; &quot; &quot; &amp; [.$T$1] &amp; &quot; 0&quot; &amp; ABS([.L68]) &amp; &quot; &quot; &amp; [.$V$1] &amp; &quot; 0&quot; &amp; ABS([.L68]) &amp; &quot; &quot; &amp; [.$X$1] &amp; &quot; 0&quot; &amp; ABS([.L68]) &amp; &quot; &quot; &amp; [.$Z$1] &amp; &quot; 0&quot; &amp; ABS([.L68])" office:value-type="string" office:string-value="2292 * 23 00 07 03 01 41 08 41 15 41 23 06 12 06 0E 02 09 03 06 03 00 03 1A 03" calcext:value-type="string">
            <text:p>2292 * 23 00 07 03 01 41 08 41 15 41 23 06 12 06 0E 02 09 03 06 03 00 03 1A 03</text:p>
          </table:table-cell>
          <table:table-cell table:number-columns-repeated="4"/>
          <table:table-cell table:formula="of:=IF([.L6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h</text:p>
          </table:table-cell>
          <table:table-cell office:value-type="string" calcext:value-type="string">
            <text:p>hotel (N part)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8h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93" calcext:value-type="float">
            <text:p>2293</text:p>
          </table:table-cell>
          <table:table-cell office:value-type="float" office:value="23" calcext:value-type="float">
            <text:p>23</text:p>
          </table:table-cell>
          <table:table-cell table:formula="of:=[.O69] &amp; &quot; * &quot; &amp; [.P69] &amp; &quot; &quot; &amp; &quot;00 07 03 01 &quot; &amp; LEFT([.A69]; LEN([.A69])-1) &amp; &quot; 08 &quot; &amp; LEFT([.A69]; LEN([.A69])-1) &amp; &quot; 15 &quot; &amp; LEFT([.A69]; LEN([.A69])-1) &amp; &quot; 23 06 &quot; &amp; [.$P$1] &amp; &quot; 0&quot; &amp; MIN([.J69]; 8) &amp; &quot; &quot; &amp; [.$R$1] &amp; &quot; 0&quot; &amp; [.K69] &amp; &quot; &quot; &amp; [.$T$1] &amp; &quot; 0&quot; &amp; ABS([.L69]) &amp; &quot; &quot; &amp; [.$V$1] &amp; &quot; 0&quot; &amp; ABS([.L69]) &amp; &quot; &quot; &amp; [.$X$1] &amp; &quot; 0&quot; &amp; ABS([.L69]) &amp; &quot; &quot; &amp; [.$Z$1] &amp; &quot; 0&quot; &amp; ABS([.L69])" office:value-type="string" office:string-value="2293 * 23 00 07 03 01 42 08 42 15 42 23 06 12 06 0E 01 09 03 06 03 00 03 1A 03" calcext:value-type="string">
            <text:p>2293 * 23 00 07 03 01 42 08 42 15 42 23 06 12 06 0E 01 09 03 06 03 00 03 1A 03</text:p>
          </table:table-cell>
          <table:table-cell table:number-columns-repeated="4"/>
          <table:table-cell table:formula="of:=IF([.L69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3h</text:p>
          </table:table-cell>
          <table:table-cell office:value-type="string" calcext:value-type="string">
            <text:p>hotel (E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94" calcext:value-type="float">
            <text:p>2294</text:p>
          </table:table-cell>
          <table:table-cell office:value-type="float" office:value="23" calcext:value-type="float">
            <text:p>23</text:p>
          </table:table-cell>
          <table:table-cell table:formula="of:=[.O70] &amp; &quot; * &quot; &amp; [.P70] &amp; &quot; &quot; &amp; &quot;00 07 03 01 &quot; &amp; LEFT([.A70]; LEN([.A70])-1) &amp; &quot; 08 &quot; &amp; LEFT([.A70]; LEN([.A70])-1) &amp; &quot; 15 &quot; &amp; LEFT([.A70]; LEN([.A70])-1) &amp; &quot; 23 06 &quot; &amp; [.$P$1] &amp; &quot; 0&quot; &amp; MIN([.J70]; 8) &amp; &quot; &quot; &amp; [.$R$1] &amp; &quot; 0&quot; &amp; [.K70] &amp; &quot; &quot; &amp; [.$T$1] &amp; &quot; 0&quot; &amp; ABS([.L70]) &amp; &quot; &quot; &amp; [.$V$1] &amp; &quot; 0&quot; &amp; ABS([.L70]) &amp; &quot; &quot; &amp; [.$X$1] &amp; &quot; 0&quot; &amp; ABS([.L70]) &amp; &quot; &quot; &amp; [.$Z$1] &amp; &quot; 0&quot; &amp; ABS([.L70])" office:value-type="string" office:string-value="2294 * 23 00 07 03 01 43 08 43 15 43 23 06 12 06 0E 01 09 02 06 02 00 02 1A 02" calcext:value-type="string">
            <text:p>2294 * 23 00 07 03 01 43 08 43 15 43 23 06 12 06 0E 01 09 02 06 02 00 02 1A 02</text:p>
          </table:table-cell>
          <table:table-cell table:number-columns-repeated="4"/>
          <table:table-cell table:formula="of:=IF([.L7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4h</text:p>
          </table:table-cell>
          <table:table-cell office:value-type="string" calcext:value-type="string">
            <text:p>hotel (N part)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8h 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95" calcext:value-type="float">
            <text:p>2295</text:p>
          </table:table-cell>
          <table:table-cell office:value-type="float" office:value="23" calcext:value-type="float">
            <text:p>23</text:p>
          </table:table-cell>
          <table:table-cell table:formula="of:=[.O71] &amp; &quot; * &quot; &amp; [.P71] &amp; &quot; &quot; &amp; &quot;00 07 03 01 &quot; &amp; LEFT([.A71]; LEN([.A71])-1) &amp; &quot; 08 &quot; &amp; LEFT([.A71]; LEN([.A71])-1) &amp; &quot; 15 &quot; &amp; LEFT([.A71]; LEN([.A71])-1) &amp; &quot; 23 06 &quot; &amp; [.$P$1] &amp; &quot; 0&quot; &amp; MIN([.J71]; 8) &amp; &quot; &quot; &amp; [.$R$1] &amp; &quot; 0&quot; &amp; [.K71] &amp; &quot; &quot; &amp; [.$T$1] &amp; &quot; 0&quot; &amp; ABS([.L71]) &amp; &quot; &quot; &amp; [.$V$1] &amp; &quot; 0&quot; &amp; ABS([.L71]) &amp; &quot; &quot; &amp; [.$X$1] &amp; &quot; 0&quot; &amp; ABS([.L71]) &amp; &quot; &quot; &amp; [.$Z$1] &amp; &quot; 0&quot; &amp; ABS([.L71])" office:value-type="string" office:string-value="2295 * 23 00 07 03 01 44 08 44 15 44 23 06 12 06 0E 01 09 03 06 03 00 03 1A 03" calcext:value-type="string">
            <text:p>2295 * 23 00 07 03 01 44 08 44 15 44 23 06 12 06 0E 01 09 03 06 03 00 03 1A 03</text:p>
          </table:table-cell>
          <table:table-cell table:number-columns-repeated="4"/>
          <table:table-cell table:formula="of:=IF([.L7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5h</text:p>
          </table:table-cell>
          <table:table-cell office:value-type="string" calcext:value-type="string">
            <text:p>hotel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96" calcext:value-type="float">
            <text:p>2296</text:p>
          </table:table-cell>
          <table:table-cell office:value-type="float" office:value="23" calcext:value-type="float">
            <text:p>23</text:p>
          </table:table-cell>
          <table:table-cell table:formula="of:=[.O72] &amp; &quot; * &quot; &amp; [.P72] &amp; &quot; &quot; &amp; &quot;00 07 03 01 &quot; &amp; LEFT([.A72]; LEN([.A72])-1) &amp; &quot; 08 &quot; &amp; LEFT([.A72]; LEN([.A72])-1) &amp; &quot; 15 &quot; &amp; LEFT([.A72]; LEN([.A72])-1) &amp; &quot; 23 06 &quot; &amp; [.$P$1] &amp; &quot; 0&quot; &amp; MIN([.J72]; 8) &amp; &quot; &quot; &amp; [.$R$1] &amp; &quot; 0&quot; &amp; [.K72] &amp; &quot; &quot; &amp; [.$T$1] &amp; &quot; 0&quot; &amp; ABS([.L72]) &amp; &quot; &quot; &amp; [.$V$1] &amp; &quot; 0&quot; &amp; ABS([.L72]) &amp; &quot; &quot; &amp; [.$X$1] &amp; &quot; 0&quot; &amp; ABS([.L72]) &amp; &quot; &quot; &amp; [.$Z$1] &amp; &quot; 0&quot; &amp; ABS([.L72])" office:value-type="string" office:string-value="2296 * 23 00 07 03 01 45 08 45 15 45 23 06 12 06 0E 01 09 02 06 02 00 02 1A 02" calcext:value-type="string">
            <text:p>2296 * 23 00 07 03 01 45 08 45 15 45 23 06 12 06 0E 01 09 02 06 02 00 02 1A 02</text:p>
          </table:table-cell>
          <table:table-cell table:number-columns-repeated="4"/>
          <table:table-cell table:formula="of:=IF([.L7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6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ub-arctic, subtropical 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2297" calcext:value-type="float">
            <text:p>2297</text:p>
          </table:table-cell>
          <table:table-cell office:value-type="float" office:value="23" calcext:value-type="float">
            <text:p>23</text:p>
          </table:table-cell>
          <table:table-cell table:formula="of:=[.O73] &amp; &quot; * &quot; &amp; [.P73] &amp; &quot; &quot; &amp; &quot;00 07 03 01 &quot; &amp; LEFT([.A73]; LEN([.A73])-1) &amp; &quot; 08 &quot; &amp; LEFT([.A73]; LEN([.A73])-1) &amp; &quot; 15 &quot; &amp; LEFT([.A73]; LEN([.A73])-1) &amp; &quot; 23 06 &quot; &amp; [.$P$1] &amp; &quot; 0&quot; &amp; MIN([.J73]; 8) &amp; &quot; &quot; &amp; [.$R$1] &amp; &quot; 0&quot; &amp; [.K73] &amp; &quot; &quot; &amp; [.$T$1] &amp; &quot; 0&quot; &amp; ABS([.L73]) &amp; &quot; &quot; &amp; [.$V$1] &amp; &quot; 0&quot; &amp; ABS([.L73]) &amp; &quot; &quot; &amp; [.$X$1] &amp; &quot; 0&quot; &amp; ABS([.L73]) &amp; &quot; &quot; &amp; [.$Z$1] &amp; &quot; 0&quot; &amp; ABS([.L73])" office:value-type="string" office:string-value="2297 * 23 00 07 03 01 46 08 46 15 46 23 06 12 07 0E 02 09 03 06 03 00 03 1A 03" calcext:value-type="string">
            <text:p>2297 * 23 00 07 03 01 46 08 46 15 46 23 06 12 07 0E 02 09 03 06 03 00 03 1A 03</text:p>
          </table:table-cell>
          <table:table-cell table:number-columns-repeated="4"/>
          <table:table-cell table:formula="of:=IF([.L7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7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2298" calcext:value-type="float">
            <text:p>2298</text:p>
          </table:table-cell>
          <table:table-cell office:value-type="float" office:value="23" calcext:value-type="float">
            <text:p>23</text:p>
          </table:table-cell>
          <table:table-cell table:formula="of:=[.O74] &amp; &quot; * &quot; &amp; [.P74] &amp; &quot; &quot; &amp; &quot;00 07 03 01 &quot; &amp; LEFT([.A74]; LEN([.A74])-1) &amp; &quot; 08 &quot; &amp; LEFT([.A74]; LEN([.A74])-1) &amp; &quot; 15 &quot; &amp; LEFT([.A74]; LEN([.A74])-1) &amp; &quot; 23 06 &quot; &amp; [.$P$1] &amp; &quot; 0&quot; &amp; MIN([.J74]; 8) &amp; &quot; &quot; &amp; [.$R$1] &amp; &quot; 0&quot; &amp; [.K74] &amp; &quot; &quot; &amp; [.$T$1] &amp; &quot; 0&quot; &amp; ABS([.L74]) &amp; &quot; &quot; &amp; [.$V$1] &amp; &quot; 0&quot; &amp; ABS([.L74]) &amp; &quot; &quot; &amp; [.$X$1] &amp; &quot; 0&quot; &amp; ABS([.L74]) &amp; &quot; &quot; &amp; [.$Z$1] &amp; &quot; 0&quot; &amp; ABS([.L74])" office:value-type="string" office:string-value="2298 * 23 00 07 03 01 47 08 47 15 47 23 06 12 07 0E 02 09 03 06 03 00 03 1A 03" calcext:value-type="string">
            <text:p>2298 * 23 00 07 03 01 47 08 47 15 47 23 06 12 07 0E 02 09 03 06 03 00 03 1A 03</text:p>
          </table:table-cell>
          <table:table-cell table:number-columns-repeated="4"/>
          <table:table-cell table:formula="of:=IF([.L7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8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none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90" calcext:value-type="float">
            <text:p>190</text:p>
          </table:table-cell>
          <table:table-cell office:value-type="float" office:value="2299" calcext:value-type="float">
            <text:p>2299</text:p>
          </table:table-cell>
          <table:table-cell office:value-type="float" office:value="23" calcext:value-type="float">
            <text:p>23</text:p>
          </table:table-cell>
          <table:table-cell table:formula="of:=[.O75] &amp; &quot; * &quot; &amp; [.P75] &amp; &quot; &quot; &amp; &quot;00 07 03 01 &quot; &amp; LEFT([.A75]; LEN([.A75])-1) &amp; &quot; 08 &quot; &amp; LEFT([.A75]; LEN([.A75])-1) &amp; &quot; 15 &quot; &amp; LEFT([.A75]; LEN([.A75])-1) &amp; &quot; 23 06 &quot; &amp; [.$P$1] &amp; &quot; 0&quot; &amp; MIN([.J75]; 8) &amp; &quot; &quot; &amp; [.$R$1] &amp; &quot; 0&quot; &amp; [.K75] &amp; &quot; &quot; &amp; [.$T$1] &amp; &quot; 0&quot; &amp; ABS([.L75]) &amp; &quot; &quot; &amp; [.$V$1] &amp; &quot; 0&quot; &amp; ABS([.L75]) &amp; &quot; &quot; &amp; [.$X$1] &amp; &quot; 0&quot; &amp; ABS([.L75]) &amp; &quot; &quot; &amp; [.$Z$1] &amp; &quot; 0&quot; &amp; ABS([.L75])" office:value-type="string" office:string-value="2299 * 23 00 07 03 01 48 08 48 15 48 23 06 12 08 0E 03 09 04 06 04 00 04 1A 04" calcext:value-type="string">
            <text:p>2299 * 23 00 07 03 01 48 08 48 15 48 23 06 12 08 0E 03 09 04 06 04 00 04 1A 04</text:p>
          </table:table-cell>
          <table:table-cell table:number-columns-repeated="4"/>
          <table:table-cell table:formula="of:=IF([.L7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9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none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90" calcext:value-type="float">
            <text:p>190</text:p>
          </table:table-cell>
          <table:table-cell office:value-type="float" office:value="2300" calcext:value-type="float">
            <text:p>2300</text:p>
          </table:table-cell>
          <table:table-cell office:value-type="float" office:value="23" calcext:value-type="float">
            <text:p>23</text:p>
          </table:table-cell>
          <table:table-cell table:formula="of:=[.O76] &amp; &quot; * &quot; &amp; [.P76] &amp; &quot; &quot; &amp; &quot;00 07 03 01 &quot; &amp; LEFT([.A76]; LEN([.A76])-1) &amp; &quot; 08 &quot; &amp; LEFT([.A76]; LEN([.A76])-1) &amp; &quot; 15 &quot; &amp; LEFT([.A76]; LEN([.A76])-1) &amp; &quot; 23 06 &quot; &amp; [.$P$1] &amp; &quot; 0&quot; &amp; MIN([.J76]; 8) &amp; &quot; &quot; &amp; [.$R$1] &amp; &quot; 0&quot; &amp; [.K76] &amp; &quot; &quot; &amp; [.$T$1] &amp; &quot; 0&quot; &amp; ABS([.L76]) &amp; &quot; &quot; &amp; [.$V$1] &amp; &quot; 0&quot; &amp; ABS([.L76]) &amp; &quot; &quot; &amp; [.$X$1] &amp; &quot; 0&quot; &amp; ABS([.L76]) &amp; &quot; &quot; &amp; [.$Z$1] &amp; &quot; 0&quot; &amp; ABS([.L76])" office:value-type="string" office:string-value="2300 * 23 00 07 03 01 49 08 49 15 49 23 06 12 08 0E 03 09 04 06 04 00 04 1A 04" calcext:value-type="string">
            <text:p>2300 * 23 00 07 03 01 49 08 49 15 49 23 06 12 08 0E 03 09 04 06 04 00 04 1A 04</text:p>
          </table:table-cell>
          <table:table-cell table:number-columns-repeated="4"/>
          <table:table-cell table:formula="of:=IF([.L7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Ah</text:p>
          </table:table-cell>
          <table:table-cell office:value-type="string" calcext:value-type="string">
            <text:p>tall office block (N part)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4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2301" calcext:value-type="float">
            <text:p>2301</text:p>
          </table:table-cell>
          <table:table-cell office:value-type="float" office:value="23" calcext:value-type="float">
            <text:p>23</text:p>
          </table:table-cell>
          <table:table-cell table:formula="of:=[.O77] &amp; &quot; * &quot; &amp; [.P77] &amp; &quot; &quot; &amp; &quot;00 07 03 01 &quot; &amp; LEFT([.A77]; LEN([.A77])-1) &amp; &quot; 08 &quot; &amp; LEFT([.A77]; LEN([.A77])-1) &amp; &quot; 15 &quot; &amp; LEFT([.A77]; LEN([.A77])-1) &amp; &quot; 23 06 &quot; &amp; [.$P$1] &amp; &quot; 0&quot; &amp; MIN([.J77]; 8) &amp; &quot; &quot; &amp; [.$R$1] &amp; &quot; 0&quot; &amp; [.K77] &amp; &quot; &quot; &amp; [.$T$1] &amp; &quot; 0&quot; &amp; ABS([.L77]) &amp; &quot; &quot; &amp; [.$V$1] &amp; &quot; 0&quot; &amp; ABS([.L77]) &amp; &quot; &quot; &amp; [.$X$1] &amp; &quot; 0&quot; &amp; ABS([.L77]) &amp; &quot; &quot; &amp; [.$Z$1] &amp; &quot; 0&quot; &amp; ABS([.L77])" office:value-type="string" office:string-value="2301 * 23 00 07 03 01 4A 08 4A 15 4A 23 06 12 07 0E 02 09 02 06 02 00 02 1A 02" calcext:value-type="string">
            <text:p>2301 * 23 00 07 03 01 4A 08 4A 15 4A 23 06 12 07 0E 02 09 02 06 02 00 02 1A 02</text:p>
          </table:table-cell>
          <table:table-cell table:number-columns-repeated="4"/>
          <table:table-cell table:formula="of:=IF([.L7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Bh</text:p>
          </table:table-cell>
          <table:table-cell office:value-type="string" calcext:value-type="string">
            <text:p>tall office block (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2302" calcext:value-type="float">
            <text:p>2302</text:p>
          </table:table-cell>
          <table:table-cell office:value-type="float" office:value="23" calcext:value-type="float">
            <text:p>23</text:p>
          </table:table-cell>
          <table:table-cell table:formula="of:=[.O78] &amp; &quot; * &quot; &amp; [.P78] &amp; &quot; &quot; &amp; &quot;00 07 03 01 &quot; &amp; LEFT([.A78]; LEN([.A78])-1) &amp; &quot; 08 &quot; &amp; LEFT([.A78]; LEN([.A78])-1) &amp; &quot; 15 &quot; &amp; LEFT([.A78]; LEN([.A78])-1) &amp; &quot; 23 06 &quot; &amp; [.$P$1] &amp; &quot; 0&quot; &amp; MIN([.J78]; 8) &amp; &quot; &quot; &amp; [.$R$1] &amp; &quot; 0&quot; &amp; [.K78] &amp; &quot; &quot; &amp; [.$T$1] &amp; &quot; 0&quot; &amp; ABS([.L78]) &amp; &quot; &quot; &amp; [.$V$1] &amp; &quot; 0&quot; &amp; ABS([.L78]) &amp; &quot; &quot; &amp; [.$X$1] &amp; &quot; 0&quot; &amp; ABS([.L78]) &amp; &quot; &quot; &amp; [.$Z$1] &amp; &quot; 0&quot; &amp; ABS([.L78])" office:value-type="string" office:string-value="2302 * 23 00 07 03 01 4B 08 4B 15 4B 23 06 12 07 0E 02 09 02 06 02 00 02 1A 02" calcext:value-type="string">
            <text:p>2302 * 23 00 07 03 01 4B 08 4B 15 4B 23 06 12 07 0E 02 09 02 06 02 00 02 1A 02</text:p>
          </table:table-cell>
          <table:table-cell table:number-columns-repeated="4"/>
          <table:table-cell table:formula="of:=IF([.L7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Ch</text:p>
          </table:table-cell>
          <table:table-cell office:value-type="string" calcext:value-type="string">
            <text:p>tall office block (N part)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4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2303" calcext:value-type="float">
            <text:p>2303</text:p>
          </table:table-cell>
          <table:table-cell office:value-type="float" office:value="23" calcext:value-type="float">
            <text:p>23</text:p>
          </table:table-cell>
          <table:table-cell table:formula="of:=[.O79] &amp; &quot; * &quot; &amp; [.P79] &amp; &quot; &quot; &amp; &quot;00 07 03 01 &quot; &amp; LEFT([.A79]; LEN([.A79])-1) &amp; &quot; 08 &quot; &amp; LEFT([.A79]; LEN([.A79])-1) &amp; &quot; 15 &quot; &amp; LEFT([.A79]; LEN([.A79])-1) &amp; &quot; 23 06 &quot; &amp; [.$P$1] &amp; &quot; 0&quot; &amp; MIN([.J79]; 8) &amp; &quot; &quot; &amp; [.$R$1] &amp; &quot; 0&quot; &amp; [.K79] &amp; &quot; &quot; &amp; [.$T$1] &amp; &quot; 0&quot; &amp; ABS([.L79]) &amp; &quot; &quot; &amp; [.$V$1] &amp; &quot; 0&quot; &amp; ABS([.L79]) &amp; &quot; &quot; &amp; [.$X$1] &amp; &quot; 0&quot; &amp; ABS([.L79]) &amp; &quot; &quot; &amp; [.$Z$1] &amp; &quot; 0&quot; &amp; ABS([.L79])" office:value-type="string" office:string-value="2303 * 23 00 07 03 01 4C 08 4C 15 4C 23 06 12 07 0E 02 09 02 06 02 00 02 1A 02" calcext:value-type="string">
            <text:p>2303 * 23 00 07 03 01 4C 08 4C 15 4C 23 06 12 07 0E 02 09 02 06 02 00 02 1A 02</text:p>
          </table:table-cell>
          <table:table-cell table:number-columns-repeated="4"/>
          <table:table-cell table:formula="of:=IF([.L7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Dh</text:p>
          </table:table-cell>
          <table:table-cell office:value-type="string" calcext:value-type="string">
            <text:p>tall office block (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2304" calcext:value-type="float">
            <text:p>2304</text:p>
          </table:table-cell>
          <table:table-cell office:value-type="float" office:value="23" calcext:value-type="float">
            <text:p>23</text:p>
          </table:table-cell>
          <table:table-cell table:formula="of:=[.O80] &amp; &quot; * &quot; &amp; [.P80] &amp; &quot; &quot; &amp; &quot;00 07 03 01 &quot; &amp; LEFT([.A80]; LEN([.A80])-1) &amp; &quot; 08 &quot; &amp; LEFT([.A80]; LEN([.A80])-1) &amp; &quot; 15 &quot; &amp; LEFT([.A80]; LEN([.A80])-1) &amp; &quot; 23 06 &quot; &amp; [.$P$1] &amp; &quot; 0&quot; &amp; MIN([.J80]; 8) &amp; &quot; &quot; &amp; [.$R$1] &amp; &quot; 0&quot; &amp; [.K80] &amp; &quot; &quot; &amp; [.$T$1] &amp; &quot; 0&quot; &amp; ABS([.L80]) &amp; &quot; &quot; &amp; [.$V$1] &amp; &quot; 0&quot; &amp; ABS([.L80]) &amp; &quot; &quot; &amp; [.$X$1] &amp; &quot; 0&quot; &amp; ABS([.L80]) &amp; &quot; &quot; &amp; [.$Z$1] &amp; &quot; 0&quot; &amp; ABS([.L80])" office:value-type="string" office:string-value="2304 * 23 00 07 03 01 4D 08 4D 15 4D 23 06 12 07 0E 02 09 02 06 02 00 02 1A 02" calcext:value-type="string">
            <text:p>2304 * 23 00 07 03 01 4D 08 4D 15 4D 23 06 12 07 0E 02 09 02 06 02 00 02 1A 02</text:p>
          </table:table-cell>
          <table:table-cell table:number-columns-repeated="4"/>
          <table:table-cell table:formula="of:=IF([.L8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Eh</text:p>
          </table:table-cell>
          <table:table-cell office:value-type="string" calcext:value-type="string">
            <text:p>houses (with a tree in a corner)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305" calcext:value-type="float">
            <text:p>2305</text:p>
          </table:table-cell>
          <table:table-cell office:value-type="float" office:value="23" calcext:value-type="float">
            <text:p>23</text:p>
          </table:table-cell>
          <table:table-cell table:formula="of:=[.O81] &amp; &quot; * &quot; &amp; [.P81] &amp; &quot; &quot; &amp; &quot;00 07 03 01 &quot; &amp; LEFT([.A81]; LEN([.A81])-1) &amp; &quot; 08 &quot; &amp; LEFT([.A81]; LEN([.A81])-1) &amp; &quot; 15 &quot; &amp; LEFT([.A81]; LEN([.A81])-1) &amp; &quot; 23 06 &quot; &amp; [.$P$1] &amp; &quot; 0&quot; &amp; MIN([.J81]; 8) &amp; &quot; &quot; &amp; [.$R$1] &amp; &quot; 0&quot; &amp; [.K81] &amp; &quot; &quot; &amp; [.$T$1] &amp; &quot; 0&quot; &amp; ABS([.L81]) &amp; &quot; &quot; &amp; [.$V$1] &amp; &quot; 0&quot; &amp; ABS([.L81]) &amp; &quot; &quot; &amp; [.$X$1] &amp; &quot; 0&quot; &amp; ABS([.L81]) &amp; &quot; &quot; &amp; [.$Z$1] &amp; &quot; 0&quot; &amp; ABS([.L81])" office:value-type="string" office:string-value="2305 * 23 00 07 03 01 4E 08 4E 15 4E 23 06 12 03 0E 01 09 02 06 02 00 02 1A 02" calcext:value-type="string">
            <text:p>2305 * 23 00 07 03 01 4E 08 4E 15 4E 23 06 12 03 0E 01 09 02 06 02 00 02 1A 02</text:p>
          </table:table-cell>
          <table:table-cell table:number-columns-repeated="4"/>
          <table:table-cell table:formula="of:=IF([.L8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F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 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306" calcext:value-type="float">
            <text:p>2306</text:p>
          </table:table-cell>
          <table:table-cell office:value-type="float" office:value="23" calcext:value-type="float">
            <text:p>23</text:p>
          </table:table-cell>
          <table:table-cell table:formula="of:=[.O82] &amp; &quot; * &quot; &amp; [.P82] &amp; &quot; &quot; &amp; &quot;00 07 03 01 &quot; &amp; LEFT([.A82]; LEN([.A82])-1) &amp; &quot; 08 &quot; &amp; LEFT([.A82]; LEN([.A82])-1) &amp; &quot; 15 &quot; &amp; LEFT([.A82]; LEN([.A82])-1) &amp; &quot; 23 06 &quot; &amp; [.$P$1] &amp; &quot; 0&quot; &amp; MIN([.J82]; 8) &amp; &quot; &quot; &amp; [.$R$1] &amp; &quot; 0&quot; &amp; [.K82] &amp; &quot; &quot; &amp; [.$T$1] &amp; &quot; 0&quot; &amp; ABS([.L82]) &amp; &quot; &quot; &amp; [.$V$1] &amp; &quot; 0&quot; &amp; ABS([.L82]) &amp; &quot; &quot; &amp; [.$X$1] &amp; &quot; 0&quot; &amp; ABS([.L82]) &amp; &quot; &quot; &amp; [.$Z$1] &amp; &quot; 0&quot; &amp; ABS([.L82])" office:value-type="string" office:string-value="2306 * 23 00 07 03 01 4F 08 4F 15 4F 23 06 12 03 0E 01 09 02 06 02 00 02 1A 02" calcext:value-type="string">
            <text:p>2306 * 23 00 07 03 01 4F 08 4F 15 4F 23 06 12 03 0E 01 09 02 06 02 00 02 1A 02</text:p>
          </table:table-cell>
          <table:table-cell table:number-columns-repeated="4"/>
          <table:table-cell table:formula="of:=IF([.L82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307" calcext:value-type="float">
            <text:p>2307</text:p>
          </table:table-cell>
          <table:table-cell office:value-type="float" office:value="23" calcext:value-type="float">
            <text:p>23</text:p>
          </table:table-cell>
          <table:table-cell table:formula="of:=[.O83] &amp; &quot; * &quot; &amp; [.P83] &amp; &quot; &quot; &amp; &quot;00 07 03 01 &quot; &amp; LEFT([.A83]; LEN([.A83])-1) &amp; &quot; 08 &quot; &amp; LEFT([.A83]; LEN([.A83])-1) &amp; &quot; 15 &quot; &amp; LEFT([.A83]; LEN([.A83])-1) &amp; &quot; 23 06 &quot; &amp; [.$P$1] &amp; &quot; 0&quot; &amp; MIN([.J83]; 8) &amp; &quot; &quot; &amp; [.$R$1] &amp; &quot; 0&quot; &amp; [.K83] &amp; &quot; &quot; &amp; [.$T$1] &amp; &quot; 0&quot; &amp; ABS([.L83]) &amp; &quot; &quot; &amp; [.$V$1] &amp; &quot; 0&quot; &amp; ABS([.L83]) &amp; &quot; &quot; &amp; [.$X$1] &amp; &quot; 0&quot; &amp; ABS([.L83]) &amp; &quot; &quot; &amp; [.$Z$1] &amp; &quot; 0&quot; &amp; ABS([.L83])" office:value-type="string" office:string-value="2307 * 23 00 07 03 01 50 08 50 15 50 23 06 12 03 0E 01 09 02 06 02 00 02 1A 02" calcext:value-type="string">
            <text:p>2307 * 23 00 07 03 01 50 08 50 15 50 23 06 12 03 0E 01 09 02 06 02 00 02 1A 02</text:p>
          </table:table-cell>
          <table:table-cell table:number-columns-repeated="4"/>
          <table:table-cell table:formula="of:=IF([.L83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1h</text:p>
          </table:table-cell>
          <table:table-cell office:value-type="string" calcext:value-type="string">
            <text:p>houses (suburb-type) </text:p>
          </table:table-cell>
          <table:table-cell office:value-type="string" calcext:value-type="string">
            <text:p>subtrop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08" calcext:value-type="float">
            <text:p>2308</text:p>
          </table:table-cell>
          <table:table-cell office:value-type="float" office:value="23" calcext:value-type="float">
            <text:p>23</text:p>
          </table:table-cell>
          <table:table-cell table:formula="of:=[.O84] &amp; &quot; * &quot; &amp; [.P84] &amp; &quot; &quot; &amp; &quot;00 07 03 01 &quot; &amp; LEFT([.A84]; LEN([.A84])-1) &amp; &quot; 08 &quot; &amp; LEFT([.A84]; LEN([.A84])-1) &amp; &quot; 15 &quot; &amp; LEFT([.A84]; LEN([.A84])-1) &amp; &quot; 23 06 &quot; &amp; [.$P$1] &amp; &quot; 0&quot; &amp; MIN([.J84]; 8) &amp; &quot; &quot; &amp; [.$R$1] &amp; &quot; 0&quot; &amp; [.K84] &amp; &quot; &quot; &amp; [.$T$1] &amp; &quot; 0&quot; &amp; ABS([.L84]) &amp; &quot; &quot; &amp; [.$V$1] &amp; &quot; 0&quot; &amp; ABS([.L84]) &amp; &quot; &quot; &amp; [.$X$1] &amp; &quot; 0&quot; &amp; ABS([.L84]) &amp; &quot; &quot; &amp; [.$Z$1] &amp; &quot; 0&quot; &amp; ABS([.L84])" office:value-type="string" office:string-value="2308 * 23 00 07 03 01 51 08 51 15 51 23 06 12 03 0E 01 09 01 06 01 00 01 1A 01" calcext:value-type="string">
            <text:p>2308 * 23 00 07 03 01 51 08 51 15 51 23 06 12 03 0E 01 09 01 06 01 00 01 1A 01</text:p>
          </table:table-cell>
          <table:table-cell table:number-columns-repeated="4"/>
          <table:table-cell table:formula="of:=IF([.L84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2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2309" calcext:value-type="float">
            <text:p>2309</text:p>
          </table:table-cell>
          <table:table-cell office:value-type="float" office:value="23" calcext:value-type="float">
            <text:p>23</text:p>
          </table:table-cell>
          <table:table-cell table:formula="of:=[.O85] &amp; &quot; * &quot; &amp; [.P85] &amp; &quot; &quot; &amp; &quot;00 07 03 01 &quot; &amp; LEFT([.A85]; LEN([.A85])-1) &amp; &quot; 08 &quot; &amp; LEFT([.A85]; LEN([.A85])-1) &amp; &quot; 15 &quot; &amp; LEFT([.A85]; LEN([.A85])-1) &amp; &quot; 23 06 &quot; &amp; [.$P$1] &amp; &quot; 0&quot; &amp; MIN([.J85]; 8) &amp; &quot; &quot; &amp; [.$R$1] &amp; &quot; 0&quot; &amp; [.K85] &amp; &quot; &quot; &amp; [.$T$1] &amp; &quot; 0&quot; &amp; ABS([.L85]) &amp; &quot; &quot; &amp; [.$V$1] &amp; &quot; 0&quot; &amp; ABS([.L85]) &amp; &quot; &quot; &amp; [.$X$1] &amp; &quot; 0&quot; &amp; ABS([.L85]) &amp; &quot; &quot; &amp; [.$Z$1] &amp; &quot; 0&quot; &amp; ABS([.L85])" office:value-type="string" office:string-value="2309 * 23 00 07 03 01 52 08 52 15 52 23 06 12 06 0E 02 09 01 06 01 00 01 1A 01" calcext:value-type="string">
            <text:p>2309 * 23 00 07 03 01 52 08 52 15 52 23 06 12 06 0E 02 09 01 06 01 00 01 1A 01</text:p>
          </table:table-cell>
          <table:table-cell table:number-columns-repeated="4"/>
          <table:table-cell table:formula="of:=IF([.L8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53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86] &amp; &quot; * &quot; &amp; [.P86] &amp; &quot; &quot; &amp; &quot;00 07 03 01 &quot; &amp; LEFT([.A86]; LEN([.A86])-1) &amp; &quot; 08 &quot; &amp; LEFT([.A86]; LEN([.A86])-1) &amp; &quot; 15 &quot; &amp; LEFT([.A86]; LEN([.A86])-1) &amp; &quot; 23 06 &quot; &amp; [.$P$1] &amp; &quot; 0&quot; &amp; MIN([.J86]; 8) &amp; &quot; &quot; &amp; [.$R$1] &amp; &quot; 0&quot; &amp; [.K86] &amp; &quot; &quot; &amp; [.$T$1] &amp; &quot; 0&quot; &amp; ABS([.L86]) &amp; &quot; &quot; &amp; [.$V$1] &amp; &quot; 0&quot; &amp; ABS([.L86]) &amp; &quot; &quot; &amp; [.$X$1] &amp; &quot; 0&quot; &amp; ABS([.L86]) &amp; &quot; &quot; &amp; [.$Z$1] &amp; &quot; 0&quot; &amp; ABS([.L86])" office:value-type="string" office:string-value=" * 23 00 07 03 01 53 08 53 15 53 23 06 12 02 0E 00 09 00 06 00 00 00 1A 00" calcext:value-type="string">
            <text:p><text:s/>* 23 00 07 03 01 53 08 53 15 53 23 06 12 02 0E 00 09 00 06 00 00 00 1A 00</text:p>
          </table:table-cell>
          <table:table-cell table:number-columns-repeated="4"/>
          <table:table-cell table:formula="of:=IF([.L8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h</text:p>
          </table:table-cell>
          <table:table-cell office:value-type="string" calcext:value-type="string">
            <text:p>houses (with two trees in front)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310" calcext:value-type="float">
            <text:p>2310</text:p>
          </table:table-cell>
          <table:table-cell office:value-type="float" office:value="23" calcext:value-type="float">
            <text:p>23</text:p>
          </table:table-cell>
          <table:table-cell table:formula="of:=[.O87] &amp; &quot; * &quot; &amp; [.P87] &amp; &quot; &quot; &amp; &quot;00 07 03 01 &quot; &amp; LEFT([.A87]; LEN([.A87])-1) &amp; &quot; 08 &quot; &amp; LEFT([.A87]; LEN([.A87])-1) &amp; &quot; 15 &quot; &amp; LEFT([.A87]; LEN([.A87])-1) &amp; &quot; 23 06 &quot; &amp; [.$P$1] &amp; &quot; 0&quot; &amp; MIN([.J87]; 8) &amp; &quot; &quot; &amp; [.$R$1] &amp; &quot; 0&quot; &amp; [.K87] &amp; &quot; &quot; &amp; [.$T$1] &amp; &quot; 0&quot; &amp; ABS([.L87]) &amp; &quot; &quot; &amp; [.$V$1] &amp; &quot; 0&quot; &amp; ABS([.L87]) &amp; &quot; &quot; &amp; [.$X$1] &amp; &quot; 0&quot; &amp; ABS([.L87]) &amp; &quot; &quot; &amp; [.$Z$1] &amp; &quot; 0&quot; &amp; ABS([.L87])" office:value-type="string" office:string-value="2310 * 23 00 07 03 01 54 08 54 15 54 23 06 12 03 0E 01 09 02 06 02 00 02 1A 02" calcext:value-type="string">
            <text:p>2310 * 23 00 07 03 01 54 08 54 15 54 23 06 12 03 0E 01 09 02 06 02 00 02 1A 02</text:p>
          </table:table-cell>
          <table:table-cell table:number-columns-repeated="4"/>
          <table:table-cell table:formula="of:=IF([.L87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5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 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2311" calcext:value-type="float">
            <text:p>2311</text:p>
          </table:table-cell>
          <table:table-cell office:value-type="float" office:value="23" calcext:value-type="float">
            <text:p>23</text:p>
          </table:table-cell>
          <table:table-cell table:formula="of:=[.O88] &amp; &quot; * &quot; &amp; [.P88] &amp; &quot; &quot; &amp; &quot;00 07 03 01 &quot; &amp; LEFT([.A88]; LEN([.A88])-1) &amp; &quot; 08 &quot; &amp; LEFT([.A88]; LEN([.A88])-1) &amp; &quot; 15 &quot; &amp; LEFT([.A88]; LEN([.A88])-1) &amp; &quot; 23 06 &quot; &amp; [.$P$1] &amp; &quot; 0&quot; &amp; MIN([.J88]; 8) &amp; &quot; &quot; &amp; [.$R$1] &amp; &quot; 0&quot; &amp; [.K88] &amp; &quot; &quot; &amp; [.$T$1] &amp; &quot; 0&quot; &amp; ABS([.L88]) &amp; &quot; &quot; &amp; [.$V$1] &amp; &quot; 0&quot; &amp; ABS([.L88]) &amp; &quot; &quot; &amp; [.$X$1] &amp; &quot; 0&quot; &amp; ABS([.L88]) &amp; &quot; &quot; &amp; [.$Z$1] &amp; &quot; 0&quot; &amp; ABS([.L88])" office:value-type="string" office:string-value="2311 * 23 00 07 03 01 55 08 55 15 55 23 06 12 06 0E 02 09 01 06 01 00 01 1A 01" calcext:value-type="string">
            <text:p>2311 * 23 00 07 03 01 55 08 55 15 55 23 06 12 06 0E 02 09 01 06 01 00 01 1A 01</text:p>
          </table:table-cell>
          <table:table-cell table:number-columns-repeated="4"/>
          <table:table-cell table:formula="of:=IF([.L8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6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none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2312" calcext:value-type="float">
            <text:p>2312</text:p>
          </table:table-cell>
          <table:table-cell office:value-type="float" office:value="23" calcext:value-type="float">
            <text:p>23</text:p>
          </table:table-cell>
          <table:table-cell table:formula="of:=[.O89] &amp; &quot; * &quot; &amp; [.P89] &amp; &quot; &quot; &amp; &quot;00 07 03 01 &quot; &amp; LEFT([.A89]; LEN([.A89])-1) &amp; &quot; 08 &quot; &amp; LEFT([.A89]; LEN([.A89])-1) &amp; &quot; 15 &quot; &amp; LEFT([.A89]; LEN([.A89])-1) &amp; &quot; 23 06 &quot; &amp; [.$P$1] &amp; &quot; 0&quot; &amp; MIN([.J89]; 8) &amp; &quot; &quot; &amp; [.$R$1] &amp; &quot; 0&quot; &amp; [.K89] &amp; &quot; &quot; &amp; [.$T$1] &amp; &quot; 0&quot; &amp; ABS([.L89]) &amp; &quot; &quot; &amp; [.$V$1] &amp; &quot; 0&quot; &amp; ABS([.L89]) &amp; &quot; &quot; &amp; [.$X$1] &amp; &quot; 0&quot; &amp; ABS([.L89]) &amp; &quot; &quot; &amp; [.$Z$1] &amp; &quot; 0&quot; &amp; ABS([.L89])" office:value-type="string" office:string-value="2312 * 23 00 07 03 01 56 08 56 15 56 23 06 12 06 0E 02 09 01 06 01 00 01 1A 01" calcext:value-type="string">
            <text:p>2312 * 23 00 07 03 01 56 08 56 15 56 23 06 12 06 0E 02 09 01 06 01 00 01 1A 01</text:p>
          </table:table-cell>
          <table:table-cell table:number-columns-repeated="4"/>
          <table:table-cell table:formula="of:=IF([.L8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7h</text:p>
          </table:table-cell>
          <table:table-cell office:value-type="string" calcext:value-type="string">
            <text:p>tall office block (N part) 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4h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2313" calcext:value-type="float">
            <text:p>2313</text:p>
          </table:table-cell>
          <table:table-cell office:value-type="float" office:value="23" calcext:value-type="float">
            <text:p>23</text:p>
          </table:table-cell>
          <table:table-cell table:formula="of:=[.O90] &amp; &quot; * &quot; &amp; [.P90] &amp; &quot; &quot; &amp; &quot;00 07 03 01 &quot; &amp; LEFT([.A90]; LEN([.A90])-1) &amp; &quot; 08 &quot; &amp; LEFT([.A90]; LEN([.A90])-1) &amp; &quot; 15 &quot; &amp; LEFT([.A90]; LEN([.A90])-1) &amp; &quot; 23 06 &quot; &amp; [.$P$1] &amp; &quot; 0&quot; &amp; MIN([.J90]; 8) &amp; &quot; &quot; &amp; [.$R$1] &amp; &quot; 0&quot; &amp; [.K90] &amp; &quot; &quot; &amp; [.$T$1] &amp; &quot; 0&quot; &amp; ABS([.L90]) &amp; &quot; &quot; &amp; [.$V$1] &amp; &quot; 0&quot; &amp; ABS([.L90]) &amp; &quot; &quot; &amp; [.$X$1] &amp; &quot; 0&quot; &amp; ABS([.L90]) &amp; &quot; &quot; &amp; [.$Z$1] &amp; &quot; 0&quot; &amp; ABS([.L90])" office:value-type="string" office:string-value="2313 * 23 00 07 03 01 57 08 57 15 57 23 06 12 08 0E 03 09 04 06 04 00 04 1A 04" calcext:value-type="string">
            <text:p>2313 * 23 00 07 03 01 57 08 57 15 57 23 06 12 08 0E 03 09 04 06 04 00 04 1A 04</text:p>
          </table:table-cell>
          <table:table-cell table:number-columns-repeated="4"/>
          <table:table-cell table:formula="of:=IF([.L9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8h</text:p>
          </table:table-cell>
          <table:table-cell office:value-type="string" calcext:value-type="string">
            <text:p>tall office block (W part)</text:p>
          </table:table-cell>
          <table:table-cell office:value-type="string" calcext:value-type="string">
            <text:p>subtropical</text:p>
          </table:table-cell>
          <table:table-cell table:style-name="ce12"/>
          <table:table-cell office:value-type="string" calcext:value-type="string">
            <text:p>00h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2314" calcext:value-type="float">
            <text:p>2314</text:p>
          </table:table-cell>
          <table:table-cell office:value-type="float" office:value="23" calcext:value-type="float">
            <text:p>23</text:p>
          </table:table-cell>
          <table:table-cell table:formula="of:=[.O91] &amp; &quot; * &quot; &amp; [.P91] &amp; &quot; &quot; &amp; &quot;00 07 03 01 &quot; &amp; LEFT([.A91]; LEN([.A91])-1) &amp; &quot; 08 &quot; &amp; LEFT([.A91]; LEN([.A91])-1) &amp; &quot; 15 &quot; &amp; LEFT([.A91]; LEN([.A91])-1) &amp; &quot; 23 06 &quot; &amp; [.$P$1] &amp; &quot; 0&quot; &amp; MIN([.J91]; 8) &amp; &quot; &quot; &amp; [.$R$1] &amp; &quot; 0&quot; &amp; [.K91] &amp; &quot; &quot; &amp; [.$T$1] &amp; &quot; 0&quot; &amp; ABS([.L91]) &amp; &quot; &quot; &amp; [.$V$1] &amp; &quot; 0&quot; &amp; ABS([.L91]) &amp; &quot; &quot; &amp; [.$X$1] &amp; &quot; 0&quot; &amp; ABS([.L91]) &amp; &quot; &quot; &amp; [.$Z$1] &amp; &quot; 0&quot; &amp; ABS([.L91])" office:value-type="string" office:string-value="2314 * 23 00 07 03 01 58 08 58 15 58 23 06 12 08 0E 03 09 04 06 04 00 04 1A 04" calcext:value-type="string">
            <text:p>2314 * 23 00 07 03 01 58 08 58 15 58 23 06 12 08 0E 03 09 04 06 04 00 04 1A 04</text:p>
          </table:table-cell>
          <table:table-cell table:number-columns-repeated="4"/>
          <table:table-cell table:formula="of:=IF([.L9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9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2315" calcext:value-type="float">
            <text:p>2315</text:p>
          </table:table-cell>
          <table:table-cell office:value-type="float" office:value="23" calcext:value-type="float">
            <text:p>23</text:p>
          </table:table-cell>
          <table:table-cell table:formula="of:=[.O92] &amp; &quot; * &quot; &amp; [.P92] &amp; &quot; &quot; &amp; &quot;00 07 03 01 &quot; &amp; LEFT([.A92]; LEN([.A92])-1) &amp; &quot; 08 &quot; &amp; LEFT([.A92]; LEN([.A92])-1) &amp; &quot; 15 &quot; &amp; LEFT([.A92]; LEN([.A92])-1) &amp; &quot; 23 06 &quot; &amp; [.$P$1] &amp; &quot; 0&quot; &amp; MIN([.J92]; 8) &amp; &quot; &quot; &amp; [.$R$1] &amp; &quot; 0&quot; &amp; [.K92] &amp; &quot; &quot; &amp; [.$T$1] &amp; &quot; 0&quot; &amp; ABS([.L92]) &amp; &quot; &quot; &amp; [.$V$1] &amp; &quot; 0&quot; &amp; ABS([.L92]) &amp; &quot; &quot; &amp; [.$X$1] &amp; &quot; 0&quot; &amp; ABS([.L92]) &amp; &quot; &quot; &amp; [.$Z$1] &amp; &quot; 0&quot; &amp; ABS([.L92])" office:value-type="string" office:string-value="2315 * 23 00 07 03 01 59 08 59 15 59 23 06 12 06 0E 02 09 01 06 01 00 01 1A 01" calcext:value-type="string">
            <text:p>2315 * 23 00 07 03 01 59 08 59 15 59 23 06 12 06 0E 02 09 01 06 01 00 01 1A 01</text:p>
          </table:table-cell>
          <table:table-cell table:number-columns-repeated="4"/>
          <table:table-cell table:formula="of:=IF([.L9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A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316" calcext:value-type="float">
            <text:p>2316</text:p>
          </table:table-cell>
          <table:table-cell office:value-type="float" office:value="23" calcext:value-type="float">
            <text:p>23</text:p>
          </table:table-cell>
          <table:table-cell table:formula="of:=[.O93] &amp; &quot; * &quot; &amp; [.P93] &amp; &quot; &quot; &amp; &quot;00 07 03 01 &quot; &amp; LEFT([.A93]; LEN([.A93])-1) &amp; &quot; 08 &quot; &amp; LEFT([.A93]; LEN([.A93])-1) &amp; &quot; 15 &quot; &amp; LEFT([.A93]; LEN([.A93])-1) &amp; &quot; 23 06 &quot; &amp; [.$P$1] &amp; &quot; 0&quot; &amp; MIN([.J93]; 8) &amp; &quot; &quot; &amp; [.$R$1] &amp; &quot; 0&quot; &amp; [.K93] &amp; &quot; &quot; &amp; [.$T$1] &amp; &quot; 0&quot; &amp; ABS([.L93]) &amp; &quot; &quot; &amp; [.$V$1] &amp; &quot; 0&quot; &amp; ABS([.L93]) &amp; &quot; &quot; &amp; [.$X$1] &amp; &quot; 0&quot; &amp; ABS([.L93]) &amp; &quot; &quot; &amp; [.$Z$1] &amp; &quot; 0&quot; &amp; ABS([.L93])" office:value-type="string" office:string-value="2316 * 23 00 07 03 01 5A 08 5A 15 5A 23 06 12 08 0E 03 09 04 06 04 00 04 1A 04" calcext:value-type="string">
            <text:p>2316 * 23 00 07 03 01 5A 08 5A 15 5A 23 06 12 08 0E 03 09 04 06 04 00 04 1A 04</text:p>
          </table:table-cell>
          <table:table-cell table:number-columns-repeated="4"/>
          <table:table-cell table:formula="of:=IF([.L9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5B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4] &amp; &quot; * &quot; &amp; [.P94] &amp; &quot; &quot; &amp; &quot;00 07 03 01 &quot; &amp; LEFT([.A94]; LEN([.A94])-1) &amp; &quot; 08 &quot; &amp; LEFT([.A94]; LEN([.A94])-1) &amp; &quot; 15 &quot; &amp; LEFT([.A94]; LEN([.A94])-1) &amp; &quot; 23 06 &quot; &amp; [.$P$1] &amp; &quot; 0&quot; &amp; MIN([.J94]; 8) &amp; &quot; &quot; &amp; [.$R$1] &amp; &quot; 0&quot; &amp; [.K94] &amp; &quot; &quot; &amp; [.$T$1] &amp; &quot; 0&quot; &amp; ABS([.L94]) &amp; &quot; &quot; &amp; [.$V$1] &amp; &quot; 0&quot; &amp; ABS([.L94]) &amp; &quot; &quot; &amp; [.$X$1] &amp; &quot; 0&quot; &amp; ABS([.L94]) &amp; &quot; &quot; &amp; [.$Z$1] &amp; &quot; 0&quot; &amp; ABS([.L94])" office:value-type="string" office:string-value=" * 23 00 07 03 01 5B 08 5B 15 5B 23 06 12 02 0E 00 09 00 06 00 00 00 1A 00" calcext:value-type="string">
            <text:p><text:s/>* 23 00 07 03 01 5B 08 5B 15 5B 23 06 12 02 0E 00 09 00 06 00 00 00 1A 00</text:p>
          </table:table-cell>
          <table:table-cell table:number-columns-repeated="4"/>
          <table:table-cell table:formula="of:=IF([.L9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5C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5] &amp; &quot; * &quot; &amp; [.P95] &amp; &quot; &quot; &amp; &quot;00 07 03 01 &quot; &amp; LEFT([.A95]; LEN([.A95])-1) &amp; &quot; 08 &quot; &amp; LEFT([.A95]; LEN([.A95])-1) &amp; &quot; 15 &quot; &amp; LEFT([.A95]; LEN([.A95])-1) &amp; &quot; 23 06 &quot; &amp; [.$P$1] &amp; &quot; 0&quot; &amp; MIN([.J95]; 8) &amp; &quot; &quot; &amp; [.$R$1] &amp; &quot; 0&quot; &amp; [.K95] &amp; &quot; &quot; &amp; [.$T$1] &amp; &quot; 0&quot; &amp; ABS([.L95]) &amp; &quot; &quot; &amp; [.$V$1] &amp; &quot; 0&quot; &amp; ABS([.L95]) &amp; &quot; &quot; &amp; [.$X$1] &amp; &quot; 0&quot; &amp; ABS([.L95]) &amp; &quot; &quot; &amp; [.$Z$1] &amp; &quot; 0&quot; &amp; ABS([.L95])" office:value-type="string" office:string-value=" * 23 00 07 03 01 5C 08 5C 15 5C 23 06 12 06 0E 02 09 02 06 02 00 02 1A 02" calcext:value-type="string">
            <text:p><text:s/>* 23 00 07 03 01 5C 08 5C 15 5C 23 06 12 06 0E 02 09 02 06 02 00 02 1A 02</text:p>
          </table:table-cell>
          <table:table-cell table:number-columns-repeated="4"/>
          <table:table-cell table:formula="of:=IF([.L9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5D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 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6] &amp; &quot; * &quot; &amp; [.P96] &amp; &quot; &quot; &amp; &quot;00 07 03 01 &quot; &amp; LEFT([.A96]; LEN([.A96])-1) &amp; &quot; 08 &quot; &amp; LEFT([.A96]; LEN([.A96])-1) &amp; &quot; 15 &quot; &amp; LEFT([.A96]; LEN([.A96])-1) &amp; &quot; 23 06 &quot; &amp; [.$P$1] &amp; &quot; 0&quot; &amp; MIN([.J96]; 8) &amp; &quot; &quot; &amp; [.$R$1] &amp; &quot; 0&quot; &amp; [.K96] &amp; &quot; &quot; &amp; [.$T$1] &amp; &quot; 0&quot; &amp; ABS([.L96]) &amp; &quot; &quot; &amp; [.$V$1] &amp; &quot; 0&quot; &amp; ABS([.L96]) &amp; &quot; &quot; &amp; [.$X$1] &amp; &quot; 0&quot; &amp; ABS([.L96]) &amp; &quot; &quot; &amp; [.$Z$1] &amp; &quot; 0&quot; &amp; ABS([.L96])" office:value-type="string" office:string-value=" * 23 00 07 03 01 5D 08 5D 15 5D 23 06 12 03 0E 01 09 01 06 01 00 01 1A 01" calcext:value-type="string">
            <text:p><text:s/>* 23 00 07 03 01 5D 08 5D 15 5D 23 06 12 03 0E 01 09 01 06 01 00 01 1A 01</text:p>
          </table:table-cell>
          <table:table-cell table:number-columns-repeated="4"/>
          <table:table-cell table:formula="of:=IF([.L9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5E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7] &amp; &quot; * &quot; &amp; [.P97] &amp; &quot; &quot; &amp; &quot;00 07 03 01 &quot; &amp; LEFT([.A97]; LEN([.A97])-1) &amp; &quot; 08 &quot; &amp; LEFT([.A97]; LEN([.A97])-1) &amp; &quot; 15 &quot; &amp; LEFT([.A97]; LEN([.A97])-1) &amp; &quot; 23 06 &quot; &amp; [.$P$1] &amp; &quot; 0&quot; &amp; MIN([.J97]; 8) &amp; &quot; &quot; &amp; [.$R$1] &amp; &quot; 0&quot; &amp; [.K97] &amp; &quot; &quot; &amp; [.$T$1] &amp; &quot; 0&quot; &amp; ABS([.L97]) &amp; &quot; &quot; &amp; [.$V$1] &amp; &quot; 0&quot; &amp; ABS([.L97]) &amp; &quot; &quot; &amp; [.$X$1] &amp; &quot; 0&quot; &amp; ABS([.L97]) &amp; &quot; &quot; &amp; [.$Z$1] &amp; &quot; 0&quot; &amp; ABS([.L97])" office:value-type="string" office:string-value=" * 23 00 07 03 01 5E 08 5E 15 5E 23 06 12 03 0E 01 09 02 06 02 00 02 1A 02" calcext:value-type="string">
            <text:p><text:s/>* 23 00 07 03 01 5E 08 5E 15 5E 23 06 12 03 0E 01 09 02 06 02 00 02 1A 02</text:p>
          </table:table-cell>
          <table:table-cell table:number-columns-repeated="4"/>
          <table:table-cell table:formula="of:=IF([.L9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5F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8] &amp; &quot; * &quot; &amp; [.P98] &amp; &quot; &quot; &amp; &quot;00 07 03 01 &quot; &amp; LEFT([.A98]; LEN([.A98])-1) &amp; &quot; 08 &quot; &amp; LEFT([.A98]; LEN([.A98])-1) &amp; &quot; 15 &quot; &amp; LEFT([.A98]; LEN([.A98])-1) &amp; &quot; 23 06 &quot; &amp; [.$P$1] &amp; &quot; 0&quot; &amp; MIN([.J98]; 8) &amp; &quot; &quot; &amp; [.$R$1] &amp; &quot; 0&quot; &amp; [.K98] &amp; &quot; &quot; &amp; [.$T$1] &amp; &quot; 0&quot; &amp; ABS([.L98]) &amp; &quot; &quot; &amp; [.$V$1] &amp; &quot; 0&quot; &amp; ABS([.L98]) &amp; &quot; &quot; &amp; [.$X$1] &amp; &quot; 0&quot; &amp; ABS([.L98]) &amp; &quot; &quot; &amp; [.$Z$1] &amp; &quot; 0&quot; &amp; ABS([.L98])" office:value-type="string" office:string-value=" * 23 00 07 03 01 5F 08 5F 15 5F 23 06 12 03 0E 01 09 02 06 02 00 02 1A 02" calcext:value-type="string">
            <text:p><text:s/>* 23 00 07 03 01 5F 08 5F 15 5F 23 06 12 03 0E 01 09 02 06 02 00 02 1A 02</text:p>
          </table:table-cell>
          <table:table-cell table:number-columns-repeated="4"/>
          <table:table-cell table:formula="of:=IF([.L9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0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 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9] &amp; &quot; * &quot; &amp; [.P99] &amp; &quot; &quot; &amp; &quot;00 07 03 01 &quot; &amp; LEFT([.A99]; LEN([.A99])-1) &amp; &quot; 08 &quot; &amp; LEFT([.A99]; LEN([.A99])-1) &amp; &quot; 15 &quot; &amp; LEFT([.A99]; LEN([.A99])-1) &amp; &quot; 23 06 &quot; &amp; [.$P$1] &amp; &quot; 0&quot; &amp; MIN([.J99]; 8) &amp; &quot; &quot; &amp; [.$R$1] &amp; &quot; 0&quot; &amp; [.K99] &amp; &quot; &quot; &amp; [.$T$1] &amp; &quot; 0&quot; &amp; ABS([.L99]) &amp; &quot; &quot; &amp; [.$V$1] &amp; &quot; 0&quot; &amp; ABS([.L99]) &amp; &quot; &quot; &amp; [.$X$1] &amp; &quot; 0&quot; &amp; ABS([.L99]) &amp; &quot; &quot; &amp; [.$Z$1] &amp; &quot; 0&quot; &amp; ABS([.L99])" office:value-type="string" office:string-value=" * 23 00 07 03 01 60 08 60 15 60 23 06 12 03 0E 01 09 02 06 02 00 02 1A 02" calcext:value-type="string">
            <text:p><text:s/>* 23 00 07 03 01 60 08 60 15 60 23 06 12 03 0E 01 09 02 06 02 00 02 1A 02</text:p>
          </table:table-cell>
          <table:table-cell table:number-columns-repeated="4"/>
          <table:table-cell table:formula="of:=IF([.L9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1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0] &amp; &quot; * &quot; &amp; [.P100] &amp; &quot; &quot; &amp; &quot;00 07 03 01 &quot; &amp; LEFT([.A100]; LEN([.A100])-1) &amp; &quot; 08 &quot; &amp; LEFT([.A100]; LEN([.A100])-1) &amp; &quot; 15 &quot; &amp; LEFT([.A100]; LEN([.A100])-1) &amp; &quot; 23 06 &quot; &amp; [.$P$1] &amp; &quot; 0&quot; &amp; MIN([.J100]; 8) &amp; &quot; &quot; &amp; [.$R$1] &amp; &quot; 0&quot; &amp; [.K100] &amp; &quot; &quot; &amp; [.$T$1] &amp; &quot; 0&quot; &amp; ABS([.L100]) &amp; &quot; &quot; &amp; [.$V$1] &amp; &quot; 0&quot; &amp; ABS([.L100]) &amp; &quot; &quot; &amp; [.$X$1] &amp; &quot; 0&quot; &amp; ABS([.L100]) &amp; &quot; &quot; &amp; [.$Z$1] &amp; &quot; 0&quot; &amp; ABS([.L100])" office:value-type="string" office:string-value=" * 23 00 07 03 01 61 08 61 15 61 23 06 12 03 0E 01 09 02 06 02 00 02 1A 02" calcext:value-type="string">
            <text:p><text:s/>* 23 00 07 03 01 61 08 61 15 61 23 06 12 03 0E 01 09 02 06 02 00 02 1A 02</text:p>
          </table:table-cell>
          <table:table-cell table:number-columns-repeated="4"/>
          <table:table-cell table:formula="of:=IF([.L10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2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1] &amp; &quot; * &quot; &amp; [.P101] &amp; &quot; &quot; &amp; &quot;00 07 03 01 &quot; &amp; LEFT([.A101]; LEN([.A101])-1) &amp; &quot; 08 &quot; &amp; LEFT([.A101]; LEN([.A101])-1) &amp; &quot; 15 &quot; &amp; LEFT([.A101]; LEN([.A101])-1) &amp; &quot; 23 06 &quot; &amp; [.$P$1] &amp; &quot; 0&quot; &amp; MIN([.J101]; 8) &amp; &quot; &quot; &amp; [.$R$1] &amp; &quot; 0&quot; &amp; [.K101] &amp; &quot; &quot; &amp; [.$T$1] &amp; &quot; 0&quot; &amp; ABS([.L101]) &amp; &quot; &quot; &amp; [.$V$1] &amp; &quot; 0&quot; &amp; ABS([.L101]) &amp; &quot; &quot; &amp; [.$X$1] &amp; &quot; 0&quot; &amp; ABS([.L101]) &amp; &quot; &quot; &amp; [.$Z$1] &amp; &quot; 0&quot; &amp; ABS([.L101])" office:value-type="string" office:string-value=" * 23 00 07 03 01 62 08 62 15 62 23 06 12 08 0E 04 09 02 06 02 00 02 1A 02" calcext:value-type="string">
            <text:p><text:s/>* 23 00 07 03 01 62 08 62 15 62 23 06 12 08 0E 04 09 02 06 02 00 02 1A 02</text:p>
          </table:table-cell>
          <table:table-cell table:number-columns-repeated="4"/>
          <table:table-cell table:formula="of:=IF([.L10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3h</text:p>
          </table:table-cell>
          <table:table-cell office:value-type="string" calcext:value-type="string">
            <text:p>shoe house (N part)</text:p>
          </table:table-cell>
          <table:table-cell office:value-type="string" calcext:value-type="string">
            <text:p>toyland 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8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2] &amp; &quot; * &quot; &amp; [.P102] &amp; &quot; &quot; &amp; &quot;00 07 03 01 &quot; &amp; LEFT([.A102]; LEN([.A102])-1) &amp; &quot; 08 &quot; &amp; LEFT([.A102]; LEN([.A102])-1) &amp; &quot; 15 &quot; &amp; LEFT([.A102]; LEN([.A102])-1) &amp; &quot; 23 06 &quot; &amp; [.$P$1] &amp; &quot; 0&quot; &amp; MIN([.J102]; 8) &amp; &quot; &quot; &amp; [.$R$1] &amp; &quot; 0&quot; &amp; [.K102] &amp; &quot; &quot; &amp; [.$T$1] &amp; &quot; 0&quot; &amp; ABS([.L102]) &amp; &quot; &quot; &amp; [.$V$1] &amp; &quot; 0&quot; &amp; ABS([.L102]) &amp; &quot; &quot; &amp; [.$X$1] &amp; &quot; 0&quot; &amp; ABS([.L102]) &amp; &quot; &quot; &amp; [.$Z$1] &amp; &quot; 0&quot; &amp; ABS([.L102])" office:value-type="string" office:string-value=" * 23 00 07 03 01 63 08 63 15 63 23 06 12 04 0E 01 09 02 06 02 00 02 1A 02" calcext:value-type="string">
            <text:p><text:s/>* 23 00 07 03 01 63 08 63 15 63 23 06 12 04 0E 01 09 02 06 02 00 02 1A 02</text:p>
          </table:table-cell>
          <table:table-cell table:number-columns-repeated="4"/>
          <table:table-cell table:formula="of:=IF([.L10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4h</text:p>
          </table:table-cell>
          <table:table-cell office:value-type="string" calcext:value-type="string">
            <text:p>shoe house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3] &amp; &quot; * &quot; &amp; [.P103] &amp; &quot; &quot; &amp; &quot;00 07 03 01 &quot; &amp; LEFT([.A103]; LEN([.A103])-1) &amp; &quot; 08 &quot; &amp; LEFT([.A103]; LEN([.A103])-1) &amp; &quot; 15 &quot; &amp; LEFT([.A103]; LEN([.A103])-1) &amp; &quot; 23 06 &quot; &amp; [.$P$1] &amp; &quot; 0&quot; &amp; MIN([.J103]; 8) &amp; &quot; &quot; &amp; [.$R$1] &amp; &quot; 0&quot; &amp; [.K103] &amp; &quot; &quot; &amp; [.$T$1] &amp; &quot; 0&quot; &amp; ABS([.L103]) &amp; &quot; &quot; &amp; [.$V$1] &amp; &quot; 0&quot; &amp; ABS([.L103]) &amp; &quot; &quot; &amp; [.$X$1] &amp; &quot; 0&quot; &amp; ABS([.L103]) &amp; &quot; &quot; &amp; [.$Z$1] &amp; &quot; 0&quot; &amp; ABS([.L103])" office:value-type="string" office:string-value=" * 23 00 07 03 01 64 08 64 15 64 23 06 12 04 0E 01 09 02 06 02 00 02 1A 02" calcext:value-type="string">
            <text:p><text:s/>* 23 00 07 03 01 64 08 64 15 64 23 06 12 04 0E 01 09 02 06 02 00 02 1A 02</text:p>
          </table:table-cell>
          <table:table-cell table:number-columns-repeated="4"/>
          <table:table-cell table:formula="of:=IF([.L10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5h</text:p>
          </table:table-cell>
          <table:table-cell office:value-type="string" calcext:value-type="string">
            <text:p>tall office block 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4] &amp; &quot; * &quot; &amp; [.P104] &amp; &quot; &quot; &amp; &quot;00 07 03 01 &quot; &amp; LEFT([.A104]; LEN([.A104])-1) &amp; &quot; 08 &quot; &amp; LEFT([.A104]; LEN([.A104])-1) &amp; &quot; 15 &quot; &amp; LEFT([.A104]; LEN([.A104])-1) &amp; &quot; 23 06 &quot; &amp; [.$P$1] &amp; &quot; 0&quot; &amp; MIN([.J104]; 8) &amp; &quot; &quot; &amp; [.$R$1] &amp; &quot; 0&quot; &amp; [.K104] &amp; &quot; &quot; &amp; [.$T$1] &amp; &quot; 0&quot; &amp; ABS([.L104]) &amp; &quot; &quot; &amp; [.$V$1] &amp; &quot; 0&quot; &amp; ABS([.L104]) &amp; &quot; &quot; &amp; [.$X$1] &amp; &quot; 0&quot; &amp; ABS([.L104]) &amp; &quot; &quot; &amp; [.$Z$1] &amp; &quot; 0&quot; &amp; ABS([.L104])" office:value-type="string" office:string-value=" * 23 00 07 03 01 65 08 65 15 65 23 06 12 08 0E 04 09 02 06 02 00 02 1A 02" calcext:value-type="string">
            <text:p><text:s/>* 23 00 07 03 01 65 08 65 15 65 23 06 12 08 0E 04 09 02 06 02 00 02 1A 02</text:p>
          </table:table-cell>
          <table:table-cell table:number-columns-repeated="4"/>
          <table:table-cell table:formula="of:=IF([.L10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6h</text:p>
          </table:table-cell>
          <table:table-cell office:value-type="string" calcext:value-type="string">
            <text:p>igloo</text:p>
          </table:table-cell>
          <table:table-cell office:value-type="string" calcext:value-type="string">
            <text:p>toy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5] &amp; &quot; * &quot; &amp; [.P105] &amp; &quot; &quot; &amp; &quot;00 07 03 01 &quot; &amp; LEFT([.A105]; LEN([.A105])-1) &amp; &quot; 08 &quot; &amp; LEFT([.A105]; LEN([.A105])-1) &amp; &quot; 15 &quot; &amp; LEFT([.A105]; LEN([.A105])-1) &amp; &quot; 23 06 &quot; &amp; [.$P$1] &amp; &quot; 0&quot; &amp; MIN([.J105]; 8) &amp; &quot; &quot; &amp; [.$R$1] &amp; &quot; 0&quot; &amp; [.K105] &amp; &quot; &quot; &amp; [.$T$1] &amp; &quot; 0&quot; &amp; ABS([.L105]) &amp; &quot; &quot; &amp; [.$V$1] &amp; &quot; 0&quot; &amp; ABS([.L105]) &amp; &quot; &quot; &amp; [.$X$1] &amp; &quot; 0&quot; &amp; ABS([.L105]) &amp; &quot; &quot; &amp; [.$Z$1] &amp; &quot; 0&quot; &amp; ABS([.L105])" office:value-type="string" office:string-value=" * 23 00 07 03 01 66 08 66 15 66 23 06 12 03 0E 01 09 01 06 01 00 01 1A 01" calcext:value-type="string">
            <text:p><text:s/>* 23 00 07 03 01 66 08 66 15 66 23 06 12 03 0E 01 09 01 06 01 00 01 1A 01</text:p>
          </table:table-cell>
          <table:table-cell table:number-columns-repeated="4"/>
          <table:table-cell table:formula="of:=IF([.L10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7h</text:p>
          </table:table-cell>
          <table:table-cell office:value-type="string" calcext:value-type="string">
            <text:p>tepees</text:p>
          </table:table-cell>
          <table:table-cell office:value-type="string" calcext:value-type="string">
            <text:p>toy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6] &amp; &quot; * &quot; &amp; [.P106] &amp; &quot; &quot; &amp; &quot;00 07 03 01 &quot; &amp; LEFT([.A106]; LEN([.A106])-1) &amp; &quot; 08 &quot; &amp; LEFT([.A106]; LEN([.A106])-1) &amp; &quot; 15 &quot; &amp; LEFT([.A106]; LEN([.A106])-1) &amp; &quot; 23 06 &quot; &amp; [.$P$1] &amp; &quot; 0&quot; &amp; MIN([.J106]; 8) &amp; &quot; &quot; &amp; [.$R$1] &amp; &quot; 0&quot; &amp; [.K106] &amp; &quot; &quot; &amp; [.$T$1] &amp; &quot; 0&quot; &amp; ABS([.L106]) &amp; &quot; &quot; &amp; [.$V$1] &amp; &quot; 0&quot; &amp; ABS([.L106]) &amp; &quot; &quot; &amp; [.$X$1] &amp; &quot; 0&quot; &amp; ABS([.L106]) &amp; &quot; &quot; &amp; [.$Z$1] &amp; &quot; 0&quot; &amp; ABS([.L106])" office:value-type="string" office:string-value=" * 23 00 07 03 01 67 08 67 15 67 23 06 12 03 0E 01 09 01 06 01 00 01 1A 01" calcext:value-type="string">
            <text:p><text:s/>* 23 00 07 03 01 67 08 67 15 67 23 06 12 03 0E 01 09 01 06 01 00 01 1A 01</text:p>
          </table:table-cell>
          <table:table-cell table:number-columns-repeated="4"/>
          <table:table-cell table:formula="of:=IF([.L10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8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7] &amp; &quot; * &quot; &amp; [.P107] &amp; &quot; &quot; &amp; &quot;00 07 03 01 &quot; &amp; LEFT([.A107]; LEN([.A107])-1) &amp; &quot; 08 &quot; &amp; LEFT([.A107]; LEN([.A107])-1) &amp; &quot; 15 &quot; &amp; LEFT([.A107]; LEN([.A107])-1) &amp; &quot; 23 06 &quot; &amp; [.$P$1] &amp; &quot; 0&quot; &amp; MIN([.J107]; 8) &amp; &quot; &quot; &amp; [.$R$1] &amp; &quot; 0&quot; &amp; [.K107] &amp; &quot; &quot; &amp; [.$T$1] &amp; &quot; 0&quot; &amp; ABS([.L107]) &amp; &quot; &quot; &amp; [.$V$1] &amp; &quot; 0&quot; &amp; ABS([.L107]) &amp; &quot; &quot; &amp; [.$X$1] &amp; &quot; 0&quot; &amp; ABS([.L107]) &amp; &quot; &quot; &amp; [.$Z$1] &amp; &quot; 0&quot; &amp; ABS([.L107])" office:value-type="string" office:string-value=" * 23 00 07 03 01 68 08 68 15 68 23 06 12 08 0E 04 09 04 06 04 00 04 1A 04" calcext:value-type="string">
            <text:p><text:s/>* 23 00 07 03 01 68 08 68 15 68 23 06 12 08 0E 04 09 04 06 04 00 04 1A 04</text:p>
          </table:table-cell>
          <table:table-cell table:number-columns-repeated="4"/>
          <table:table-cell table:formula="of:=IF([.L107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9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8] &amp; &quot; * &quot; &amp; [.P108] &amp; &quot; &quot; &amp; &quot;00 07 03 01 &quot; &amp; LEFT([.A108]; LEN([.A108])-1) &amp; &quot; 08 &quot; &amp; LEFT([.A108]; LEN([.A108])-1) &amp; &quot; 15 &quot; &amp; LEFT([.A108]; LEN([.A108])-1) &amp; &quot; 23 06 &quot; &amp; [.$P$1] &amp; &quot; 0&quot; &amp; MIN([.J108]; 8) &amp; &quot; &quot; &amp; [.$R$1] &amp; &quot; 0&quot; &amp; [.K108] &amp; &quot; &quot; &amp; [.$T$1] &amp; &quot; 0&quot; &amp; ABS([.L108]) &amp; &quot; &quot; &amp; [.$V$1] &amp; &quot; 0&quot; &amp; ABS([.L108]) &amp; &quot; &quot; &amp; [.$X$1] &amp; &quot; 0&quot; &amp; ABS([.L108]) &amp; &quot; &quot; &amp; [.$Z$1] &amp; &quot; 0&quot; &amp; ABS([.L108])" office:value-type="string" office:string-value=" * 23 00 07 03 01 69 08 69 15 69 23 06 12 08 0E 04 09 04 06 04 00 04 1A 04" calcext:value-type="string">
            <text:p><text:s/>* 23 00 07 03 01 69 08 69 15 69 23 06 12 08 0E 04 09 04 06 04 00 04 1A 04</text:p>
          </table:table-cell>
          <table:table-cell table:number-columns-repeated="4"/>
          <table:table-cell table:formula="of:=IF([.L108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A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9] &amp; &quot; * &quot; &amp; [.P109] &amp; &quot; &quot; &amp; &quot;00 07 03 01 &quot; &amp; LEFT([.A109]; LEN([.A109])-1) &amp; &quot; 08 &quot; &amp; LEFT([.A109]; LEN([.A109])-1) &amp; &quot; 15 &quot; &amp; LEFT([.A109]; LEN([.A109])-1) &amp; &quot; 23 06 &quot; &amp; [.$P$1] &amp; &quot; 0&quot; &amp; MIN([.J109]; 8) &amp; &quot; &quot; &amp; [.$R$1] &amp; &quot; 0&quot; &amp; [.K109] &amp; &quot; &quot; &amp; [.$T$1] &amp; &quot; 0&quot; &amp; ABS([.L109]) &amp; &quot; &quot; &amp; [.$V$1] &amp; &quot; 0&quot; &amp; ABS([.L109]) &amp; &quot; &quot; &amp; [.$X$1] &amp; &quot; 0&quot; &amp; ABS([.L109]) &amp; &quot; &quot; &amp; [.$Z$1] &amp; &quot; 0&quot; &amp; ABS([.L109])" office:value-type="string" office:string-value=" * 23 00 07 03 01 6A 08 6A 15 6A 23 06 12 08 0E 04 09 02 06 02 00 02 1A 02" calcext:value-type="string">
            <text:p><text:s/>* 23 00 07 03 01 6A 08 6A 15 6A 23 06 12 08 0E 04 09 02 06 02 00 02 1A 02</text:p>
          </table:table-cell>
          <table:table-cell table:number-columns-repeated="4"/>
          <table:table-cell table:formula="of:=IF([.L10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Bh</text:p>
          </table:table-cell>
          <table:table-cell office:value-type="string" calcext:value-type="string">
            <text:p>statue 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10] &amp; &quot; * &quot; &amp; [.P110] &amp; &quot; &quot; &amp; &quot;00 07 03 01 &quot; &amp; LEFT([.A110]; LEN([.A110])-1) &amp; &quot; 08 &quot; &amp; LEFT([.A110]; LEN([.A110])-1) &amp; &quot; 15 &quot; &amp; LEFT([.A110]; LEN([.A110])-1) &amp; &quot; 23 06 &quot; &amp; [.$P$1] &amp; &quot; 0&quot; &amp; MIN([.J110]; 8) &amp; &quot; &quot; &amp; [.$R$1] &amp; &quot; 0&quot; &amp; [.K110] &amp; &quot; &quot; &amp; [.$T$1] &amp; &quot; 0&quot; &amp; ABS([.L110]) &amp; &quot; &quot; &amp; [.$V$1] &amp; &quot; 0&quot; &amp; ABS([.L110]) &amp; &quot; &quot; &amp; [.$X$1] &amp; &quot; 0&quot; &amp; ABS([.L110]) &amp; &quot; &quot; &amp; [.$Z$1] &amp; &quot; 0&quot; &amp; ABS([.L110])" office:value-type="string" office:string-value=" * 23 00 07 03 01 6B 08 6B 15 6B 23 06 12 04 0E 01 09 02 06 02 00 02 1A 02" calcext:value-type="string">
            <text:p><text:s/>* 23 00 07 03 01 6B 08 6B 15 6B 23 06 12 04 0E 01 09 02 06 02 00 02 1A 02</text:p>
          </table:table-cell>
          <table:table-cell table:number-columns-repeated="4"/>
          <table:table-cell table:formula="of:=IF([.L11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Ch</text:p>
          </table:table-cell>
          <table:table-cell office:value-type="string" calcext:value-type="string">
            <text:p>teapot-house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11] &amp; &quot; * &quot; &amp; [.P111] &amp; &quot; &quot; &amp; &quot;00 07 03 01 &quot; &amp; LEFT([.A111]; LEN([.A111])-1) &amp; &quot; 08 &quot; &amp; LEFT([.A111]; LEN([.A111])-1) &amp; &quot; 15 &quot; &amp; LEFT([.A111]; LEN([.A111])-1) &amp; &quot; 23 06 &quot; &amp; [.$P$1] &amp; &quot; 0&quot; &amp; MIN([.J111]; 8) &amp; &quot; &quot; &amp; [.$R$1] &amp; &quot; 0&quot; &amp; [.K111] &amp; &quot; &quot; &amp; [.$T$1] &amp; &quot; 0&quot; &amp; ABS([.L111]) &amp; &quot; &quot; &amp; [.$V$1] &amp; &quot; 0&quot; &amp; ABS([.L111]) &amp; &quot; &quot; &amp; [.$X$1] &amp; &quot; 0&quot; &amp; ABS([.L111]) &amp; &quot; &quot; &amp; [.$Z$1] &amp; &quot; 0&quot; &amp; ABS([.L111])" office:value-type="string" office:string-value=" * 23 00 07 03 01 6C 08 6C 15 6C 23 06 12 03 0E 01 09 02 06 02 00 02 1A 02" calcext:value-type="string">
            <text:p><text:s/>* 23 00 07 03 01 6C 08 6C 15 6C 23 06 12 03 0E 01 09 02 06 02 00 02 1A 02</text:p>
          </table:table-cell>
          <table:table-cell table:number-columns-repeated="4"/>
          <table:table-cell table:formula="of:=IF([.L11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Dh</text:p>
          </table:table-cell>
          <table:table-cell office:value-type="string" calcext:value-type="string">
            <text:p>piggy-bank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12] &amp; &quot; * &quot; &amp; [.P112] &amp; &quot; &quot; &amp; &quot;00 07 03 01 &quot; &amp; LEFT([.A112]; LEN([.A112])-1) &amp; &quot; 08 &quot; &amp; LEFT([.A112]; LEN([.A112])-1) &amp; &quot; 15 &quot; &amp; LEFT([.A112]; LEN([.A112])-1) &amp; &quot; 23 06 &quot; &amp; [.$P$1] &amp; &quot; 0&quot; &amp; MIN([.J112]; 8) &amp; &quot; &quot; &amp; [.$R$1] &amp; &quot; 0&quot; &amp; [.K112] &amp; &quot; &quot; &amp; [.$T$1] &amp; &quot; 0&quot; &amp; ABS([.L112]) &amp; &quot; &quot; &amp; [.$V$1] &amp; &quot; 0&quot; &amp; ABS([.L112]) &amp; &quot; &quot; &amp; [.$X$1] &amp; &quot; 0&quot; &amp; ABS([.L112]) &amp; &quot; &quot; &amp; [.$Z$1] &amp; &quot; 0&quot; &amp; ABS([.L112])" office:value-type="string" office:string-value=" * 23 00 07 03 01 6D 08 6D 15 6D 23 06 12 03 0E 02 09 04 06 04 00 04 1A 04" calcext:value-type="string">
            <text:p><text:s/>* 23 00 07 03 01 6D 08 6D 15 6D 23 06 12 03 0E 02 09 04 06 04 00 04 1A 04</text:p>
          </table:table-cell>
          <table:table-cell table:number-columns-repeated="4"/>
          <table:table-cell table:formula="of:=IF([.L112]&lt;0; [.$V$1]; [.$T$1])" office:value-type="string" office:string-value="06" calcext:value-type="string">
            <text:p>06</text:p>
          </table:table-cell>
          <table:table-cell table:number-columns-repeated="4"/>
        </table:table-row>
        <calcext:conditional-formats>
          <calcext:conditional-format calcext:target-range-address="Sheet1.A3:Sheet1.A112">
            <calcext:condition calcext:apply-style-name="Heading" calcext:value="formula-is(LEN([.A3])&gt;3)" calcext:base-cell-address="Sheet1.A3"/>
          </calcext:conditional-format>
        </calcext:conditional-formats>
      </table:table>
      <table:named-expressions/>
      <table:database-ranges>
        <table:database-range table:name="__Anonymous_Sheet_DB__0" table:target-range-address="Sheet1.A1:Sheet1.Z112" table:display-filter-buttons="true" table:orientation="column">
          <table:filter>
            <table:filter-and>
              <table:filter-condition table:field-number="0" table:value="00h" table:operator="=">
                <table:filter-set-item table:value="00h"/>
                <table:filter-set-item table:value="01h"/>
                <table:filter-set-item table:value="02h"/>
                <table:filter-set-item table:value="03h"/>
                <table:filter-set-item table:value="04h"/>
                <table:filter-set-item table:value="05h"/>
                <table:filter-set-item table:value="06h"/>
                <table:filter-set-item table:value="07h"/>
                <table:filter-set-item table:value="08h"/>
                <table:filter-set-item table:value="09h"/>
                <table:filter-set-item table:value="0Ah"/>
                <table:filter-set-item table:value="0Bh"/>
                <table:filter-set-item table:value="0Ch"/>
                <table:filter-set-item table:value="0Dh"/>
                <table:filter-set-item table:value="0Eh"/>
                <table:filter-set-item table:value="0Fh"/>
                <table:filter-set-item table:value="10h"/>
                <table:filter-set-item table:value="12h"/>
                <table:filter-set-item table:value="13h"/>
                <table:filter-set-item table:value="14h"/>
                <table:filter-set-item table:value="15h"/>
                <table:filter-set-item table:value="16h"/>
                <table:filter-set-item table:value="17h"/>
                <table:filter-set-item table:value="18h"/>
                <table:filter-set-item table:value="19h"/>
                <table:filter-set-item table:value="1Ah"/>
                <table:filter-set-item table:value="1Bh"/>
                <table:filter-set-item table:value="1Ch"/>
                <table:filter-set-item table:value="1Dh"/>
                <table:filter-set-item table:value="1Eh"/>
                <table:filter-set-item table:value="1Fh"/>
                <table:filter-set-item table:value="20h"/>
                <table:filter-set-item table:value="21h"/>
                <table:filter-set-item table:value="22h"/>
                <table:filter-set-item table:value="23h"/>
                <table:filter-set-item table:value="24h"/>
                <table:filter-set-item table:value="25h"/>
                <table:filter-set-item table:value="26h"/>
                <table:filter-set-item table:value="27h"/>
                <table:filter-set-item table:value="28h"/>
                <table:filter-set-item table:value="29h"/>
                <table:filter-set-item table:value="2Ah"/>
                <table:filter-set-item table:value="2Bh"/>
                <table:filter-set-item table:value="2Ch"/>
                <table:filter-set-item table:value="2Dh"/>
                <table:filter-set-item table:value="2Eh"/>
                <table:filter-set-item table:value="2Fh"/>
                <table:filter-set-item table:value="30h"/>
                <table:filter-set-item table:value="31h"/>
                <table:filter-set-item table:value="38h"/>
                <table:filter-set-item table:value="39h"/>
                <table:filter-set-item table:value="3Ah"/>
                <table:filter-set-item table:value="3Bh"/>
                <table:filter-set-item table:value="3Ch"/>
                <table:filter-set-item table:value="3Dh"/>
                <table:filter-set-item table:value="3Eh"/>
                <table:filter-set-item table:value="3Fh"/>
                <table:filter-set-item table:value="40h"/>
                <table:filter-set-item table:value="41h"/>
                <table:filter-set-item table:value="42h"/>
                <table:filter-set-item table:value="43h"/>
                <table:filter-set-item table:value="44h"/>
                <table:filter-set-item table:value="45h"/>
                <table:filter-set-item table:value="46h"/>
                <table:filter-set-item table:value="47h"/>
                <table:filter-set-item table:value="48h"/>
                <table:filter-set-item table:value="49h"/>
                <table:filter-set-item table:value="4Ah"/>
                <table:filter-set-item table:value="4Bh"/>
                <table:filter-set-item table:value="4Ch"/>
                <table:filter-set-item table:value="4Dh"/>
                <table:filter-set-item table:value="4Eh"/>
                <table:filter-set-item table:value="4Fh"/>
                <table:filter-set-item table:value="50h"/>
                <table:filter-set-item table:value="51h"/>
                <table:filter-set-item table:value="52h"/>
                <table:filter-set-item table:value="53h"/>
                <table:filter-set-item table:value="54h"/>
                <table:filter-set-item table:value="55h"/>
                <table:filter-set-item table:value="56h"/>
                <table:filter-set-item table:value="57h"/>
                <table:filter-set-item table:value="58h"/>
                <table:filter-set-item table:value="59h"/>
                <table:filter-set-item table:value="5Ah"/>
              </table:filter-condition>
              <table:filter-condition table:field-number="11" table:value="-1" table:operator="=">
                <table:filter-set-item table:value="-1"/>
                <table:filter-set-item table:value="-2"/>
                <table:filter-set-item table:value="-3"/>
                <table:filter-set-item table:value="1"/>
                <table:filter-set-item table:value="2"/>
                <table:filter-set-item table:value="3"/>
                <table:filter-set-item table:value="4"/>
                <table:filter-set-item table:value="6"/>
                <table:filter-set-item table:value="8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6:42:57.948309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09:09:02.808902197</meta:creation-date>
    <dc:date>2020-06-13T16:43:59.419513538</dc:date>
    <meta:editing-duration>P6DT5H24M33S</meta:editing-duration>
    <meta:editing-cycles>57</meta:editing-cycles>
    <meta:generator>LibreOffice/6.0.7.3$Linux_X86_64 LibreOffice_project/00m0$Build-3</meta:generator>
    <meta:document-statistic meta:table-count="1" meta:cell-count="1931" meta:object-count="0"/>
  </office:meta>
</office:document-meta>
</file>